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91.39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imestep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1"/>
          <table:table-cell table:style-name="ce1" office:value-type="float" office:value="0.003" calcext:value-type="float">
            <text:p>0.0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grator</text:p>
          </table:table-cell>
          <table:table-cell table:style-name="ce1" office:value-type="string" calcext:value-type="string">
            <text:p>Euler</text:p>
          </table:table-cell>
          <table:table-cell table:number-columns-repeated="11"/>
          <table:table-cell table:style-name="ce1" office:value-type="string" calcext:value-type="string">
            <text:p>Euler</text:p>
          </table:table-cell>
          <table:table-cell table:number-columns-repeated="11"/>
          <table:table-cell table:style-name="ce1" office:value-type="string" calcext:value-type="string">
            <text:p>Euler</text:p>
          </table:table-cell>
          <table:table-cell table:number-columns-repeated="5"/>
          <table:table-cell table:style-name="ce1" office:value-type="string" calcext:value-type="string">
            <text:p>Eu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e</text:p>
          </table:table-cell>
          <table:table-cell table:style-name="ce1" office:value-type="string" calcext:value-type="string">
            <text:p>elliptic</text:p>
          </table:table-cell>
          <table:table-cell table:number-columns-repeated="11"/>
          <table:table-cell table:style-name="ce1" office:value-type="string" calcext:value-type="string">
            <text:p>elliptic</text:p>
          </table:table-cell>
          <table:table-cell table:number-columns-repeated="11"/>
          <table:table-cell table:style-name="ce1" office:value-type="string" calcext:value-type="string">
            <text:p>elliptic</text:p>
          </table:table-cell>
          <table:table-cell table:number-columns-repeated="5"/>
          <table:table-cell table:style-name="ce1" office:value-type="string" calcext:value-type="string">
            <text:p>ellip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r</text:p>
          </table:table-cell>
          <table:table-cell table:style-name="ce1" office:value-type="string" calcext:value-type="string">
            <text:p>Newton</text:p>
          </table:table-cell>
          <table:table-cell table:number-columns-repeated="11"/>
          <table:table-cell table:style-name="ce1" office:value-type="string" calcext:value-type="string">
            <text:p>Newton</text:p>
          </table:table-cell>
          <table:table-cell table:number-columns-repeated="11"/>
          <table:table-cell table:style-name="ce1" office:value-type="string" calcext:value-type="string">
            <text:p>Newton</text:p>
          </table:table-cell>
          <table:table-cell table:number-columns-repeated="5"/>
          <table:table-cell table:style-name="ce1" office:value-type="string" calcext:value-type="string">
            <text:p>New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ati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1"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solimp</text:p>
          </table:table-cell>
          <table:table-cell table:style-name="ce1" office:value-type="string" calcext:value-type="string">
            <text:p>0.9 0.95 0.001 0.5 2</text:p>
          </table:table-cell>
          <table:table-cell table:number-columns-repeated="11"/>
          <table:table-cell table:style-name="ce1" office:value-type="string" calcext:value-type="string">
            <text:p>0.9 0.95 0.001 0.5 2</text:p>
          </table:table-cell>
          <table:table-cell table:number-columns-repeated="11"/>
          <table:table-cell table:style-name="ce1" office:value-type="string" calcext:value-type="string">
            <text:p>0.999 0.999 0.001 0.5 2</text:p>
          </table:table-cell>
          <table:table-cell table:number-columns-repeated="5"/>
          <table:table-cell table:style-name="ce1" office:value-type="string" calcext:value-type="string">
            <text:p>0.999 0.999 0.001 0.5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solref</text:p>
          </table:table-cell>
          <table:table-cell table:style-name="ce1" office:value-type="string" calcext:value-type="string">
            <text:p>0.5 2</text:p>
          </table:table-cell>
          <table:table-cell table:number-columns-repeated="11"/>
          <table:table-cell table:style-name="ce1" office:value-type="string" calcext:value-type="string">
            <text:p>0.5 2</text:p>
          </table:table-cell>
          <table:table-cell table:number-columns-repeated="11"/>
          <table:table-cell table:style-name="ce1" office:value-type="string" calcext:value-type="string">
            <text:p>0 2</text:p>
          </table:table-cell>
          <table:table-cell table:number-columns-repeated="5"/>
          <table:table-cell table:style-name="ce1" office:value-type="string" calcext:value-type="string">
            <text:p>0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lip_iteration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-time factor</text:p>
          </table:table-cell>
          <table:table-cell table:style-name="ce2" office:value-type="float" office:value="0.573603270713152" calcext:value-type="float">
            <text:p>0.57</text:p>
          </table:table-cell>
          <table:table-cell table:number-columns-repeated="2"/>
          <table:table-cell table:style-name="ce5" office:value-type="float" office:value="1.19663195524943" calcext:value-type="float">
            <text:p>1.20</text:p>
          </table:table-cell>
          <table:table-cell table:number-columns-repeated="2"/>
          <table:table-cell table:style-name="ce5" office:value-type="float" office:value="1.05145175030594" calcext:value-type="float">
            <text:p>1.05</text:p>
          </table:table-cell>
          <table:table-cell table:number-columns-repeated="2"/>
          <table:table-cell table:style-name="ce5" office:value-type="float" office:value="0.432522679471907" calcext:value-type="float">
            <text:p>0.43</text:p>
          </table:table-cell>
          <table:table-cell table:style-name="ce5" table:number-columns-repeated="2"/>
          <table:table-cell table:style-name="ce2" office:value-type="float" office:value="1.24175287886997" calcext:value-type="float">
            <text:p>1.24</text:p>
          </table:table-cell>
          <table:table-cell table:number-columns-repeated="2"/>
          <table:table-cell table:style-name="ce5" office:value-type="float" office:value="1.14225310896172" calcext:value-type="float">
            <text:p>1.14</text:p>
          </table:table-cell>
          <table:table-cell table:number-columns-repeated="2"/>
          <table:table-cell table:style-name="ce5" office:value-type="float" office:value="0.879686173102032" calcext:value-type="float">
            <text:p>0.88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float" office:value="1.04040812774335" calcext:value-type="float">
            <text:p>1.04</text:p>
          </table:table-cell>
          <table:table-cell table:number-columns-repeated="2"/>
          <table:table-cell table:style-name="ce5" office:value-type="float" office:value="1.26321510513947" calcext:value-type="float">
            <text:p>1.26</text:p>
          </table:table-cell>
          <table:table-cell table:number-columns-repeated="2"/>
          <table:table-cell table:style-name="ce5" office:value-type="float" office:value="0.524717037721625" calcext:value-type="float">
            <text:p>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1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erivative1</text:p>
          </table:table-cell>
          <table:table-cell office:value-type="string" calcext:value-type="string">
            <text:p>derivative2</text:p>
          </table:table-cell>
        </table:table-row>
        <table:table-row table:style-name="ro1">
          <table:table-cell/>
          <table:table-cell office:value-type="float" office:value="1.00119" calcext:value-type="float">
            <text:p>1.00119</text:p>
          </table:table-cell>
          <table:table-cell table:number-columns-repeated="2"/>
          <table:table-cell office:value-type="float" office:value="1.36312" calcext:value-type="float">
            <text:p>1.36312</text:p>
          </table:table-cell>
          <table:table-cell table:number-columns-repeated="2"/>
          <table:table-cell office:value-type="float" office:value="0.7978" calcext:value-type="float">
            <text:p>0.7978</text:p>
          </table:table-cell>
          <table:table-cell table:number-columns-repeated="2"/>
          <table:table-cell office:value-type="float" office:value="2.07933" calcext:value-type="float">
            <text:p>2.07933</text:p>
          </table:table-cell>
          <table:table-cell table:number-columns-repeated="2"/>
          <table:table-cell office:value-type="float" office:value="0.88501" calcext:value-type="float">
            <text:p>0.88501</text:p>
          </table:table-cell>
          <table:table-cell table:number-columns-repeated="2"/>
          <table:table-cell office:value-type="float" office:value="1.39676" calcext:value-type="float">
            <text:p>1.39676</text:p>
          </table:table-cell>
          <table:table-cell table:number-columns-repeated="2"/>
          <table:table-cell office:value-type="float" office:value="1.04426" calcext:value-type="float">
            <text:p>1.04426</text:p>
          </table:table-cell>
          <table:table-cell table:number-columns-repeated="2"/>
          <table:table-cell office:value-type="float" office:value="1.24575" calcext:value-type="float">
            <text:p>1.24575</text:p>
          </table:table-cell>
          <table:table-cell table:number-columns-repeated="2"/>
          <table:table-cell office:value-type="float" office:value="0.70291" calcext:value-type="float">
            <text:p>0.70291</text:p>
          </table:table-cell>
          <table:table-cell table:number-columns-repeated="2"/>
          <table:table-cell office:value-type="float" office:value="0.77948" calcext:value-type="float">
            <text:p>0.77948</text:p>
          </table:table-cell>
          <table:table-cell table:number-columns-repeated="2"/>
          <table:table-cell office:value-type="float" office:value="0.49399" calcext:value-type="float">
            <text:p>0.49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1171" calcext:value-type="float">
            <text:p>1.01171</text:p>
          </table:table-cell>
          <table:table-cell table:formula="of:=[.B12]-[.B11]" office:value-type="float" office:value="0.0105200000000001" calcext:value-type="float">
            <text:p>0.01052</text:p>
          </table:table-cell>
          <table:table-cell/>
          <table:table-cell office:value-type="float" office:value="1.38591" calcext:value-type="float">
            <text:p>1.38591</text:p>
          </table:table-cell>
          <table:table-cell table:formula="of:=[.E12]-[.E11]" office:value-type="float" office:value="0.0227899999999999" calcext:value-type="float">
            <text:p>0.02279</text:p>
          </table:table-cell>
          <table:table-cell/>
          <table:table-cell office:value-type="float" office:value="0.81407" calcext:value-type="float">
            <text:p>0.81407</text:p>
          </table:table-cell>
          <table:table-cell table:formula="of:=[.H12]-[.H11]" office:value-type="float" office:value="0.01627" calcext:value-type="float">
            <text:p>0.01627</text:p>
          </table:table-cell>
          <table:table-cell/>
          <table:table-cell office:value-type="float" office:value="2.1252" calcext:value-type="float">
            <text:p>2.1252</text:p>
          </table:table-cell>
          <table:table-cell table:formula="of:=[.K12]-[.K11]" office:value-type="float" office:value="0.0458699999999999" calcext:value-type="float">
            <text:p>0.04587</text:p>
          </table:table-cell>
          <table:table-cell/>
          <table:table-cell office:value-type="float" office:value="0.8967" calcext:value-type="float">
            <text:p>0.8967</text:p>
          </table:table-cell>
          <table:table-cell table:formula="of:=[.N12]-[.N11]" office:value-type="float" office:value="0.01169" calcext:value-type="float">
            <text:p>0.01169</text:p>
          </table:table-cell>
          <table:table-cell/>
          <table:table-cell office:value-type="float" office:value="1.41354" calcext:value-type="float">
            <text:p>1.41354</text:p>
          </table:table-cell>
          <table:table-cell table:formula="of:=[.Q12]-[.Q11]" office:value-type="float" office:value="0.01678" calcext:value-type="float">
            <text:p>0.01678</text:p>
          </table:table-cell>
          <table:table-cell/>
          <table:table-cell office:value-type="float" office:value="1.04734" calcext:value-type="float">
            <text:p>1.04734</text:p>
          </table:table-cell>
          <table:table-cell table:formula="of:=[.T12]-[.T11]" office:value-type="float" office:value="0.00307999999999997" calcext:value-type="float">
            <text:p>0.00308</text:p>
          </table:table-cell>
          <table:table-cell/>
          <table:table-cell office:value-type="float" office:value="1.27146" calcext:value-type="float">
            <text:p>1.27146</text:p>
          </table:table-cell>
          <table:table-cell table:formula="of:=[.W12]-[.W11]" office:value-type="float" office:value="0.0257099999999999" calcext:value-type="float">
            <text:p>0.02571</text:p>
          </table:table-cell>
          <table:table-cell/>
          <table:table-cell office:value-type="float" office:value="0.70809" calcext:value-type="float">
            <text:p>0.70809</text:p>
          </table:table-cell>
          <table:table-cell table:formula="of:=[.Z12]-[.Z11]" office:value-type="float" office:value="0.00518000000000007" calcext:value-type="float">
            <text:p>0.00518</text:p>
          </table:table-cell>
          <table:table-cell/>
          <table:table-cell office:value-type="float" office:value="0.78076" calcext:value-type="float">
            <text:p>0.78076</text:p>
          </table:table-cell>
          <table:table-cell table:formula="of:=[.AC12]-[.AC11]" office:value-type="float" office:value="0.00127999999999995" calcext:value-type="float">
            <text:p>0.00128</text:p>
          </table:table-cell>
          <table:table-cell/>
          <table:table-cell office:value-type="float" office:value="0.49409" calcext:value-type="float">
            <text:p>0.49409</text:p>
          </table:table-cell>
          <table:table-cell table:formula="of:=[.AF12]-[.AF11]" office:value-type="float" office:value="0.000099999999999989" calcext:value-type="float">
            <text:p>9.9999999999989E-05</text:p>
          </table:table-cell>
          <table:table-cell/>
        </table:table-row>
        <table:table-row table:style-name="ro1">
          <table:table-cell/>
          <table:table-cell office:value-type="float" office:value="1.0224" calcext:value-type="float">
            <text:p>1.0224</text:p>
          </table:table-cell>
          <table:table-cell table:formula="of:=[.B13]-[.B12]" office:value-type="float" office:value="0.0106899999999999" calcext:value-type="float">
            <text:p>0.01069</text:p>
          </table:table-cell>
          <table:table-cell table:formula="of:=[.C13]-[.C12]" office:value-type="float" office:value="0.000169999999999781" calcext:value-type="float">
            <text:p>0.00017</text:p>
          </table:table-cell>
          <table:table-cell office:value-type="float" office:value="1.40856" calcext:value-type="float">
            <text:p>1.40856</text:p>
          </table:table-cell>
          <table:table-cell table:formula="of:=[.E13]-[.E12]" office:value-type="float" office:value="0.0226500000000001" calcext:value-type="float">
            <text:p>0.02265</text:p>
          </table:table-cell>
          <table:table-cell table:formula="of:=[.F13]-[.F12]" office:value-type="float" office:value="-0.000139999999999807" calcext:value-type="float">
            <text:p>-0.00014</text:p>
          </table:table-cell>
          <table:table-cell office:value-type="float" office:value="0.83046" calcext:value-type="float">
            <text:p>0.83046</text:p>
          </table:table-cell>
          <table:table-cell table:formula="of:=[.H13]-[.H12]" office:value-type="float" office:value="0.01639" calcext:value-type="float">
            <text:p>0.01639</text:p>
          </table:table-cell>
          <table:table-cell table:formula="of:=[.I13]-[.I12]" office:value-type="float" office:value="0.000120000000000009" calcext:value-type="float">
            <text:p>0.00012</text:p>
          </table:table-cell>
          <table:table-cell office:value-type="float" office:value="2.1742" calcext:value-type="float">
            <text:p>2.1742</text:p>
          </table:table-cell>
          <table:table-cell table:formula="of:=[.K13]-[.K12]" office:value-type="float" office:value="0.0489999999999999" calcext:value-type="float">
            <text:p>0.049</text:p>
          </table:table-cell>
          <table:table-cell table:formula="of:=[.L13]-[.L12]" office:value-type="float" office:value="0.00313000000000008" calcext:value-type="float">
            <text:p>0.00313</text:p>
          </table:table-cell>
          <table:table-cell office:value-type="float" office:value="0.91037" calcext:value-type="float">
            <text:p>0.91037</text:p>
          </table:table-cell>
          <table:table-cell table:formula="of:=[.N13]-[.N12]" office:value-type="float" office:value="0.0136700000000001" calcext:value-type="float">
            <text:p>0.01367</text:p>
          </table:table-cell>
          <table:table-cell table:formula="of:=[.O13]-[.O12]" office:value-type="float" office:value="0.00198000000000009" calcext:value-type="float">
            <text:p>0.00198</text:p>
          </table:table-cell>
          <table:table-cell office:value-type="float" office:value="1.43562" calcext:value-type="float">
            <text:p>1.43562</text:p>
          </table:table-cell>
          <table:table-cell table:formula="of:=[.Q13]-[.Q12]" office:value-type="float" office:value="0.0220800000000001" calcext:value-type="float">
            <text:p>0.02208</text:p>
          </table:table-cell>
          <table:table-cell table:formula="of:=[.R13]-[.R12]" office:value-type="float" office:value="0.00530000000000008" calcext:value-type="float">
            <text:p>0.0053</text:p>
          </table:table-cell>
          <table:table-cell office:value-type="float" office:value="1.05802" calcext:value-type="float">
            <text:p>1.05802</text:p>
          </table:table-cell>
          <table:table-cell table:formula="of:=[.T13]-[.T12]" office:value-type="float" office:value="0.01068" calcext:value-type="float">
            <text:p>0.01068</text:p>
          </table:table-cell>
          <table:table-cell table:formula="of:=[.U13]-[.U12]" office:value-type="float" office:value="0.00760000000000005" calcext:value-type="float">
            <text:p>0.0076</text:p>
          </table:table-cell>
          <table:table-cell office:value-type="float" office:value="1.29309" calcext:value-type="float">
            <text:p>1.29309</text:p>
          </table:table-cell>
          <table:table-cell table:formula="of:=[.W13]-[.W12]" office:value-type="float" office:value="0.02163" calcext:value-type="float">
            <text:p>0.02163</text:p>
          </table:table-cell>
          <table:table-cell table:formula="of:=[.X13]-[.X12]" office:value-type="float" office:value="-0.00407999999999986" calcext:value-type="float">
            <text:p>-0.00408</text:p>
          </table:table-cell>
          <table:table-cell office:value-type="float" office:value="0.70912" calcext:value-type="float">
            <text:p>0.70912</text:p>
          </table:table-cell>
          <table:table-cell table:formula="of:=[.Z13]-[.Z12]" office:value-type="float" office:value="0.00102999999999998" calcext:value-type="float">
            <text:p>0.00103</text:p>
          </table:table-cell>
          <table:table-cell table:formula="of:=[.AA13]-[.AA12]" office:value-type="float" office:value="-0.0041500000000001" calcext:value-type="float">
            <text:p>-0.00415</text:p>
          </table:table-cell>
          <table:table-cell office:value-type="float" office:value="0.78435" calcext:value-type="float">
            <text:p>0.78435</text:p>
          </table:table-cell>
          <table:table-cell table:formula="of:=[.AC13]-[.AC12]" office:value-type="float" office:value="0.00359000000000009" calcext:value-type="float">
            <text:p>0.00359</text:p>
          </table:table-cell>
          <table:table-cell table:formula="of:=[.AD13]-[.AD12]" office:value-type="float" office:value="0.00231000000000015" calcext:value-type="float">
            <text:p>0.00231</text:p>
          </table:table-cell>
          <table:table-cell office:value-type="float" office:value="0.49499" calcext:value-type="float">
            <text:p>0.49499</text:p>
          </table:table-cell>
          <table:table-cell table:formula="of:=[.AF13]-[.AF12]" office:value-type="float" office:value="0.000900000000000012" calcext:value-type="float">
            <text:p>0.0009</text:p>
          </table:table-cell>
          <table:table-cell table:formula="of:=[.AG13]-[.AG12]" office:value-type="float" office:value="0.000800000000000023" calcext:value-type="float">
            <text:p>0.0008</text:p>
          </table:table-cell>
        </table:table-row>
        <table:table-row table:style-name="ro1">
          <table:table-cell/>
          <table:table-cell office:value-type="float" office:value="1.03295" calcext:value-type="float">
            <text:p>1.03295</text:p>
          </table:table-cell>
          <table:table-cell table:formula="of:=[.B14]-[.B13]" office:value-type="float" office:value="0.0105500000000001" calcext:value-type="float">
            <text:p>0.01055</text:p>
          </table:table-cell>
          <table:table-cell table:formula="of:=[.C14]-[.C13]" office:value-type="float" office:value="-0.000139999999999807" calcext:value-type="float">
            <text:p>-0.00014</text:p>
          </table:table-cell>
          <table:table-cell office:value-type="float" office:value="1.4315" calcext:value-type="float">
            <text:p>1.4315</text:p>
          </table:table-cell>
          <table:table-cell table:formula="of:=[.E14]-[.E13]" office:value-type="float" office:value="0.02294" calcext:value-type="float">
            <text:p>0.02294</text:p>
          </table:table-cell>
          <table:table-cell table:formula="of:=[.F14]-[.F13]" office:value-type="float" office:value="0.000289999999999901" calcext:value-type="float">
            <text:p>0.00029</text:p>
          </table:table-cell>
          <table:table-cell office:value-type="float" office:value="0.84692" calcext:value-type="float">
            <text:p>0.84692</text:p>
          </table:table-cell>
          <table:table-cell table:formula="of:=[.H14]-[.H13]" office:value-type="float" office:value="0.01646" calcext:value-type="float">
            <text:p>0.01646</text:p>
          </table:table-cell>
          <table:table-cell table:formula="of:=[.I14]-[.I13]" office:value-type="float" office:value="0.0000700000000000145" calcext:value-type="float">
            <text:p>7.00000000000145E-05</text:p>
          </table:table-cell>
          <table:table-cell office:value-type="float" office:value="2.22037" calcext:value-type="float">
            <text:p>2.22037</text:p>
          </table:table-cell>
          <table:table-cell table:formula="of:=[.K14]-[.K13]" office:value-type="float" office:value="0.04617" calcext:value-type="float">
            <text:p>0.04617</text:p>
          </table:table-cell>
          <table:table-cell table:formula="of:=[.L14]-[.L13]" office:value-type="float" office:value="-0.00282999999999989" calcext:value-type="float">
            <text:p>-0.00283</text:p>
          </table:table-cell>
          <table:table-cell office:value-type="float" office:value="0.91412" calcext:value-type="float">
            <text:p>0.91412</text:p>
          </table:table-cell>
          <table:table-cell table:formula="of:=[.N14]-[.N13]" office:value-type="float" office:value="0.00374999999999992" calcext:value-type="float">
            <text:p>0.00375</text:p>
          </table:table-cell>
          <table:table-cell table:formula="of:=[.O14]-[.O13]" office:value-type="float" office:value="-0.00992000000000015" calcext:value-type="float">
            <text:p>-0.00992</text:p>
          </table:table-cell>
          <table:table-cell office:value-type="float" office:value="1.45968" calcext:value-type="float">
            <text:p>1.45968</text:p>
          </table:table-cell>
          <table:table-cell table:formula="of:=[.Q14]-[.Q13]" office:value-type="float" office:value="0.02406" calcext:value-type="float">
            <text:p>0.02406</text:p>
          </table:table-cell>
          <table:table-cell table:formula="of:=[.R14]-[.R13]" office:value-type="float" office:value="0.00197999999999987" calcext:value-type="float">
            <text:p>0.00198</text:p>
          </table:table-cell>
          <table:table-cell office:value-type="float" office:value="1.06657" calcext:value-type="float">
            <text:p>1.06657</text:p>
          </table:table-cell>
          <table:table-cell table:formula="of:=[.T14]-[.T13]" office:value-type="float" office:value="0.00855000000000006" calcext:value-type="float">
            <text:p>0.00855</text:p>
          </table:table-cell>
          <table:table-cell table:formula="of:=[.U14]-[.U13]" office:value-type="float" office:value="-0.00212999999999997" calcext:value-type="float">
            <text:p>-0.00213</text:p>
          </table:table-cell>
          <table:table-cell office:value-type="float" office:value="1.3183" calcext:value-type="float">
            <text:p>1.3183</text:p>
          </table:table-cell>
          <table:table-cell table:formula="of:=[.W14]-[.W13]" office:value-type="float" office:value="0.02521" calcext:value-type="float">
            <text:p>0.02521</text:p>
          </table:table-cell>
          <table:table-cell table:formula="of:=[.X14]-[.X13]" office:value-type="float" office:value="0.00357999999999992" calcext:value-type="float">
            <text:p>0.00358</text:p>
          </table:table-cell>
          <table:table-cell office:value-type="float" office:value="0.7134" calcext:value-type="float">
            <text:p>0.7134</text:p>
          </table:table-cell>
          <table:table-cell table:formula="of:=[.Z14]-[.Z13]" office:value-type="float" office:value="0.00427999999999995" calcext:value-type="float">
            <text:p>0.00428</text:p>
          </table:table-cell>
          <table:table-cell table:formula="of:=[.AA14]-[.AA13]" office:value-type="float" office:value="0.00324999999999998" calcext:value-type="float">
            <text:p>0.00325</text:p>
          </table:table-cell>
          <table:table-cell office:value-type="float" office:value="0.78166" calcext:value-type="float">
            <text:p>0.78166</text:p>
          </table:table-cell>
          <table:table-cell table:formula="of:=[.AC14]-[.AC13]" office:value-type="float" office:value="-0.00269000000000008" calcext:value-type="float">
            <text:p>-0.00269</text:p>
          </table:table-cell>
          <table:table-cell table:formula="of:=[.AD14]-[.AD13]" office:value-type="float" office:value="-0.00628000000000017" calcext:value-type="float">
            <text:p>-0.00628</text:p>
          </table:table-cell>
          <table:table-cell office:value-type="float" office:value="0.49537" calcext:value-type="float">
            <text:p>0.49537</text:p>
          </table:table-cell>
          <table:table-cell table:formula="of:=[.AF14]-[.AF13]" office:value-type="float" office:value="0.000379999999999991" calcext:value-type="float">
            <text:p>0.00038</text:p>
          </table:table-cell>
          <table:table-cell table:formula="of:=[.AG14]-[.AG13]" office:value-type="float" office:value="-0.00052000000000002" calcext:value-type="float">
            <text:p>-0.00052</text:p>
          </table:table-cell>
        </table:table-row>
        <table:table-row table:style-name="ro1">
          <table:table-cell/>
          <table:table-cell office:value-type="float" office:value="1.04424" calcext:value-type="float">
            <text:p>1.04424</text:p>
          </table:table-cell>
          <table:table-cell table:formula="of:=[.B15]-[.B14]" office:value-type="float" office:value="0.01129" calcext:value-type="float">
            <text:p>0.01129</text:p>
          </table:table-cell>
          <table:table-cell table:formula="of:=[.C15]-[.C14]" office:value-type="float" office:value="0.000739999999999963" calcext:value-type="float">
            <text:p>0.00074</text:p>
          </table:table-cell>
          <table:table-cell office:value-type="float" office:value="1.45453" calcext:value-type="float">
            <text:p>1.45453</text:p>
          </table:table-cell>
          <table:table-cell table:formula="of:=[.E15]-[.E14]" office:value-type="float" office:value="0.0230300000000001" calcext:value-type="float">
            <text:p>0.02303</text:p>
          </table:table-cell>
          <table:table-cell table:formula="of:=[.F15]-[.F14]" office:value-type="float" office:value="0.0000900000000001455" calcext:value-type="float">
            <text:p>9.00000000001455E-05</text:p>
          </table:table-cell>
          <table:table-cell office:value-type="float" office:value="0.86362" calcext:value-type="float">
            <text:p>0.86362</text:p>
          </table:table-cell>
          <table:table-cell table:formula="of:=[.H15]-[.H14]" office:value-type="float" office:value="0.0166999999999999" calcext:value-type="float">
            <text:p>0.0167</text:p>
          </table:table-cell>
          <table:table-cell table:formula="of:=[.I15]-[.I14]" office:value-type="float" office:value="0.000239999999999907" calcext:value-type="float">
            <text:p>0.00024</text:p>
          </table:table-cell>
          <table:table-cell office:value-type="float" office:value="2.26799" calcext:value-type="float">
            <text:p>2.26799</text:p>
          </table:table-cell>
          <table:table-cell table:formula="of:=[.K15]-[.K14]" office:value-type="float" office:value="0.0476200000000002" calcext:value-type="float">
            <text:p>0.04762</text:p>
          </table:table-cell>
          <table:table-cell table:formula="of:=[.L15]-[.L14]" office:value-type="float" office:value="0.00145000000000017" calcext:value-type="float">
            <text:p>0.00145</text:p>
          </table:table-cell>
          <table:table-cell office:value-type="float" office:value="0.93141" calcext:value-type="float">
            <text:p>0.93141</text:p>
          </table:table-cell>
          <table:table-cell table:formula="of:=[.N15]-[.N14]" office:value-type="float" office:value="0.01729" calcext:value-type="float">
            <text:p>0.01729</text:p>
          </table:table-cell>
          <table:table-cell table:formula="of:=[.O15]-[.O14]" office:value-type="float" office:value="0.0135400000000001" calcext:value-type="float">
            <text:p>0.01354</text:p>
          </table:table-cell>
          <table:table-cell office:value-type="float" office:value="1.48522" calcext:value-type="float">
            <text:p>1.48522</text:p>
          </table:table-cell>
          <table:table-cell table:formula="of:=[.Q15]-[.Q14]" office:value-type="float" office:value="0.0255399999999999" calcext:value-type="float">
            <text:p>0.02554</text:p>
          </table:table-cell>
          <table:table-cell table:formula="of:=[.R15]-[.R14]" office:value-type="float" office:value="0.00147999999999993" calcext:value-type="float">
            <text:p>0.00148</text:p>
          </table:table-cell>
          <table:table-cell office:value-type="float" office:value="1.07395" calcext:value-type="float">
            <text:p>1.07395</text:p>
          </table:table-cell>
          <table:table-cell table:formula="of:=[.T15]-[.T14]" office:value-type="float" office:value="0.00737999999999994" calcext:value-type="float">
            <text:p>0.00738</text:p>
          </table:table-cell>
          <table:table-cell table:formula="of:=[.U15]-[.U14]" office:value-type="float" office:value="-0.00117000000000012" calcext:value-type="float">
            <text:p>-0.00117</text:p>
          </table:table-cell>
          <table:table-cell office:value-type="float" office:value="1.34092" calcext:value-type="float">
            <text:p>1.34092</text:p>
          </table:table-cell>
          <table:table-cell table:formula="of:=[.W15]-[.W14]" office:value-type="float" office:value="0.0226200000000001" calcext:value-type="float">
            <text:p>0.02262</text:p>
          </table:table-cell>
          <table:table-cell table:formula="of:=[.X15]-[.X14]" office:value-type="float" office:value="-0.00258999999999987" calcext:value-type="float">
            <text:p>-0.00259</text:p>
          </table:table-cell>
          <table:table-cell office:value-type="float" office:value="0.71517" calcext:value-type="float">
            <text:p>0.71517</text:p>
          </table:table-cell>
          <table:table-cell table:formula="of:=[.Z15]-[.Z14]" office:value-type="float" office:value="0.00177000000000005" calcext:value-type="float">
            <text:p>0.00177</text:p>
          </table:table-cell>
          <table:table-cell table:formula="of:=[.AA15]-[.AA14]" office:value-type="float" office:value="-0.0025099999999999" calcext:value-type="float">
            <text:p>-0.00251</text:p>
          </table:table-cell>
          <table:table-cell office:value-type="float" office:value="0.78561" calcext:value-type="float">
            <text:p>0.78561</text:p>
          </table:table-cell>
          <table:table-cell table:formula="of:=[.AC15]-[.AC14]" office:value-type="float" office:value="0.00395000000000001" calcext:value-type="float">
            <text:p>0.00395</text:p>
          </table:table-cell>
          <table:table-cell table:formula="of:=[.AD15]-[.AD14]" office:value-type="float" office:value="0.00664000000000009" calcext:value-type="float">
            <text:p>0.00664</text:p>
          </table:table-cell>
          <table:table-cell office:value-type="float" office:value="0.49597" calcext:value-type="float">
            <text:p>0.49597</text:p>
          </table:table-cell>
          <table:table-cell table:formula="of:=[.AF15]-[.AF14]" office:value-type="float" office:value="0.000599999999999989" calcext:value-type="float">
            <text:p>0.0006</text:p>
          </table:table-cell>
          <table:table-cell table:formula="of:=[.AG15]-[.AG14]" office:value-type="float" office:value="0.000219999999999998" calcext:value-type="float">
            <text:p>0.00022</text:p>
          </table:table-cell>
        </table:table-row>
        <table:table-row table:style-name="ro1">
          <table:table-cell/>
          <table:table-cell office:value-type="float" office:value="1.05581" calcext:value-type="float">
            <text:p>1.05581</text:p>
          </table:table-cell>
          <table:table-cell table:formula="of:=[.B16]-[.B15]" office:value-type="float" office:value="0.0115699999999999" calcext:value-type="float">
            <text:p>0.01157</text:p>
          </table:table-cell>
          <table:table-cell table:formula="of:=[.C16]-[.C15]" office:value-type="float" office:value="0.000279999999999836" calcext:value-type="float">
            <text:p>0.00028</text:p>
          </table:table-cell>
          <table:table-cell office:value-type="float" office:value="1.47776" calcext:value-type="float">
            <text:p>1.47776</text:p>
          </table:table-cell>
          <table:table-cell table:formula="of:=[.E16]-[.E15]" office:value-type="float" office:value="0.0232299999999999" calcext:value-type="float">
            <text:p>0.02323</text:p>
          </table:table-cell>
          <table:table-cell table:formula="of:=[.F16]-[.F15]" office:value-type="float" office:value="0.000199999999999756" calcext:value-type="float">
            <text:p>0.0002</text:p>
          </table:table-cell>
          <table:table-cell office:value-type="float" office:value="0.8803" calcext:value-type="float">
            <text:p>0.8803</text:p>
          </table:table-cell>
          <table:table-cell table:formula="of:=[.H16]-[.H15]" office:value-type="float" office:value="0.01668" calcext:value-type="float">
            <text:p>0.01668</text:p>
          </table:table-cell>
          <table:table-cell table:formula="of:=[.I16]-[.I15]" office:value-type="float" office:value="-0.000019999999999909" calcext:value-type="float">
            <text:p>-1.9999999999909E-05</text:p>
          </table:table-cell>
          <table:table-cell office:value-type="float" office:value="2.31452" calcext:value-type="float">
            <text:p>2.31452</text:p>
          </table:table-cell>
          <table:table-cell table:formula="of:=[.K16]-[.K15]" office:value-type="float" office:value="0.0465299999999997" calcext:value-type="float">
            <text:p>0.04653</text:p>
          </table:table-cell>
          <table:table-cell table:formula="of:=[.L16]-[.L15]" office:value-type="float" office:value="-0.00109000000000048" calcext:value-type="float">
            <text:p>-0.00109</text:p>
          </table:table-cell>
          <table:table-cell office:value-type="float" office:value="0.94117" calcext:value-type="float">
            <text:p>0.94117</text:p>
          </table:table-cell>
          <table:table-cell table:formula="of:=[.N16]-[.N15]" office:value-type="float" office:value="0.00975999999999999" calcext:value-type="float">
            <text:p>0.00976</text:p>
          </table:table-cell>
          <table:table-cell table:formula="of:=[.O16]-[.O15]" office:value-type="float" office:value="-0.00753000000000004" calcext:value-type="float">
            <text:p>-0.00753</text:p>
          </table:table-cell>
          <table:table-cell office:value-type="float" office:value="1.49281" calcext:value-type="float">
            <text:p>1.49281</text:p>
          </table:table-cell>
          <table:table-cell table:formula="of:=[.Q16]-[.Q15]" office:value-type="float" office:value="0.00758999999999999" calcext:value-type="float">
            <text:p>0.00759</text:p>
          </table:table-cell>
          <table:table-cell table:formula="of:=[.R16]-[.R15]" office:value-type="float" office:value="-0.0179499999999999" calcext:value-type="float">
            <text:p>-0.01795</text:p>
          </table:table-cell>
          <table:table-cell office:value-type="float" office:value="1.08349" calcext:value-type="float">
            <text:p>1.08349</text:p>
          </table:table-cell>
          <table:table-cell table:formula="of:=[.T16]-[.T15]" office:value-type="float" office:value="0.0095400000000001" calcext:value-type="float">
            <text:p>0.00954</text:p>
          </table:table-cell>
          <table:table-cell table:formula="of:=[.U16]-[.U15]" office:value-type="float" office:value="0.00216000000000016" calcext:value-type="float">
            <text:p>0.00216</text:p>
          </table:table-cell>
          <table:table-cell office:value-type="float" office:value="1.36478" calcext:value-type="float">
            <text:p>1.36478</text:p>
          </table:table-cell>
          <table:table-cell table:formula="of:=[.W16]-[.W15]" office:value-type="float" office:value="0.02386" calcext:value-type="float">
            <text:p>0.02386</text:p>
          </table:table-cell>
          <table:table-cell table:formula="of:=[.X16]-[.X15]" office:value-type="float" office:value="0.00123999999999991" calcext:value-type="float">
            <text:p>0.00124</text:p>
          </table:table-cell>
          <table:table-cell office:value-type="float" office:value="0.71886" calcext:value-type="float">
            <text:p>0.71886</text:p>
          </table:table-cell>
          <table:table-cell table:formula="of:=[.Z16]-[.Z15]" office:value-type="float" office:value="0.00368999999999997" calcext:value-type="float">
            <text:p>0.00369</text:p>
          </table:table-cell>
          <table:table-cell table:formula="of:=[.AA16]-[.AA15]" office:value-type="float" office:value="0.00191999999999992" calcext:value-type="float">
            <text:p>0.00192</text:p>
          </table:table-cell>
          <table:table-cell office:value-type="float" office:value="0.78523" calcext:value-type="float">
            <text:p>0.78523</text:p>
          </table:table-cell>
          <table:table-cell table:formula="of:=[.AC16]-[.AC15]" office:value-type="float" office:value="-0.000379999999999936" calcext:value-type="float">
            <text:p>-0.00038</text:p>
          </table:table-cell>
          <table:table-cell table:formula="of:=[.AD16]-[.AD15]" office:value-type="float" office:value="-0.00432999999999995" calcext:value-type="float">
            <text:p>-0.00433</text:p>
          </table:table-cell>
          <table:table-cell office:value-type="float" office:value="0.49656" calcext:value-type="float">
            <text:p>0.49656</text:p>
          </table:table-cell>
          <table:table-cell table:formula="of:=[.AF16]-[.AF15]" office:value-type="float" office:value="0.000590000000000035" calcext:value-type="float">
            <text:p>0.00059</text:p>
          </table:table-cell>
          <table:table-cell table:formula="of:=[.AG16]-[.AG15]" office:value-type="float" office:value="-0.00000999999999995449" calcext:value-type="float">
            <text:p>-9.99999999995449E-06</text:p>
          </table:table-cell>
        </table:table-row>
        <table:table-row table:style-name="ro1">
          <table:table-cell/>
          <table:table-cell office:value-type="float" office:value="1.06755" calcext:value-type="float">
            <text:p>1.06755</text:p>
          </table:table-cell>
          <table:table-cell table:formula="of:=[.B17]-[.B16]" office:value-type="float" office:value="0.0117400000000001" calcext:value-type="float">
            <text:p>0.01174</text:p>
          </table:table-cell>
          <table:table-cell table:formula="of:=[.C17]-[.C16]" office:value-type="float" office:value="0.000170000000000226" calcext:value-type="float">
            <text:p>0.00017</text:p>
          </table:table-cell>
          <table:table-cell office:value-type="float" office:value="1.50109" calcext:value-type="float">
            <text:p>1.50109</text:p>
          </table:table-cell>
          <table:table-cell table:formula="of:=[.E17]-[.E16]" office:value-type="float" office:value="0.0233300000000001" calcext:value-type="float">
            <text:p>0.02333</text:p>
          </table:table-cell>
          <table:table-cell table:formula="of:=[.F17]-[.F16]" office:value-type="float" office:value="0.000100000000000211" calcext:value-type="float">
            <text:p>0.0001</text:p>
          </table:table-cell>
          <table:table-cell office:value-type="float" office:value="0.90406" calcext:value-type="float">
            <text:p>0.90406</text:p>
          </table:table-cell>
          <table:table-cell table:formula="of:=[.H17]-[.H16]" office:value-type="float" office:value="0.02376" calcext:value-type="float">
            <text:p>0.02376</text:p>
          </table:table-cell>
          <table:table-cell table:formula="of:=[.I17]-[.I16]" office:value-type="float" office:value="0.00707999999999998" calcext:value-type="float">
            <text:p>0.00708</text:p>
          </table:table-cell>
          <table:table-cell office:value-type="float" office:value="2.36202" calcext:value-type="float">
            <text:p>2.36202</text:p>
          </table:table-cell>
          <table:table-cell table:formula="of:=[.K17]-[.K16]" office:value-type="float" office:value="0.0475000000000003" calcext:value-type="float">
            <text:p>0.0475</text:p>
          </table:table-cell>
          <table:table-cell table:formula="of:=[.L17]-[.L16]" office:value-type="float" office:value="0.000970000000000582" calcext:value-type="float">
            <text:p>0.000970000000001</text:p>
          </table:table-cell>
          <table:table-cell office:value-type="float" office:value="0.95506" calcext:value-type="float">
            <text:p>0.95506</text:p>
          </table:table-cell>
          <table:table-cell table:formula="of:=[.N17]-[.N16]" office:value-type="float" office:value="0.0138900000000001" calcext:value-type="float">
            <text:p>0.01389</text:p>
          </table:table-cell>
          <table:table-cell table:formula="of:=[.O17]-[.O16]" office:value-type="float" office:value="0.00413000000000008" calcext:value-type="float">
            <text:p>0.00413</text:p>
          </table:table-cell>
          <table:table-cell office:value-type="float" office:value="1.5153" calcext:value-type="float">
            <text:p>1.5153</text:p>
          </table:table-cell>
          <table:table-cell table:formula="of:=[.Q17]-[.Q16]" office:value-type="float" office:value="0.0224900000000001" calcext:value-type="float">
            <text:p>0.02249</text:p>
          </table:table-cell>
          <table:table-cell table:formula="of:=[.R17]-[.R16]" office:value-type="float" office:value="0.0149000000000001" calcext:value-type="float">
            <text:p>0.0149</text:p>
          </table:table-cell>
          <table:table-cell office:value-type="float" office:value="1.0921" calcext:value-type="float">
            <text:p>1.0921</text:p>
          </table:table-cell>
          <table:table-cell table:formula="of:=[.T17]-[.T16]" office:value-type="float" office:value="0.00861000000000001" calcext:value-type="float">
            <text:p>0.00861</text:p>
          </table:table-cell>
          <table:table-cell table:formula="of:=[.U17]-[.U16]" office:value-type="float" office:value="-0.000930000000000097" calcext:value-type="float">
            <text:p>-0.00093</text:p>
          </table:table-cell>
          <table:table-cell office:value-type="float" office:value="1.38867" calcext:value-type="float">
            <text:p>1.38867</text:p>
          </table:table-cell>
          <table:table-cell table:formula="of:=[.W17]-[.W16]" office:value-type="float" office:value="0.02389" calcext:value-type="float">
            <text:p>0.02389</text:p>
          </table:table-cell>
          <table:table-cell table:formula="of:=[.X17]-[.X16]" office:value-type="float" office:value="0.0000299999999999745" calcext:value-type="float">
            <text:p>2.99999999999745E-05</text:p>
          </table:table-cell>
          <table:table-cell office:value-type="float" office:value="0.72112" calcext:value-type="float">
            <text:p>0.72112</text:p>
          </table:table-cell>
          <table:table-cell table:formula="of:=[.Z17]-[.Z16]" office:value-type="float" office:value="0.00226000000000004" calcext:value-type="float">
            <text:p>0.00226</text:p>
          </table:table-cell>
          <table:table-cell table:formula="of:=[.AA17]-[.AA16]" office:value-type="float" office:value="-0.00142999999999993" calcext:value-type="float">
            <text:p>-0.00143</text:p>
          </table:table-cell>
          <table:table-cell office:value-type="float" office:value="0.78591" calcext:value-type="float">
            <text:p>0.78591</text:p>
          </table:table-cell>
          <table:table-cell table:formula="of:=[.AC17]-[.AC16]" office:value-type="float" office:value="0.000680000000000014" calcext:value-type="float">
            <text:p>0.00068</text:p>
          </table:table-cell>
          <table:table-cell table:formula="of:=[.AD17]-[.AD16]" office:value-type="float" office:value="0.00105999999999995" calcext:value-type="float">
            <text:p>0.00106</text:p>
          </table:table-cell>
          <table:table-cell office:value-type="float" office:value="0.49708" calcext:value-type="float">
            <text:p>0.49708</text:p>
          </table:table-cell>
          <table:table-cell table:formula="of:=[.AF17]-[.AF16]" office:value-type="float" office:value="0.000519999999999965" calcext:value-type="float">
            <text:p>0.00052</text:p>
          </table:table-cell>
          <table:table-cell table:formula="of:=[.AG17]-[.AG16]" office:value-type="float" office:value="-0.00007000000000007" calcext:value-type="float">
            <text:p>-7.000000000007E-05</text:p>
          </table:table-cell>
        </table:table-row>
        <table:table-row table:style-name="ro1">
          <table:table-cell/>
          <table:table-cell office:value-type="float" office:value="1.07991" calcext:value-type="float">
            <text:p>1.07991</text:p>
          </table:table-cell>
          <table:table-cell table:formula="of:=[.B18]-[.B17]" office:value-type="float" office:value="0.0123599999999999" calcext:value-type="float">
            <text:p>0.01236</text:p>
          </table:table-cell>
          <table:table-cell table:formula="of:=[.C18]-[.C17]" office:value-type="float" office:value="0.000619999999999843" calcext:value-type="float">
            <text:p>0.00062</text:p>
          </table:table-cell>
          <table:table-cell office:value-type="float" office:value="1.52454" calcext:value-type="float">
            <text:p>1.52454</text:p>
          </table:table-cell>
          <table:table-cell table:formula="of:=[.E18]-[.E17]" office:value-type="float" office:value="0.02345" calcext:value-type="float">
            <text:p>0.02345</text:p>
          </table:table-cell>
          <table:table-cell table:formula="of:=[.F18]-[.F17]" office:value-type="float" office:value="0.000119999999999898" calcext:value-type="float">
            <text:p>0.00012</text:p>
          </table:table-cell>
          <table:table-cell office:value-type="float" office:value="0.91791" calcext:value-type="float">
            <text:p>0.91791</text:p>
          </table:table-cell>
          <table:table-cell table:formula="of:=[.H18]-[.H17]" office:value-type="float" office:value="0.01385" calcext:value-type="float">
            <text:p>0.01385</text:p>
          </table:table-cell>
          <table:table-cell table:formula="of:=[.I18]-[.I17]" office:value-type="float" office:value="-0.00990999999999997" calcext:value-type="float">
            <text:p>-0.00991</text:p>
          </table:table-cell>
          <table:table-cell office:value-type="float" office:value="2.40832" calcext:value-type="float">
            <text:p>2.40832</text:p>
          </table:table-cell>
          <table:table-cell table:formula="of:=[.K18]-[.K17]" office:value-type="float" office:value="0.0462999999999996" calcext:value-type="float">
            <text:p>0.0463</text:p>
          </table:table-cell>
          <table:table-cell table:formula="of:=[.L18]-[.L17]" office:value-type="float" office:value="-0.00120000000000076" calcext:value-type="float">
            <text:p>-0.001200000000001</text:p>
          </table:table-cell>
          <table:table-cell office:value-type="float" office:value="0.96787" calcext:value-type="float">
            <text:p>0.96787</text:p>
          </table:table-cell>
          <table:table-cell table:formula="of:=[.N18]-[.N17]" office:value-type="float" office:value="0.01281" calcext:value-type="float">
            <text:p>0.01281</text:p>
          </table:table-cell>
          <table:table-cell table:formula="of:=[.O18]-[.O17]" office:value-type="float" office:value="-0.00108000000000008" calcext:value-type="float">
            <text:p>-0.00108</text:p>
          </table:table-cell>
          <table:table-cell office:value-type="float" office:value="1.53525" calcext:value-type="float">
            <text:p>1.53525</text:p>
          </table:table-cell>
          <table:table-cell table:formula="of:=[.Q18]-[.Q17]" office:value-type="float" office:value="0.0199499999999999" calcext:value-type="float">
            <text:p>0.01995</text:p>
          </table:table-cell>
          <table:table-cell table:formula="of:=[.R18]-[.R17]" office:value-type="float" office:value="-0.00254000000000021" calcext:value-type="float">
            <text:p>-0.00254</text:p>
          </table:table-cell>
          <table:table-cell office:value-type="float" office:value="1.1004" calcext:value-type="float">
            <text:p>1.1004</text:p>
          </table:table-cell>
          <table:table-cell table:formula="of:=[.T18]-[.T17]" office:value-type="float" office:value="0.00829999999999997" calcext:value-type="float">
            <text:p>0.0083</text:p>
          </table:table-cell>
          <table:table-cell table:formula="of:=[.U18]-[.U17]" office:value-type="float" office:value="-0.000310000000000032" calcext:value-type="float">
            <text:p>-0.00031</text:p>
          </table:table-cell>
          <table:table-cell office:value-type="float" office:value="1.41205" calcext:value-type="float">
            <text:p>1.41205</text:p>
          </table:table-cell>
          <table:table-cell table:formula="of:=[.W18]-[.W17]" office:value-type="float" office:value="0.02338" calcext:value-type="float">
            <text:p>0.02338</text:p>
          </table:table-cell>
          <table:table-cell table:formula="of:=[.X18]-[.X17]" office:value-type="float" office:value="-0.00051000000000001" calcext:value-type="float">
            <text:p>-0.00051</text:p>
          </table:table-cell>
          <table:table-cell office:value-type="float" office:value="0.72444" calcext:value-type="float">
            <text:p>0.72444</text:p>
          </table:table-cell>
          <table:table-cell table:formula="of:=[.Z18]-[.Z17]" office:value-type="float" office:value="0.00331999999999999" calcext:value-type="float">
            <text:p>0.00332</text:p>
          </table:table-cell>
          <table:table-cell table:formula="of:=[.AA18]-[.AA17]" office:value-type="float" office:value="0.00105999999999995" calcext:value-type="float">
            <text:p>0.00106</text:p>
          </table:table-cell>
          <table:table-cell office:value-type="float" office:value="0.78826" calcext:value-type="float">
            <text:p>0.78826</text:p>
          </table:table-cell>
          <table:table-cell table:formula="of:=[.AC18]-[.AC17]" office:value-type="float" office:value="0.00234999999999996" calcext:value-type="float">
            <text:p>0.00235</text:p>
          </table:table-cell>
          <table:table-cell table:formula="of:=[.AD18]-[.AD17]" office:value-type="float" office:value="0.00166999999999995" calcext:value-type="float">
            <text:p>0.00167</text:p>
          </table:table-cell>
          <table:table-cell office:value-type="float" office:value="0.49763" calcext:value-type="float">
            <text:p>0.49763</text:p>
          </table:table-cell>
          <table:table-cell table:formula="of:=[.AF18]-[.AF17]" office:value-type="float" office:value="0.000549999999999995" calcext:value-type="float">
            <text:p>0.00055</text:p>
          </table:table-cell>
          <table:table-cell table:formula="of:=[.AG18]-[.AG17]" office:value-type="float" office:value="0.00003000000000003" calcext:value-type="float">
            <text:p>3.000000000003E-05</text:p>
          </table:table-cell>
        </table:table-row>
        <table:table-row table:style-name="ro1">
          <table:table-cell/>
          <table:table-cell office:value-type="float" office:value="1.09281" calcext:value-type="float">
            <text:p>1.09281</text:p>
          </table:table-cell>
          <table:table-cell table:formula="of:=[.B19]-[.B18]" office:value-type="float" office:value="0.0129000000000001" calcext:value-type="float">
            <text:p>0.0129</text:p>
          </table:table-cell>
          <table:table-cell table:formula="of:=[.C19]-[.C18]" office:value-type="float" office:value="0.000540000000000207" calcext:value-type="float">
            <text:p>0.00054</text:p>
          </table:table-cell>
          <table:table-cell office:value-type="float" office:value="1.5481" calcext:value-type="float">
            <text:p>1.5481</text:p>
          </table:table-cell>
          <table:table-cell table:formula="of:=[.E19]-[.E18]" office:value-type="float" office:value="0.02356" calcext:value-type="float">
            <text:p>0.02356</text:p>
          </table:table-cell>
          <table:table-cell table:formula="of:=[.F19]-[.F18]" office:value-type="float" office:value="0.000110000000000055" calcext:value-type="float">
            <text:p>0.00011</text:p>
          </table:table-cell>
          <table:table-cell office:value-type="float" office:value="0.93544" calcext:value-type="float">
            <text:p>0.93544</text:p>
          </table:table-cell>
          <table:table-cell table:formula="of:=[.H19]-[.H18]" office:value-type="float" office:value="0.0175299999999999" calcext:value-type="float">
            <text:p>0.01753</text:p>
          </table:table-cell>
          <table:table-cell table:formula="of:=[.I19]-[.I18]" office:value-type="float" office:value="0.00367999999999991" calcext:value-type="float">
            <text:p>0.00368</text:p>
          </table:table-cell>
          <table:table-cell office:value-type="float" office:value="2.45609" calcext:value-type="float">
            <text:p>2.45609</text:p>
          </table:table-cell>
          <table:table-cell table:formula="of:=[.K19]-[.K18]" office:value-type="float" office:value="0.0477700000000003" calcext:value-type="float">
            <text:p>0.04777</text:p>
          </table:table-cell>
          <table:table-cell table:formula="of:=[.L19]-[.L18]" office:value-type="float" office:value="0.00147000000000075" calcext:value-type="float">
            <text:p>0.001470000000001</text:p>
          </table:table-cell>
          <table:table-cell office:value-type="float" office:value="0.98062" calcext:value-type="float">
            <text:p>0.98062</text:p>
          </table:table-cell>
          <table:table-cell table:formula="of:=[.N19]-[.N18]" office:value-type="float" office:value="0.0127499999999999" calcext:value-type="float">
            <text:p>0.01275</text:p>
          </table:table-cell>
          <table:table-cell table:formula="of:=[.O19]-[.O18]" office:value-type="float" office:value="-0.00006000000000006" calcext:value-type="float">
            <text:p>-6.000000000006E-05</text:p>
          </table:table-cell>
          <table:table-cell office:value-type="float" office:value="1.55263" calcext:value-type="float">
            <text:p>1.55263</text:p>
          </table:table-cell>
          <table:table-cell table:formula="of:=[.Q19]-[.Q18]" office:value-type="float" office:value="0.0173800000000002" calcext:value-type="float">
            <text:p>0.01738</text:p>
          </table:table-cell>
          <table:table-cell table:formula="of:=[.R19]-[.R18]" office:value-type="float" office:value="-0.00256999999999974" calcext:value-type="float">
            <text:p>-0.00257</text:p>
          </table:table-cell>
          <table:table-cell office:value-type="float" office:value="1.10985" calcext:value-type="float">
            <text:p>1.10985</text:p>
          </table:table-cell>
          <table:table-cell table:formula="of:=[.T19]-[.T18]" office:value-type="float" office:value="0.00944999999999996" calcext:value-type="float">
            <text:p>0.00945</text:p>
          </table:table-cell>
          <table:table-cell table:formula="of:=[.U19]-[.U18]" office:value-type="float" office:value="0.00114999999999998" calcext:value-type="float">
            <text:p>0.00115</text:p>
          </table:table-cell>
          <table:table-cell office:value-type="float" office:value="1.43629" calcext:value-type="float">
            <text:p>1.43629</text:p>
          </table:table-cell>
          <table:table-cell table:formula="of:=[.W19]-[.W18]" office:value-type="float" office:value="0.02424" calcext:value-type="float">
            <text:p>0.02424</text:p>
          </table:table-cell>
          <table:table-cell table:formula="of:=[.X19]-[.X18]" office:value-type="float" office:value="0.000860000000000083" calcext:value-type="float">
            <text:p>0.00086</text:p>
          </table:table-cell>
          <table:table-cell office:value-type="float" office:value="0.727" calcext:value-type="float">
            <text:p>0.727</text:p>
          </table:table-cell>
          <table:table-cell table:formula="of:=[.Z19]-[.Z18]" office:value-type="float" office:value="0.00256000000000001" calcext:value-type="float">
            <text:p>0.00256</text:p>
          </table:table-cell>
          <table:table-cell table:formula="of:=[.AA19]-[.AA18]" office:value-type="float" office:value="-0.000759999999999983" calcext:value-type="float">
            <text:p>-0.00076</text:p>
          </table:table-cell>
          <table:table-cell office:value-type="float" office:value="0.78767" calcext:value-type="float">
            <text:p>0.78767</text:p>
          </table:table-cell>
          <table:table-cell table:formula="of:=[.AC19]-[.AC18]" office:value-type="float" office:value="-0.000589999999999979" calcext:value-type="float">
            <text:p>-0.00059</text:p>
          </table:table-cell>
          <table:table-cell table:formula="of:=[.AD19]-[.AD18]" office:value-type="float" office:value="-0.00293999999999994" calcext:value-type="float">
            <text:p>-0.00294</text:p>
          </table:table-cell>
          <table:table-cell office:value-type="float" office:value="0.49822" calcext:value-type="float">
            <text:p>0.49822</text:p>
          </table:table-cell>
          <table:table-cell table:formula="of:=[.AF19]-[.AF18]" office:value-type="float" office:value="0.000590000000000035" calcext:value-type="float">
            <text:p>0.00059</text:p>
          </table:table-cell>
          <table:table-cell table:formula="of:=[.AG19]-[.AG18]" office:value-type="float" office:value="0.00004000000000004" calcext:value-type="float">
            <text:p>4.000000000004E-05</text:p>
          </table:table-cell>
        </table:table-row>
        <table:table-row table:style-name="ro1">
          <table:table-cell/>
          <table:table-cell office:value-type="float" office:value="1.10586" calcext:value-type="float">
            <text:p>1.10586</text:p>
          </table:table-cell>
          <table:table-cell table:formula="of:=[.B20]-[.B19]" office:value-type="float" office:value="0.01305" calcext:value-type="float">
            <text:p>0.01305</text:p>
          </table:table-cell>
          <table:table-cell table:formula="of:=[.C20]-[.C19]" office:value-type="float" office:value="0.000149999999999872" calcext:value-type="float">
            <text:p>0.00015</text:p>
          </table:table-cell>
          <table:table-cell office:value-type="float" office:value="1.57168" calcext:value-type="float">
            <text:p>1.57168</text:p>
          </table:table-cell>
          <table:table-cell table:formula="of:=[.E20]-[.E19]" office:value-type="float" office:value="0.0235800000000002" calcext:value-type="float">
            <text:p>0.02358</text:p>
          </table:table-cell>
          <table:table-cell table:formula="of:=[.F20]-[.F19]" office:value-type="float" office:value="0.000020000000000131" calcext:value-type="float">
            <text:p>2.0000000000131E-05</text:p>
          </table:table-cell>
          <table:table-cell office:value-type="float" office:value="0.94744" calcext:value-type="float">
            <text:p>0.94744</text:p>
          </table:table-cell>
          <table:table-cell table:formula="of:=[.H20]-[.H19]" office:value-type="float" office:value="0.012" calcext:value-type="float">
            <text:p>0.012</text:p>
          </table:table-cell>
          <table:table-cell table:formula="of:=[.I20]-[.I19]" office:value-type="float" office:value="-0.00552999999999992" calcext:value-type="float">
            <text:p>-0.00553</text:p>
          </table:table-cell>
          <table:table-cell office:value-type="float" office:value="2.50462" calcext:value-type="float">
            <text:p>2.50462</text:p>
          </table:table-cell>
          <table:table-cell table:formula="of:=[.K20]-[.K19]" office:value-type="float" office:value="0.04853" calcext:value-type="float">
            <text:p>0.04853</text:p>
          </table:table-cell>
          <table:table-cell table:formula="of:=[.L20]-[.L19]" office:value-type="float" office:value="0.00075999999999965" calcext:value-type="float">
            <text:p>0.00076</text:p>
          </table:table-cell>
          <table:table-cell office:value-type="float" office:value="0.99373" calcext:value-type="float">
            <text:p>0.99373</text:p>
          </table:table-cell>
          <table:table-cell table:formula="of:=[.N20]-[.N19]" office:value-type="float" office:value="0.0131100000000001" calcext:value-type="float">
            <text:p>0.01311</text:p>
          </table:table-cell>
          <table:table-cell table:formula="of:=[.O20]-[.O19]" office:value-type="float" office:value="0.000360000000000138" calcext:value-type="float">
            <text:p>0.00036</text:p>
          </table:table-cell>
          <table:table-cell office:value-type="float" office:value="1.57511" calcext:value-type="float">
            <text:p>1.57511</text:p>
          </table:table-cell>
          <table:table-cell table:formula="of:=[.Q20]-[.Q19]" office:value-type="float" office:value="0.0224799999999998" calcext:value-type="float">
            <text:p>0.02248</text:p>
          </table:table-cell>
          <table:table-cell table:formula="of:=[.R20]-[.R19]" office:value-type="float" office:value="0.00509999999999966" calcext:value-type="float">
            <text:p>0.0051</text:p>
          </table:table-cell>
          <table:table-cell office:value-type="float" office:value="1.1186" calcext:value-type="float">
            <text:p>1.1186</text:p>
          </table:table-cell>
          <table:table-cell table:formula="of:=[.T20]-[.T19]" office:value-type="float" office:value="0.00875000000000004" calcext:value-type="float">
            <text:p>0.00875</text:p>
          </table:table-cell>
          <table:table-cell table:formula="of:=[.U20]-[.U19]" office:value-type="float" office:value="-0.000699999999999923" calcext:value-type="float">
            <text:p>-0.0007</text:p>
          </table:table-cell>
          <table:table-cell office:value-type="float" office:value="1.4602" calcext:value-type="float">
            <text:p>1.4602</text:p>
          </table:table-cell>
          <table:table-cell table:formula="of:=[.W20]-[.W19]" office:value-type="float" office:value="0.0239099999999999" calcext:value-type="float">
            <text:p>0.02391</text:p>
          </table:table-cell>
          <table:table-cell table:formula="of:=[.X20]-[.X19]" office:value-type="float" office:value="-0.000330000000000163" calcext:value-type="float">
            <text:p>-0.00033</text:p>
          </table:table-cell>
          <table:table-cell office:value-type="float" office:value="0.73012" calcext:value-type="float">
            <text:p>0.73012</text:p>
          </table:table-cell>
          <table:table-cell table:formula="of:=[.Z20]-[.Z19]" office:value-type="float" office:value="0.00312000000000001" calcext:value-type="float">
            <text:p>0.00312</text:p>
          </table:table-cell>
          <table:table-cell table:formula="of:=[.AA20]-[.AA19]" office:value-type="float" office:value="0.000560000000000005" calcext:value-type="float">
            <text:p>0.00056</text:p>
          </table:table-cell>
          <table:table-cell office:value-type="float" office:value="0.78981" calcext:value-type="float">
            <text:p>0.78981</text:p>
          </table:table-cell>
          <table:table-cell table:formula="of:=[.AC20]-[.AC19]" office:value-type="float" office:value="0.00213999999999992" calcext:value-type="float">
            <text:p>0.00214</text:p>
          </table:table-cell>
          <table:table-cell table:formula="of:=[.AD20]-[.AD19]" office:value-type="float" office:value="0.0027299999999999" calcext:value-type="float">
            <text:p>0.00273</text:p>
          </table:table-cell>
          <table:table-cell office:value-type="float" office:value="0.49868" calcext:value-type="float">
            <text:p>0.49868</text:p>
          </table:table-cell>
          <table:table-cell table:formula="of:=[.AF20]-[.AF19]" office:value-type="float" office:value="0.000460000000000016" calcext:value-type="float">
            <text:p>0.00046</text:p>
          </table:table-cell>
          <table:table-cell table:formula="of:=[.AG20]-[.AG19]" office:value-type="float" office:value="-0.000130000000000019" calcext:value-type="float">
            <text:p>-0.00013</text:p>
          </table:table-cell>
        </table:table-row>
        <table:table-row table:style-name="ro1">
          <table:table-cell/>
          <table:table-cell office:value-type="float" office:value="1.11957" calcext:value-type="float">
            <text:p>1.11957</text:p>
          </table:table-cell>
          <table:table-cell table:formula="of:=[.B21]-[.B20]" office:value-type="float" office:value="0.0137099999999999" calcext:value-type="float">
            <text:p>0.01371</text:p>
          </table:table-cell>
          <table:table-cell table:formula="of:=[.C21]-[.C20]" office:value-type="float" office:value="0.000659999999999883" calcext:value-type="float">
            <text:p>0.00066</text:p>
          </table:table-cell>
          <table:table-cell office:value-type="float" office:value="1.5954" calcext:value-type="float">
            <text:p>1.5954</text:p>
          </table:table-cell>
          <table:table-cell table:formula="of:=[.E21]-[.E20]" office:value-type="float" office:value="0.02372" calcext:value-type="float">
            <text:p>0.02372</text:p>
          </table:table-cell>
          <table:table-cell table:formula="of:=[.F21]-[.F20]" office:value-type="float" office:value="0.000139999999999807" calcext:value-type="float">
            <text:p>0.00014</text:p>
          </table:table-cell>
          <table:table-cell office:value-type="float" office:value="0.96752" calcext:value-type="float">
            <text:p>0.96752</text:p>
          </table:table-cell>
          <table:table-cell table:formula="of:=[.H21]-[.H20]" office:value-type="float" office:value="0.02008" calcext:value-type="float">
            <text:p>0.02008</text:p>
          </table:table-cell>
          <table:table-cell table:formula="of:=[.I21]-[.I20]" office:value-type="float" office:value="0.00807999999999998" calcext:value-type="float">
            <text:p>0.00808</text:p>
          </table:table-cell>
          <table:table-cell office:value-type="float" office:value="2.54959" calcext:value-type="float">
            <text:p>2.54959</text:p>
          </table:table-cell>
          <table:table-cell table:formula="of:=[.K21]-[.K20]" office:value-type="float" office:value="0.0449700000000002" calcext:value-type="float">
            <text:p>0.04497</text:p>
          </table:table-cell>
          <table:table-cell table:formula="of:=[.L21]-[.L20]" office:value-type="float" office:value="-0.00355999999999979" calcext:value-type="float">
            <text:p>-0.00356</text:p>
          </table:table-cell>
          <table:table-cell office:value-type="float" office:value="1.0072" calcext:value-type="float">
            <text:p>1.0072</text:p>
          </table:table-cell>
          <table:table-cell table:formula="of:=[.N21]-[.N20]" office:value-type="float" office:value="0.01347" calcext:value-type="float">
            <text:p>0.01347</text:p>
          </table:table-cell>
          <table:table-cell table:formula="of:=[.O21]-[.O20]" office:value-type="float" office:value="0.000359999999999916" calcext:value-type="float">
            <text:p>0.00036</text:p>
          </table:table-cell>
          <table:table-cell office:value-type="float" office:value="1.59545" calcext:value-type="float">
            <text:p>1.59545</text:p>
          </table:table-cell>
          <table:table-cell table:formula="of:=[.Q21]-[.Q20]" office:value-type="float" office:value="0.02034" calcext:value-type="float">
            <text:p>0.02034</text:p>
          </table:table-cell>
          <table:table-cell table:formula="of:=[.R21]-[.R20]" office:value-type="float" office:value="-0.00213999999999981" calcext:value-type="float">
            <text:p>-0.00214</text:p>
          </table:table-cell>
          <table:table-cell office:value-type="float" office:value="1.12751" calcext:value-type="float">
            <text:p>1.12751</text:p>
          </table:table-cell>
          <table:table-cell table:formula="of:=[.T21]-[.T20]" office:value-type="float" office:value="0.00890999999999997" calcext:value-type="float">
            <text:p>0.00891</text:p>
          </table:table-cell>
          <table:table-cell table:formula="of:=[.U21]-[.U20]" office:value-type="float" office:value="0.000159999999999938" calcext:value-type="float">
            <text:p>0.00016</text:p>
          </table:table-cell>
          <table:table-cell office:value-type="float" office:value="1.48456" calcext:value-type="float">
            <text:p>1.48456</text:p>
          </table:table-cell>
          <table:table-cell table:formula="of:=[.W21]-[.W20]" office:value-type="float" office:value="0.0243600000000002" calcext:value-type="float">
            <text:p>0.02436</text:p>
          </table:table-cell>
          <table:table-cell table:formula="of:=[.X21]-[.X20]" office:value-type="float" office:value="0.000450000000000284" calcext:value-type="float">
            <text:p>0.00045</text:p>
          </table:table-cell>
          <table:table-cell office:value-type="float" office:value="0.73284" calcext:value-type="float">
            <text:p>0.73284</text:p>
          </table:table-cell>
          <table:table-cell table:formula="of:=[.Z21]-[.Z20]" office:value-type="float" office:value="0.00271999999999994" calcext:value-type="float">
            <text:p>0.00272</text:p>
          </table:table-cell>
          <table:table-cell table:formula="of:=[.AA21]-[.AA20]" office:value-type="float" office:value="-0.000400000000000067" calcext:value-type="float">
            <text:p>-0.0004</text:p>
          </table:table-cell>
          <table:table-cell office:value-type="float" office:value="0.79043" calcext:value-type="float">
            <text:p>0.79043</text:p>
          </table:table-cell>
          <table:table-cell table:formula="of:=[.AC21]-[.AC20]" office:value-type="float" office:value="0.000620000000000065" calcext:value-type="float">
            <text:p>0.00062</text:p>
          </table:table-cell>
          <table:table-cell table:formula="of:=[.AD21]-[.AD20]" office:value-type="float" office:value="-0.00151999999999985" calcext:value-type="float">
            <text:p>-0.00152</text:p>
          </table:table-cell>
          <table:table-cell office:value-type="float" office:value="0.49934" calcext:value-type="float">
            <text:p>0.49934</text:p>
          </table:table-cell>
          <table:table-cell table:formula="of:=[.AF21]-[.AF20]" office:value-type="float" office:value="0.000659999999999994" calcext:value-type="float">
            <text:p>0.00066</text:p>
          </table:table-cell>
          <table:table-cell table:formula="of:=[.AG21]-[.AG20]" office:value-type="float" office:value="0.000199999999999978" calcext:value-type="float">
            <text:p>0.0002</text:p>
          </table:table-cell>
        </table:table-row>
        <table:table-row table:style-name="ro1">
          <table:table-cell/>
          <table:table-cell office:value-type="float" office:value="1.13379" calcext:value-type="float">
            <text:p>1.13379</text:p>
          </table:table-cell>
          <table:table-cell table:formula="of:=[.B22]-[.B21]" office:value-type="float" office:value="0.0142200000000001" calcext:value-type="float">
            <text:p>0.01422</text:p>
          </table:table-cell>
          <table:table-cell table:formula="of:=[.C22]-[.C21]" office:value-type="float" office:value="0.000510000000000233" calcext:value-type="float">
            <text:p>0.00051</text:p>
          </table:table-cell>
          <table:table-cell office:value-type="float" office:value="1.6193" calcext:value-type="float">
            <text:p>1.6193</text:p>
          </table:table-cell>
          <table:table-cell table:formula="of:=[.E22]-[.E21]" office:value-type="float" office:value="0.0238999999999998" calcext:value-type="float">
            <text:p>0.0239</text:p>
          </table:table-cell>
          <table:table-cell table:formula="of:=[.F22]-[.F21]" office:value-type="float" office:value="0.000179999999999847" calcext:value-type="float">
            <text:p>0.00018</text:p>
          </table:table-cell>
          <table:table-cell office:value-type="float" office:value="0.9843" calcext:value-type="float">
            <text:p>0.9843</text:p>
          </table:table-cell>
          <table:table-cell table:formula="of:=[.H22]-[.H21]" office:value-type="float" office:value="0.01678" calcext:value-type="float">
            <text:p>0.01678</text:p>
          </table:table-cell>
          <table:table-cell table:formula="of:=[.I22]-[.I21]" office:value-type="float" office:value="-0.00329999999999997" calcext:value-type="float">
            <text:p>-0.0033</text:p>
          </table:table-cell>
          <table:table-cell office:value-type="float" office:value="2.59237" calcext:value-type="float">
            <text:p>2.59237</text:p>
          </table:table-cell>
          <table:table-cell table:formula="of:=[.K22]-[.K21]" office:value-type="float" office:value="0.0427799999999996" calcext:value-type="float">
            <text:p>0.04278</text:p>
          </table:table-cell>
          <table:table-cell table:formula="of:=[.L22]-[.L21]" office:value-type="float" office:value="-0.00219000000000058" calcext:value-type="float">
            <text:p>-0.002190000000001</text:p>
          </table:table-cell>
          <table:table-cell office:value-type="float" office:value="1.02072" calcext:value-type="float">
            <text:p>1.02072</text:p>
          </table:table-cell>
          <table:table-cell table:formula="of:=[.N22]-[.N21]" office:value-type="float" office:value="0.01352" calcext:value-type="float">
            <text:p>0.01352</text:p>
          </table:table-cell>
          <table:table-cell table:formula="of:=[.O22]-[.O21]" office:value-type="float" office:value="0.0000499999999999945" calcext:value-type="float">
            <text:p>4.99999999999945E-05</text:p>
          </table:table-cell>
          <table:table-cell office:value-type="float" office:value="1.61836" calcext:value-type="float">
            <text:p>1.61836</text:p>
          </table:table-cell>
          <table:table-cell table:formula="of:=[.Q22]-[.Q21]" office:value-type="float" office:value="0.02291" calcext:value-type="float">
            <text:p>0.02291</text:p>
          </table:table-cell>
          <table:table-cell table:formula="of:=[.R22]-[.R21]" office:value-type="float" office:value="0.00256999999999996" calcext:value-type="float">
            <text:p>0.00257</text:p>
          </table:table-cell>
          <table:table-cell office:value-type="float" office:value="1.1237" calcext:value-type="float">
            <text:p>1.1237</text:p>
          </table:table-cell>
          <table:table-cell table:formula="of:=[.T22]-[.T21]" office:value-type="float" office:value="-0.00381000000000009" calcext:value-type="float">
            <text:p>-0.00381</text:p>
          </table:table-cell>
          <table:table-cell table:formula="of:=[.U22]-[.U21]" office:value-type="float" office:value="-0.0127200000000001" calcext:value-type="float">
            <text:p>-0.01272</text:p>
          </table:table-cell>
          <table:table-cell office:value-type="float" office:value="1.50933" calcext:value-type="float">
            <text:p>1.50933</text:p>
          </table:table-cell>
          <table:table-cell table:formula="of:=[.W22]-[.W21]" office:value-type="float" office:value="0.02477" calcext:value-type="float">
            <text:p>0.02477</text:p>
          </table:table-cell>
          <table:table-cell table:formula="of:=[.X22]-[.X21]" office:value-type="float" office:value="0.000409999999999799" calcext:value-type="float">
            <text:p>0.00041</text:p>
          </table:table-cell>
          <table:table-cell office:value-type="float" office:value="0.73586" calcext:value-type="float">
            <text:p>0.73586</text:p>
          </table:table-cell>
          <table:table-cell table:formula="of:=[.Z22]-[.Z21]" office:value-type="float" office:value="0.00302000000000002" calcext:value-type="float">
            <text:p>0.00302</text:p>
          </table:table-cell>
          <table:table-cell table:formula="of:=[.AA22]-[.AA21]" office:value-type="float" office:value="0.000300000000000078" calcext:value-type="float">
            <text:p>0.0003</text:p>
          </table:table-cell>
          <table:table-cell office:value-type="float" office:value="0.79114" calcext:value-type="float">
            <text:p>0.79114</text:p>
          </table:table-cell>
          <table:table-cell table:formula="of:=[.AC22]-[.AC21]" office:value-type="float" office:value="0.000709999999999988" calcext:value-type="float">
            <text:p>0.00071</text:p>
          </table:table-cell>
          <table:table-cell table:formula="of:=[.AD22]-[.AD21]" office:value-type="float" office:value="0.0000899999999999235" calcext:value-type="float">
            <text:p>8.99999999999235E-05</text:p>
          </table:table-cell>
          <table:table-cell office:value-type="float" office:value="0.4999" calcext:value-type="float">
            <text:p>0.4999</text:p>
          </table:table-cell>
          <table:table-cell table:formula="of:=[.AF22]-[.AF21]" office:value-type="float" office:value="0.000560000000000005" calcext:value-type="float">
            <text:p>0.00056</text:p>
          </table:table-cell>
          <table:table-cell table:formula="of:=[.AG22]-[.AG21]" office:value-type="float" office:value="-0.000099999999999989" calcext:value-type="float">
            <text:p>-9.9999999999989E-05</text:p>
          </table:table-cell>
        </table:table-row>
        <table:table-row table:style-name="ro1">
          <table:table-cell/>
          <table:table-cell office:value-type="float" office:value="1.14807" calcext:value-type="float">
            <text:p>1.14807</text:p>
          </table:table-cell>
          <table:table-cell table:formula="of:=[.B23]-[.B22]" office:value-type="float" office:value="0.0142799999999998" calcext:value-type="float">
            <text:p>0.01428</text:p>
          </table:table-cell>
          <table:table-cell table:formula="of:=[.C23]-[.C22]" office:value-type="float" office:value="0.0000599999999997269" calcext:value-type="float">
            <text:p>5.99999999997269E-05</text:p>
          </table:table-cell>
          <table:table-cell office:value-type="float" office:value="1.6432" calcext:value-type="float">
            <text:p>1.6432</text:p>
          </table:table-cell>
          <table:table-cell table:formula="of:=[.E23]-[.E22]" office:value-type="float" office:value="0.0239000000000003" calcext:value-type="float">
            <text:p>0.0239</text:p>
          </table:table-cell>
          <table:table-cell table:formula="of:=[.F23]-[.F22]" office:value-type="float" office:value="4.44089209850063E-016" calcext:value-type="float">
            <text:p>4.44089209850063E-16</text:p>
          </table:table-cell>
          <table:table-cell office:value-type="float" office:value="1.00142" calcext:value-type="float">
            <text:p>1.00142</text:p>
          </table:table-cell>
          <table:table-cell table:formula="of:=[.H23]-[.H22]" office:value-type="float" office:value="0.0171199999999999" calcext:value-type="float">
            <text:p>0.01712</text:p>
          </table:table-cell>
          <table:table-cell table:formula="of:=[.I23]-[.I22]" office:value-type="float" office:value="0.000339999999999896" calcext:value-type="float">
            <text:p>0.00034</text:p>
          </table:table-cell>
          <table:table-cell office:value-type="float" office:value="2.63576" calcext:value-type="float">
            <text:p>2.63576</text:p>
          </table:table-cell>
          <table:table-cell table:formula="of:=[.K23]-[.K22]" office:value-type="float" office:value="0.0433900000000005" calcext:value-type="float">
            <text:p>0.043390000000001</text:p>
          </table:table-cell>
          <table:table-cell table:formula="of:=[.L23]-[.L22]" office:value-type="float" office:value="0.000610000000000888" calcext:value-type="float">
            <text:p>0.000610000000001</text:p>
          </table:table-cell>
          <table:table-cell office:value-type="float" office:value="1.03213" calcext:value-type="float">
            <text:p>1.03213</text:p>
          </table:table-cell>
          <table:table-cell table:formula="of:=[.N23]-[.N22]" office:value-type="float" office:value="0.0114099999999999" calcext:value-type="float">
            <text:p>0.01141</text:p>
          </table:table-cell>
          <table:table-cell table:formula="of:=[.O23]-[.O22]" office:value-type="float" office:value="-0.00211000000000006" calcext:value-type="float">
            <text:p>-0.00211</text:p>
          </table:table-cell>
          <table:table-cell office:value-type="float" office:value="1.63351" calcext:value-type="float">
            <text:p>1.63351</text:p>
          </table:table-cell>
          <table:table-cell table:formula="of:=[.Q23]-[.Q22]" office:value-type="float" office:value="0.01515" calcext:value-type="float">
            <text:p>0.01515</text:p>
          </table:table-cell>
          <table:table-cell table:formula="of:=[.R23]-[.R22]" office:value-type="float" office:value="-0.00775999999999999" calcext:value-type="float">
            <text:p>-0.00776</text:p>
          </table:table-cell>
          <table:table-cell office:value-type="float" office:value="1.08823" calcext:value-type="float">
            <text:p>1.08823</text:p>
          </table:table-cell>
          <table:table-cell table:formula="of:=[.T23]-[.T22]" office:value-type="float" office:value="-0.0354699999999999" calcext:value-type="float">
            <text:p>-0.03547</text:p>
          </table:table-cell>
          <table:table-cell table:formula="of:=[.U23]-[.U22]" office:value-type="float" office:value="-0.0316599999999998" calcext:value-type="float">
            <text:p>-0.03166</text:p>
          </table:table-cell>
          <table:table-cell office:value-type="float" office:value="1.53376" calcext:value-type="float">
            <text:p>1.53376</text:p>
          </table:table-cell>
          <table:table-cell table:formula="of:=[.W23]-[.W22]" office:value-type="float" office:value="0.02443" calcext:value-type="float">
            <text:p>0.02443</text:p>
          </table:table-cell>
          <table:table-cell table:formula="of:=[.X23]-[.X22]" office:value-type="float" office:value="-0.000340000000000007" calcext:value-type="float">
            <text:p>-0.00034</text:p>
          </table:table-cell>
          <table:table-cell office:value-type="float" office:value="0.73867" calcext:value-type="float">
            <text:p>0.73867</text:p>
          </table:table-cell>
          <table:table-cell table:formula="of:=[.Z23]-[.Z22]" office:value-type="float" office:value="0.00280999999999998" calcext:value-type="float">
            <text:p>0.00281</text:p>
          </table:table-cell>
          <table:table-cell table:formula="of:=[.AA23]-[.AA22]" office:value-type="float" office:value="-0.000210000000000043" calcext:value-type="float">
            <text:p>-0.00021</text:p>
          </table:table-cell>
          <table:table-cell office:value-type="float" office:value="0.79283" calcext:value-type="float">
            <text:p>0.79283</text:p>
          </table:table-cell>
          <table:table-cell table:formula="of:=[.AC23]-[.AC22]" office:value-type="float" office:value="0.00168999999999997" calcext:value-type="float">
            <text:p>0.00169</text:p>
          </table:table-cell>
          <table:table-cell table:formula="of:=[.AD23]-[.AD22]" office:value-type="float" office:value="0.000979999999999981" calcext:value-type="float">
            <text:p>0.00098</text:p>
          </table:table-cell>
          <table:table-cell office:value-type="float" office:value="0.50045" calcext:value-type="float">
            <text:p>0.50045</text:p>
          </table:table-cell>
          <table:table-cell table:formula="of:=[.AF23]-[.AF22]" office:value-type="float" office:value="0.000549999999999995" calcext:value-type="float">
            <text:p>0.00055</text:p>
          </table:table-cell>
          <table:table-cell table:formula="of:=[.AG23]-[.AG22]" office:value-type="float" office:value="-0.00001000000000001" calcext:value-type="float">
            <text:p>-1.000000000001E-05</text:p>
          </table:table-cell>
        </table:table-row>
        <table:table-row table:style-name="ro1">
          <table:table-cell/>
          <table:table-cell office:value-type="float" office:value="1.1628" calcext:value-type="float">
            <text:p>1.1628</text:p>
          </table:table-cell>
          <table:table-cell table:formula="of:=[.B24]-[.B23]" office:value-type="float" office:value="0.0147300000000001" calcext:value-type="float">
            <text:p>0.01473</text:p>
          </table:table-cell>
          <table:table-cell table:formula="of:=[.C24]-[.C23]" office:value-type="float" office:value="0.000450000000000284" calcext:value-type="float">
            <text:p>0.00045</text:p>
          </table:table-cell>
          <table:table-cell office:value-type="float" office:value="1.66723" calcext:value-type="float">
            <text:p>1.66723</text:p>
          </table:table-cell>
          <table:table-cell table:formula="of:=[.E24]-[.E23]" office:value-type="float" office:value="0.0240299999999998" calcext:value-type="float">
            <text:p>0.02403</text:p>
          </table:table-cell>
          <table:table-cell table:formula="of:=[.F24]-[.F23]" office:value-type="float" office:value="0.000129999999999519" calcext:value-type="float">
            <text:p>0.00013</text:p>
          </table:table-cell>
          <table:table-cell office:value-type="float" office:value="1.02076" calcext:value-type="float">
            <text:p>1.02076</text:p>
          </table:table-cell>
          <table:table-cell table:formula="of:=[.H24]-[.H23]" office:value-type="float" office:value="0.0193400000000001" calcext:value-type="float">
            <text:p>0.01934</text:p>
          </table:table-cell>
          <table:table-cell table:formula="of:=[.I24]-[.I23]" office:value-type="float" office:value="0.00222000000000022" calcext:value-type="float">
            <text:p>0.00222</text:p>
          </table:table-cell>
          <table:table-cell office:value-type="float" office:value="2.6798" calcext:value-type="float">
            <text:p>2.6798</text:p>
          </table:table-cell>
          <table:table-cell table:formula="of:=[.K24]-[.K23]" office:value-type="float" office:value="0.0440399999999999" calcext:value-type="float">
            <text:p>0.04404</text:p>
          </table:table-cell>
          <table:table-cell table:formula="of:=[.L24]-[.L23]" office:value-type="float" office:value="0.000649999999999373" calcext:value-type="float">
            <text:p>0.000649999999999</text:p>
          </table:table-cell>
          <table:table-cell office:value-type="float" office:value="1.04495" calcext:value-type="float">
            <text:p>1.04495</text:p>
          </table:table-cell>
          <table:table-cell table:formula="of:=[.N24]-[.N23]" office:value-type="float" office:value="0.0128200000000001" calcext:value-type="float">
            <text:p>0.01282</text:p>
          </table:table-cell>
          <table:table-cell table:formula="of:=[.O24]-[.O23]" office:value-type="float" office:value="0.00141000000000013" calcext:value-type="float">
            <text:p>0.00141</text:p>
          </table:table-cell>
          <table:table-cell office:value-type="float" office:value="1.65637" calcext:value-type="float">
            <text:p>1.65637</text:p>
          </table:table-cell>
          <table:table-cell table:formula="of:=[.Q24]-[.Q23]" office:value-type="float" office:value="0.0228599999999999" calcext:value-type="float">
            <text:p>0.02286</text:p>
          </table:table-cell>
          <table:table-cell table:formula="of:=[.R24]-[.R23]" office:value-type="float" office:value="0.00770999999999988" calcext:value-type="float">
            <text:p>0.00771</text:p>
          </table:table-cell>
          <table:table-cell office:value-type="float" office:value="1.12253" calcext:value-type="float">
            <text:p>1.12253</text:p>
          </table:table-cell>
          <table:table-cell table:formula="of:=[.T24]-[.T23]" office:value-type="float" office:value="0.0343" calcext:value-type="float">
            <text:p>0.0343</text:p>
          </table:table-cell>
          <table:table-cell table:formula="of:=[.U24]-[.U23]" office:value-type="float" office:value="0.0697699999999999" calcext:value-type="float">
            <text:p>0.06977</text:p>
          </table:table-cell>
          <table:table-cell office:value-type="float" office:value="1.55857" calcext:value-type="float">
            <text:p>1.55857</text:p>
          </table:table-cell>
          <table:table-cell table:formula="of:=[.W24]-[.W23]" office:value-type="float" office:value="0.02481" calcext:value-type="float">
            <text:p>0.02481</text:p>
          </table:table-cell>
          <table:table-cell table:formula="of:=[.X24]-[.X23]" office:value-type="float" office:value="0.000380000000000047" calcext:value-type="float">
            <text:p>0.00038</text:p>
          </table:table-cell>
          <table:table-cell office:value-type="float" office:value="0.74163" calcext:value-type="float">
            <text:p>0.74163</text:p>
          </table:table-cell>
          <table:table-cell table:formula="of:=[.Z24]-[.Z23]" office:value-type="float" office:value="0.00295999999999996" calcext:value-type="float">
            <text:p>0.00296</text:p>
          </table:table-cell>
          <table:table-cell table:formula="of:=[.AA24]-[.AA23]" office:value-type="float" office:value="0.000149999999999983" calcext:value-type="float">
            <text:p>0.00015</text:p>
          </table:table-cell>
          <table:table-cell office:value-type="float" office:value="0.79316" calcext:value-type="float">
            <text:p>0.79316</text:p>
          </table:table-cell>
          <table:table-cell table:formula="of:=[.AC24]-[.AC23]" office:value-type="float" office:value="0.000330000000000052" calcext:value-type="float">
            <text:p>0.00033</text:p>
          </table:table-cell>
          <table:table-cell table:formula="of:=[.AD24]-[.AD23]" office:value-type="float" office:value="-0.00135999999999992" calcext:value-type="float">
            <text:p>-0.00136</text:p>
          </table:table-cell>
          <table:table-cell office:value-type="float" office:value="0.50097" calcext:value-type="float">
            <text:p>0.50097</text:p>
          </table:table-cell>
          <table:table-cell table:formula="of:=[.AF24]-[.AF23]" office:value-type="float" office:value="0.000519999999999965" calcext:value-type="float">
            <text:p>0.00052</text:p>
          </table:table-cell>
          <table:table-cell table:formula="of:=[.AG24]-[.AG23]" office:value-type="float" office:value="-0.00003000000000003" calcext:value-type="float">
            <text:p>-3.000000000003E-05</text:p>
          </table:table-cell>
        </table:table-row>
        <table:table-row table:style-name="ro1">
          <table:table-cell/>
          <table:table-cell office:value-type="float" office:value="1.17804" calcext:value-type="float">
            <text:p>1.17804</text:p>
          </table:table-cell>
          <table:table-cell table:formula="of:=[.B25]-[.B24]" office:value-type="float" office:value="0.0152399999999999" calcext:value-type="float">
            <text:p>0.01524</text:p>
          </table:table-cell>
          <table:table-cell table:formula="of:=[.C25]-[.C24]" office:value-type="float" office:value="0.000509999999999788" calcext:value-type="float">
            <text:p>0.00051</text:p>
          </table:table-cell>
          <table:table-cell office:value-type="float" office:value="1.69169" calcext:value-type="float">
            <text:p>1.69169</text:p>
          </table:table-cell>
          <table:table-cell table:formula="of:=[.E25]-[.E24]" office:value-type="float" office:value="0.0244599999999999" calcext:value-type="float">
            <text:p>0.02446</text:p>
          </table:table-cell>
          <table:table-cell table:formula="of:=[.F25]-[.F24]" office:value-type="float" office:value="0.000430000000000153" calcext:value-type="float">
            <text:p>0.00043</text:p>
          </table:table-cell>
          <table:table-cell office:value-type="float" office:value="1.03805" calcext:value-type="float">
            <text:p>1.03805</text:p>
          </table:table-cell>
          <table:table-cell table:formula="of:=[.H25]-[.H24]" office:value-type="float" office:value="0.0172899999999998" calcext:value-type="float">
            <text:p>0.01729</text:p>
          </table:table-cell>
          <table:table-cell table:formula="of:=[.I25]-[.I24]" office:value-type="float" office:value="-0.00205000000000033" calcext:value-type="float">
            <text:p>-0.00205</text:p>
          </table:table-cell>
          <table:table-cell office:value-type="float" office:value="2.72723" calcext:value-type="float">
            <text:p>2.72723</text:p>
          </table:table-cell>
          <table:table-cell table:formula="of:=[.K25]-[.K24]" office:value-type="float" office:value="0.0474299999999999" calcext:value-type="float">
            <text:p>0.04743</text:p>
          </table:table-cell>
          <table:table-cell table:formula="of:=[.L25]-[.L24]" office:value-type="float" office:value="0.00339" calcext:value-type="float">
            <text:p>0.00339</text:p>
          </table:table-cell>
          <table:table-cell office:value-type="float" office:value="1.05794" calcext:value-type="float">
            <text:p>1.05794</text:p>
          </table:table-cell>
          <table:table-cell table:formula="of:=[.N25]-[.N24]" office:value-type="float" office:value="0.0129900000000001" calcext:value-type="float">
            <text:p>0.01299</text:p>
          </table:table-cell>
          <table:table-cell table:formula="of:=[.O25]-[.O24]" office:value-type="float" office:value="0.000170000000000003" calcext:value-type="float">
            <text:p>0.00017</text:p>
          </table:table-cell>
          <table:table-cell office:value-type="float" office:value="1.67327" calcext:value-type="float">
            <text:p>1.67327</text:p>
          </table:table-cell>
          <table:table-cell table:formula="of:=[.Q25]-[.Q24]" office:value-type="float" office:value="0.0169000000000001" calcext:value-type="float">
            <text:p>0.0169</text:p>
          </table:table-cell>
          <table:table-cell table:formula="of:=[.R25]-[.R24]" office:value-type="float" office:value="-0.00595999999999974" calcext:value-type="float">
            <text:p>-0.00596</text:p>
          </table:table-cell>
          <table:table-cell office:value-type="float" office:value="1.12471" calcext:value-type="float">
            <text:p>1.12471</text:p>
          </table:table-cell>
          <table:table-cell table:formula="of:=[.T25]-[.T24]" office:value-type="float" office:value="0.00218000000000007" calcext:value-type="float">
            <text:p>0.00218</text:p>
          </table:table-cell>
          <table:table-cell table:formula="of:=[.U25]-[.U24]" office:value-type="float" office:value="-0.0321199999999999" calcext:value-type="float">
            <text:p>-0.03212</text:p>
          </table:table-cell>
          <table:table-cell office:value-type="float" office:value="1.58343" calcext:value-type="float">
            <text:p>1.58343</text:p>
          </table:table-cell>
          <table:table-cell table:formula="of:=[.W25]-[.W24]" office:value-type="float" office:value="0.0248599999999999" calcext:value-type="float">
            <text:p>0.02486</text:p>
          </table:table-cell>
          <table:table-cell table:formula="of:=[.X25]-[.X24]" office:value-type="float" office:value="0.0000499999999998835" calcext:value-type="float">
            <text:p>4.99999999998835E-05</text:p>
          </table:table-cell>
          <table:table-cell office:value-type="float" office:value="0.74451" calcext:value-type="float">
            <text:p>0.74451</text:p>
          </table:table-cell>
          <table:table-cell table:formula="of:=[.Z25]-[.Z24]" office:value-type="float" office:value="0.0028800000000001" calcext:value-type="float">
            <text:p>0.00288</text:p>
          </table:table-cell>
          <table:table-cell table:formula="of:=[.AA25]-[.AA24]" office:value-type="float" office:value="-0.000079999999999858" calcext:value-type="float">
            <text:p>-7.9999999999858E-05</text:p>
          </table:table-cell>
          <table:table-cell office:value-type="float" office:value="0.79462" calcext:value-type="float">
            <text:p>0.79462</text:p>
          </table:table-cell>
          <table:table-cell table:formula="of:=[.AC25]-[.AC24]" office:value-type="float" office:value="0.00146000000000002" calcext:value-type="float">
            <text:p>0.00146</text:p>
          </table:table-cell>
          <table:table-cell table:formula="of:=[.AD25]-[.AD24]" office:value-type="float" office:value="0.00112999999999996" calcext:value-type="float">
            <text:p>0.00113</text:p>
          </table:table-cell>
          <table:table-cell office:value-type="float" office:value="0.50163" calcext:value-type="float">
            <text:p>0.50163</text:p>
          </table:table-cell>
          <table:table-cell table:formula="of:=[.AF25]-[.AF24]" office:value-type="float" office:value="0.000659999999999994" calcext:value-type="float">
            <text:p>0.00066</text:p>
          </table:table-cell>
          <table:table-cell table:formula="of:=[.AG25]-[.AG24]" office:value-type="float" office:value="0.000140000000000029" calcext:value-type="float">
            <text:p>0.00014</text:p>
          </table:table-cell>
        </table:table-row>
        <table:table-row table:style-name="ro1">
          <table:table-cell/>
          <table:table-cell office:value-type="float" office:value="1.19348" calcext:value-type="float">
            <text:p>1.19348</text:p>
          </table:table-cell>
          <table:table-cell table:formula="of:=[.B26]-[.B25]" office:value-type="float" office:value="0.0154400000000001" calcext:value-type="float">
            <text:p>0.01544</text:p>
          </table:table-cell>
          <table:table-cell table:formula="of:=[.C26]-[.C25]" office:value-type="float" office:value="0.0002000000000002" calcext:value-type="float">
            <text:p>0.0002</text:p>
          </table:table-cell>
          <table:table-cell office:value-type="float" office:value="1.71664" calcext:value-type="float">
            <text:p>1.71664</text:p>
          </table:table-cell>
          <table:table-cell table:formula="of:=[.E26]-[.E25]" office:value-type="float" office:value="0.02495" calcext:value-type="float">
            <text:p>0.02495</text:p>
          </table:table-cell>
          <table:table-cell table:formula="of:=[.F26]-[.F25]" office:value-type="float" office:value="0.000490000000000101" calcext:value-type="float">
            <text:p>0.00049</text:p>
          </table:table-cell>
          <table:table-cell office:value-type="float" office:value="1.05514" calcext:value-type="float">
            <text:p>1.05514</text:p>
          </table:table-cell>
          <table:table-cell table:formula="of:=[.H26]-[.H25]" office:value-type="float" office:value="0.0170900000000001" calcext:value-type="float">
            <text:p>0.01709</text:p>
          </table:table-cell>
          <table:table-cell table:formula="of:=[.I26]-[.I25]" office:value-type="float" office:value="-0.000199999999999756" calcext:value-type="float">
            <text:p>-0.0002</text:p>
          </table:table-cell>
          <table:table-cell office:value-type="float" office:value="2.773" calcext:value-type="float">
            <text:p>2.773</text:p>
          </table:table-cell>
          <table:table-cell table:formula="of:=[.K26]-[.K25]" office:value-type="float" office:value="0.0457700000000001" calcext:value-type="float">
            <text:p>0.04577</text:p>
          </table:table-cell>
          <table:table-cell table:formula="of:=[.L26]-[.L25]" office:value-type="float" office:value="-0.00165999999999977" calcext:value-type="float">
            <text:p>-0.00166</text:p>
          </table:table-cell>
          <table:table-cell office:value-type="float" office:value="1.07051" calcext:value-type="float">
            <text:p>1.07051</text:p>
          </table:table-cell>
          <table:table-cell table:formula="of:=[.N26]-[.N25]" office:value-type="float" office:value="0.01257" calcext:value-type="float">
            <text:p>0.01257</text:p>
          </table:table-cell>
          <table:table-cell table:formula="of:=[.O26]-[.O25]" office:value-type="float" office:value="-0.000420000000000087" calcext:value-type="float">
            <text:p>-0.00042</text:p>
          </table:table-cell>
          <table:table-cell office:value-type="float" office:value="1.69428" calcext:value-type="float">
            <text:p>1.69428</text:p>
          </table:table-cell>
          <table:table-cell table:formula="of:=[.Q26]-[.Q25]" office:value-type="float" office:value="0.02101" calcext:value-type="float">
            <text:p>0.02101</text:p>
          </table:table-cell>
          <table:table-cell table:formula="of:=[.R26]-[.R25]" office:value-type="float" office:value="0.00410999999999984" calcext:value-type="float">
            <text:p>0.00411</text:p>
          </table:table-cell>
          <table:table-cell office:value-type="float" office:value="1.13143" calcext:value-type="float">
            <text:p>1.13143</text:p>
          </table:table-cell>
          <table:table-cell table:formula="of:=[.T26]-[.T25]" office:value-type="float" office:value="0.00671999999999984" calcext:value-type="float">
            <text:p>0.00672</text:p>
          </table:table-cell>
          <table:table-cell table:formula="of:=[.U26]-[.U25]" office:value-type="float" office:value="0.00453999999999977" calcext:value-type="float">
            <text:p>0.00454</text:p>
          </table:table-cell>
          <table:table-cell office:value-type="float" office:value="1.60818" calcext:value-type="float">
            <text:p>1.60818</text:p>
          </table:table-cell>
          <table:table-cell table:formula="of:=[.W26]-[.W25]" office:value-type="float" office:value="0.02475" calcext:value-type="float">
            <text:p>0.02475</text:p>
          </table:table-cell>
          <table:table-cell table:formula="of:=[.X26]-[.X25]" office:value-type="float" office:value="-0.000109999999999832" calcext:value-type="float">
            <text:p>-0.00011</text:p>
          </table:table-cell>
          <table:table-cell office:value-type="float" office:value="0.74744" calcext:value-type="float">
            <text:p>0.74744</text:p>
          </table:table-cell>
          <table:table-cell table:formula="of:=[.Z26]-[.Z25]" office:value-type="float" office:value="0.00292999999999999" calcext:value-type="float">
            <text:p>0.00293</text:p>
          </table:table-cell>
          <table:table-cell table:formula="of:=[.AA26]-[.AA25]" office:value-type="float" office:value="0.0000499999999998835" calcext:value-type="float">
            <text:p>4.99999999998835E-05</text:p>
          </table:table-cell>
          <table:table-cell office:value-type="float" office:value="0.79556" calcext:value-type="float">
            <text:p>0.79556</text:p>
          </table:table-cell>
          <table:table-cell table:formula="of:=[.AC26]-[.AC25]" office:value-type="float" office:value="0.000939999999999941" calcext:value-type="float">
            <text:p>0.00094</text:p>
          </table:table-cell>
          <table:table-cell table:formula="of:=[.AD26]-[.AD25]" office:value-type="float" office:value="-0.000520000000000076" calcext:value-type="float">
            <text:p>-0.00052</text:p>
          </table:table-cell>
          <table:table-cell office:value-type="float" office:value="0.50211" calcext:value-type="float">
            <text:p>0.50211</text:p>
          </table:table-cell>
          <table:table-cell table:formula="of:=[.AF26]-[.AF25]" office:value-type="float" office:value="0.000480000000000036" calcext:value-type="float">
            <text:p>0.00048</text:p>
          </table:table-cell>
          <table:table-cell table:formula="of:=[.AG26]-[.AG25]" office:value-type="float" office:value="-0.000179999999999958" calcext:value-type="float">
            <text:p>-0.00018</text:p>
          </table:table-cell>
        </table:table-row>
        <table:table-row table:style-name="ro1">
          <table:table-cell/>
          <table:table-cell office:value-type="float" office:value="1.20929" calcext:value-type="float">
            <text:p>1.20929</text:p>
          </table:table-cell>
          <table:table-cell table:formula="of:=[.B27]-[.B26]" office:value-type="float" office:value="0.0158099999999999" calcext:value-type="float">
            <text:p>0.01581</text:p>
          </table:table-cell>
          <table:table-cell table:formula="of:=[.C27]-[.C26]" office:value-type="float" office:value="0.000369999999999759" calcext:value-type="float">
            <text:p>0.00037</text:p>
          </table:table-cell>
          <table:table-cell office:value-type="float" office:value="1.74149" calcext:value-type="float">
            <text:p>1.74149</text:p>
          </table:table-cell>
          <table:table-cell table:formula="of:=[.E27]-[.E26]" office:value-type="float" office:value="0.0248500000000003" calcext:value-type="float">
            <text:p>0.02485</text:p>
          </table:table-cell>
          <table:table-cell table:formula="of:=[.F27]-[.F26]" office:value-type="float" office:value="-0.0000999999999997669" calcext:value-type="float">
            <text:p>-9.99999999997669E-05</text:p>
          </table:table-cell>
          <table:table-cell office:value-type="float" office:value="1.07291" calcext:value-type="float">
            <text:p>1.07291</text:p>
          </table:table-cell>
          <table:table-cell table:formula="of:=[.H27]-[.H26]" office:value-type="float" office:value="0.0177700000000001" calcext:value-type="float">
            <text:p>0.01777</text:p>
          </table:table-cell>
          <table:table-cell table:formula="of:=[.I27]-[.I26]" office:value-type="float" office:value="0.000680000000000014" calcext:value-type="float">
            <text:p>0.00068</text:p>
          </table:table-cell>
          <table:table-cell office:value-type="float" office:value="2.81978" calcext:value-type="float">
            <text:p>2.81978</text:p>
          </table:table-cell>
          <table:table-cell table:formula="of:=[.K27]-[.K26]" office:value-type="float" office:value="0.04678" calcext:value-type="float">
            <text:p>0.04678</text:p>
          </table:table-cell>
          <table:table-cell table:formula="of:=[.L27]-[.L26]" office:value-type="float" office:value="0.00100999999999996" calcext:value-type="float">
            <text:p>0.00101</text:p>
          </table:table-cell>
          <table:table-cell office:value-type="float" office:value="1.08379" calcext:value-type="float">
            <text:p>1.08379</text:p>
          </table:table-cell>
          <table:table-cell table:formula="of:=[.N27]-[.N26]" office:value-type="float" office:value="0.01328" calcext:value-type="float">
            <text:p>0.01328</text:p>
          </table:table-cell>
          <table:table-cell table:formula="of:=[.O27]-[.O26]" office:value-type="float" office:value="0.000709999999999988" calcext:value-type="float">
            <text:p>0.00071</text:p>
          </table:table-cell>
          <table:table-cell office:value-type="float" office:value="1.71294" calcext:value-type="float">
            <text:p>1.71294</text:p>
          </table:table-cell>
          <table:table-cell table:formula="of:=[.Q27]-[.Q26]" office:value-type="float" office:value="0.0186600000000001" calcext:value-type="float">
            <text:p>0.01866</text:p>
          </table:table-cell>
          <table:table-cell table:formula="of:=[.R27]-[.R26]" office:value-type="float" office:value="-0.00234999999999985" calcext:value-type="float">
            <text:p>-0.00235</text:p>
          </table:table-cell>
          <table:table-cell office:value-type="float" office:value="1.14232" calcext:value-type="float">
            <text:p>1.14232</text:p>
          </table:table-cell>
          <table:table-cell table:formula="of:=[.T27]-[.T26]" office:value-type="float" office:value="0.0108900000000001" calcext:value-type="float">
            <text:p>0.01089</text:p>
          </table:table-cell>
          <table:table-cell table:formula="of:=[.U27]-[.U26]" office:value-type="float" office:value="0.00417000000000023" calcext:value-type="float">
            <text:p>0.00417</text:p>
          </table:table-cell>
          <table:table-cell office:value-type="float" office:value="1.63311" calcext:value-type="float">
            <text:p>1.63311</text:p>
          </table:table-cell>
          <table:table-cell table:formula="of:=[.W27]-[.W26]" office:value-type="float" office:value="0.0249300000000001" calcext:value-type="float">
            <text:p>0.02493</text:p>
          </table:table-cell>
          <table:table-cell table:formula="of:=[.X27]-[.X26]" office:value-type="float" office:value="0.000180000000000069" calcext:value-type="float">
            <text:p>0.00018</text:p>
          </table:table-cell>
          <table:table-cell office:value-type="float" office:value="0.75034" calcext:value-type="float">
            <text:p>0.75034</text:p>
          </table:table-cell>
          <table:table-cell table:formula="of:=[.Z27]-[.Z26]" office:value-type="float" office:value="0.0028999999999999" calcext:value-type="float">
            <text:p>0.0029</text:p>
          </table:table-cell>
          <table:table-cell table:formula="of:=[.AA27]-[.AA26]" office:value-type="float" office:value="-0.0000300000000000855" calcext:value-type="float">
            <text:p>-3.00000000000855E-05</text:p>
          </table:table-cell>
          <table:table-cell office:value-type="float" office:value="0.7964" calcext:value-type="float">
            <text:p>0.7964</text:p>
          </table:table-cell>
          <table:table-cell table:formula="of:=[.AC27]-[.AC26]" office:value-type="float" office:value="0.000840000000000063" calcext:value-type="float">
            <text:p>0.00084</text:p>
          </table:table-cell>
          <table:table-cell table:formula="of:=[.AD27]-[.AD26]" office:value-type="float" office:value="-0.000099999999999878" calcext:value-type="float">
            <text:p>-9.9999999999878E-05</text:p>
          </table:table-cell>
          <table:table-cell office:value-type="float" office:value="0.50263" calcext:value-type="float">
            <text:p>0.50263</text:p>
          </table:table-cell>
          <table:table-cell table:formula="of:=[.AF27]-[.AF26]" office:value-type="float" office:value="0.000519999999999965" calcext:value-type="float">
            <text:p>0.00052</text:p>
          </table:table-cell>
          <table:table-cell table:formula="of:=[.AG27]-[.AG26]" office:value-type="float" office:value="0.000039999999999929" calcext:value-type="float">
            <text:p>3.9999999999929E-05</text:p>
          </table:table-cell>
        </table:table-row>
        <table:table-row table:style-name="ro1">
          <table:table-cell/>
          <table:table-cell office:value-type="float" office:value="1.22559" calcext:value-type="float">
            <text:p>1.22559</text:p>
          </table:table-cell>
          <table:table-cell table:formula="of:=[.B28]-[.B27]" office:value-type="float" office:value="0.0163" calcext:value-type="float">
            <text:p>0.0163</text:p>
          </table:table-cell>
          <table:table-cell table:formula="of:=[.C28]-[.C27]" office:value-type="float" office:value="0.000490000000000101" calcext:value-type="float">
            <text:p>0.00049</text:p>
          </table:table-cell>
          <table:table-cell office:value-type="float" office:value="1.76394" calcext:value-type="float">
            <text:p>1.76394</text:p>
          </table:table-cell>
          <table:table-cell table:formula="of:=[.E28]-[.E27]" office:value-type="float" office:value="0.0224499999999999" calcext:value-type="float">
            <text:p>0.02245</text:p>
          </table:table-cell>
          <table:table-cell table:formula="of:=[.F28]-[.F27]" office:value-type="float" office:value="-0.0024000000000004" calcext:value-type="float">
            <text:p>-0.0024</text:p>
          </table:table-cell>
          <table:table-cell office:value-type="float" office:value="1.09051" calcext:value-type="float">
            <text:p>1.09051</text:p>
          </table:table-cell>
          <table:table-cell table:formula="of:=[.H28]-[.H27]" office:value-type="float" office:value="0.0176000000000001" calcext:value-type="float">
            <text:p>0.0176</text:p>
          </table:table-cell>
          <table:table-cell table:formula="of:=[.I28]-[.I27]" office:value-type="float" office:value="-0.000170000000000003" calcext:value-type="float">
            <text:p>-0.00017</text:p>
          </table:table-cell>
          <table:table-cell office:value-type="float" office:value="2.86642" calcext:value-type="float">
            <text:p>2.86642</text:p>
          </table:table-cell>
          <table:table-cell table:formula="of:=[.K28]-[.K27]" office:value-type="float" office:value="0.04664" calcext:value-type="float">
            <text:p>0.04664</text:p>
          </table:table-cell>
          <table:table-cell table:formula="of:=[.L28]-[.L27]" office:value-type="float" office:value="-0.000140000000000029" calcext:value-type="float">
            <text:p>-0.00014</text:p>
          </table:table-cell>
          <table:table-cell office:value-type="float" office:value="1.09689" calcext:value-type="float">
            <text:p>1.09689</text:p>
          </table:table-cell>
          <table:table-cell table:formula="of:=[.N28]-[.N27]" office:value-type="float" office:value="0.0130999999999999" calcext:value-type="float">
            <text:p>0.0131</text:p>
          </table:table-cell>
          <table:table-cell table:formula="of:=[.O28]-[.O27]" office:value-type="float" office:value="-0.000180000000000069" calcext:value-type="float">
            <text:p>-0.00018</text:p>
          </table:table-cell>
          <table:table-cell office:value-type="float" office:value="1.73276" calcext:value-type="float">
            <text:p>1.73276</text:p>
          </table:table-cell>
          <table:table-cell table:formula="of:=[.Q28]-[.Q27]" office:value-type="float" office:value="0.01982" calcext:value-type="float">
            <text:p>0.01982</text:p>
          </table:table-cell>
          <table:table-cell table:formula="of:=[.R28]-[.R27]" office:value-type="float" office:value="0.00115999999999983" calcext:value-type="float">
            <text:p>0.00116</text:p>
          </table:table-cell>
          <table:table-cell office:value-type="float" office:value="1.15417" calcext:value-type="float">
            <text:p>1.15417</text:p>
          </table:table-cell>
          <table:table-cell table:formula="of:=[.T28]-[.T27]" office:value-type="float" office:value="0.0118499999999999" calcext:value-type="float">
            <text:p>0.01185</text:p>
          </table:table-cell>
          <table:table-cell table:formula="of:=[.U28]-[.U27]" office:value-type="float" office:value="0.00095999999999985" calcext:value-type="float">
            <text:p>0.00096</text:p>
          </table:table-cell>
          <table:table-cell office:value-type="float" office:value="1.65816" calcext:value-type="float">
            <text:p>1.65816</text:p>
          </table:table-cell>
          <table:table-cell table:formula="of:=[.W28]-[.W27]" office:value-type="float" office:value="0.02505" calcext:value-type="float">
            <text:p>0.02505</text:p>
          </table:table-cell>
          <table:table-cell table:formula="of:=[.X28]-[.X27]" office:value-type="float" office:value="0.000119999999999898" calcext:value-type="float">
            <text:p>0.00012</text:p>
          </table:table-cell>
          <table:table-cell office:value-type="float" office:value="0.75328" calcext:value-type="float">
            <text:p>0.75328</text:p>
          </table:table-cell>
          <table:table-cell table:formula="of:=[.Z28]-[.Z27]" office:value-type="float" office:value="0.00294000000000005" calcext:value-type="float">
            <text:p>0.00294</text:p>
          </table:table-cell>
          <table:table-cell table:formula="of:=[.AA28]-[.AA27]" office:value-type="float" office:value="0.000040000000000151" calcext:value-type="float">
            <text:p>4.0000000000151E-05</text:p>
          </table:table-cell>
          <table:table-cell office:value-type="float" office:value="0.79777" calcext:value-type="float">
            <text:p>0.79777</text:p>
          </table:table-cell>
          <table:table-cell table:formula="of:=[.AC28]-[.AC27]" office:value-type="float" office:value="0.00136999999999998" calcext:value-type="float">
            <text:p>0.00137</text:p>
          </table:table-cell>
          <table:table-cell table:formula="of:=[.AD28]-[.AD27]" office:value-type="float" office:value="0.000529999999999919" calcext:value-type="float">
            <text:p>0.00053</text:p>
          </table:table-cell>
          <table:table-cell office:value-type="float" office:value="0.50327" calcext:value-type="float">
            <text:p>0.50327</text:p>
          </table:table-cell>
          <table:table-cell table:formula="of:=[.AF28]-[.AF27]" office:value-type="float" office:value="0.000639999999999974" calcext:value-type="float">
            <text:p>0.00064</text:p>
          </table:table-cell>
          <table:table-cell table:formula="of:=[.AG28]-[.AG27]" office:value-type="float" office:value="0.000120000000000009" calcext:value-type="float">
            <text:p>0.00012</text:p>
          </table:table-cell>
        </table:table-row>
        <table:table-row table:style-name="ro1">
          <table:table-cell/>
          <table:table-cell office:value-type="float" office:value="1.24216" calcext:value-type="float">
            <text:p>1.24216</text:p>
          </table:table-cell>
          <table:table-cell table:formula="of:=[.B29]-[.B28]" office:value-type="float" office:value="0.01657" calcext:value-type="float">
            <text:p>0.01657</text:p>
          </table:table-cell>
          <table:table-cell table:formula="of:=[.C29]-[.C28]" office:value-type="float" office:value="0.000269999999999992" calcext:value-type="float">
            <text:p>0.00027</text:p>
          </table:table-cell>
          <table:table-cell office:value-type="float" office:value="1.78847" calcext:value-type="float">
            <text:p>1.78847</text:p>
          </table:table-cell>
          <table:table-cell table:formula="of:=[.E29]-[.E28]" office:value-type="float" office:value="0.0245300000000002" calcext:value-type="float">
            <text:p>0.02453</text:p>
          </table:table-cell>
          <table:table-cell table:formula="of:=[.F29]-[.F28]" office:value-type="float" office:value="0.0020800000000003" calcext:value-type="float">
            <text:p>0.00208</text:p>
          </table:table-cell>
          <table:table-cell office:value-type="float" office:value="1.10813" calcext:value-type="float">
            <text:p>1.10813</text:p>
          </table:table-cell>
          <table:table-cell table:formula="of:=[.H29]-[.H28]" office:value-type="float" office:value="0.01762" calcext:value-type="float">
            <text:p>0.01762</text:p>
          </table:table-cell>
          <table:table-cell table:formula="of:=[.I29]-[.I28]" office:value-type="float" office:value="0.000019999999999909" calcext:value-type="float">
            <text:p>1.9999999999909E-05</text:p>
          </table:table-cell>
          <table:table-cell office:value-type="float" office:value="2.89178" calcext:value-type="float">
            <text:p>2.89178</text:p>
          </table:table-cell>
          <table:table-cell table:formula="of:=[.K29]-[.K28]" office:value-type="float" office:value="0.02536" calcext:value-type="float">
            <text:p>0.02536</text:p>
          </table:table-cell>
          <table:table-cell table:formula="of:=[.L29]-[.L28]" office:value-type="float" office:value="-0.02128" calcext:value-type="float">
            <text:p>-0.02128</text:p>
          </table:table-cell>
          <table:table-cell office:value-type="float" office:value="1.11018" calcext:value-type="float">
            <text:p>1.11018</text:p>
          </table:table-cell>
          <table:table-cell table:formula="of:=[.N29]-[.N28]" office:value-type="float" office:value="0.01329" calcext:value-type="float">
            <text:p>0.01329</text:p>
          </table:table-cell>
          <table:table-cell table:formula="of:=[.O29]-[.O28]" office:value-type="float" office:value="0.000190000000000135" calcext:value-type="float">
            <text:p>0.00019</text:p>
          </table:table-cell>
          <table:table-cell office:value-type="float" office:value="1.75248" calcext:value-type="float">
            <text:p>1.75248</text:p>
          </table:table-cell>
          <table:table-cell table:formula="of:=[.Q29]-[.Q28]" office:value-type="float" office:value="0.01972" calcext:value-type="float">
            <text:p>0.01972</text:p>
          </table:table-cell>
          <table:table-cell table:formula="of:=[.R29]-[.R28]" office:value-type="float" office:value="-0.000099999999999989" calcext:value-type="float">
            <text:p>-9.9999999999989E-05</text:p>
          </table:table-cell>
          <table:table-cell office:value-type="float" office:value="1.15874" calcext:value-type="float">
            <text:p>1.15874</text:p>
          </table:table-cell>
          <table:table-cell table:formula="of:=[.T29]-[.T28]" office:value-type="float" office:value="0.00457000000000019" calcext:value-type="float">
            <text:p>0.00457</text:p>
          </table:table-cell>
          <table:table-cell table:formula="of:=[.U29]-[.U28]" office:value-type="float" office:value="-0.00727999999999973" calcext:value-type="float">
            <text:p>-0.00728</text:p>
          </table:table-cell>
          <table:table-cell office:value-type="float" office:value="1.68579" calcext:value-type="float">
            <text:p>1.68579</text:p>
          </table:table-cell>
          <table:table-cell table:formula="of:=[.W29]-[.W28]" office:value-type="float" office:value="0.0276299999999998" calcext:value-type="float">
            <text:p>0.02763</text:p>
          </table:table-cell>
          <table:table-cell table:formula="of:=[.X29]-[.X28]" office:value-type="float" office:value="0.0025799999999998" calcext:value-type="float">
            <text:p>0.00258</text:p>
          </table:table-cell>
          <table:table-cell office:value-type="float" office:value="0.75619" calcext:value-type="float">
            <text:p>0.75619</text:p>
          </table:table-cell>
          <table:table-cell table:formula="of:=[.Z29]-[.Z28]" office:value-type="float" office:value="0.00290999999999997" calcext:value-type="float">
            <text:p>0.00291</text:p>
          </table:table-cell>
          <table:table-cell table:formula="of:=[.AA29]-[.AA28]" office:value-type="float" office:value="-0.0000300000000000855" calcext:value-type="float">
            <text:p>-3.00000000000855E-05</text:p>
          </table:table-cell>
          <table:table-cell office:value-type="float" office:value="0.79851" calcext:value-type="float">
            <text:p>0.79851</text:p>
          </table:table-cell>
          <table:table-cell table:formula="of:=[.AC29]-[.AC28]" office:value-type="float" office:value="0.000739999999999963" calcext:value-type="float">
            <text:p>0.00074</text:p>
          </table:table-cell>
          <table:table-cell table:formula="of:=[.AD29]-[.AD28]" office:value-type="float" office:value="-0.000630000000000019" calcext:value-type="float">
            <text:p>-0.00063</text:p>
          </table:table-cell>
          <table:table-cell office:value-type="float" office:value="0.50377" calcext:value-type="float">
            <text:p>0.50377</text:p>
          </table:table-cell>
          <table:table-cell table:formula="of:=[.AF29]-[.AF28]" office:value-type="float" office:value="0.000500000000000056" calcext:value-type="float">
            <text:p>0.0005</text:p>
          </table:table-cell>
          <table:table-cell table:formula="of:=[.AG29]-[.AG28]" office:value-type="float" office:value="-0.000139999999999918" calcext:value-type="float">
            <text:p>-0.00014</text:p>
          </table:table-cell>
        </table:table-row>
        <table:table-row table:style-name="ro1">
          <table:table-cell/>
          <table:table-cell office:value-type="float" office:value="1.25908" calcext:value-type="float">
            <text:p>1.25908</text:p>
          </table:table-cell>
          <table:table-cell table:formula="of:=[.B30]-[.B29]" office:value-type="float" office:value="0.01692" calcext:value-type="float">
            <text:p>0.01692</text:p>
          </table:table-cell>
          <table:table-cell table:formula="of:=[.C30]-[.C29]" office:value-type="float" office:value="0.000350000000000072" calcext:value-type="float">
            <text:p>0.00035</text:p>
          </table:table-cell>
          <table:table-cell office:value-type="float" office:value="1.81194" calcext:value-type="float">
            <text:p>1.81194</text:p>
          </table:table-cell>
          <table:table-cell table:formula="of:=[.E30]-[.E29]" office:value-type="float" office:value="0.0234699999999999" calcext:value-type="float">
            <text:p>0.02347</text:p>
          </table:table-cell>
          <table:table-cell table:formula="of:=[.F30]-[.F29]" office:value-type="float" office:value="-0.00106000000000028" calcext:value-type="float">
            <text:p>-0.00106</text:p>
          </table:table-cell>
          <table:table-cell office:value-type="float" office:value="1.12586" calcext:value-type="float">
            <text:p>1.12586</text:p>
          </table:table-cell>
          <table:table-cell table:formula="of:=[.H30]-[.H29]" office:value-type="float" office:value="0.01773" calcext:value-type="float">
            <text:p>0.01773</text:p>
          </table:table-cell>
          <table:table-cell table:formula="of:=[.I30]-[.I29]" office:value-type="float" office:value="0.000110000000000055" calcext:value-type="float">
            <text:p>0.00011</text:p>
          </table:table-cell>
          <table:table-cell office:value-type="float" office:value="2.94954" calcext:value-type="float">
            <text:p>2.94954</text:p>
          </table:table-cell>
          <table:table-cell table:formula="of:=[.K30]-[.K29]" office:value-type="float" office:value="0.0577599999999996" calcext:value-type="float">
            <text:p>0.05776</text:p>
          </table:table-cell>
          <table:table-cell table:formula="of:=[.L30]-[.L29]" office:value-type="float" office:value="0.0323999999999995" calcext:value-type="float">
            <text:p>0.0324</text:p>
          </table:table-cell>
          <table:table-cell office:value-type="float" office:value="1.12337" calcext:value-type="float">
            <text:p>1.12337</text:p>
          </table:table-cell>
          <table:table-cell table:formula="of:=[.N30]-[.N29]" office:value-type="float" office:value="0.01319" calcext:value-type="float">
            <text:p>0.01319</text:p>
          </table:table-cell>
          <table:table-cell table:formula="of:=[.O30]-[.O29]" office:value-type="float" office:value="-0.000099999999999989" calcext:value-type="float">
            <text:p>-9.9999999999989E-05</text:p>
          </table:table-cell>
          <table:table-cell office:value-type="float" office:value="1.7718" calcext:value-type="float">
            <text:p>1.7718</text:p>
          </table:table-cell>
          <table:table-cell table:formula="of:=[.Q30]-[.Q29]" office:value-type="float" office:value="0.01932" calcext:value-type="float">
            <text:p>0.01932</text:p>
          </table:table-cell>
          <table:table-cell table:formula="of:=[.R30]-[.R29]" office:value-type="float" office:value="-0.000399999999999956" calcext:value-type="float">
            <text:p>-0.0004</text:p>
          </table:table-cell>
          <table:table-cell office:value-type="float" office:value="1.17109" calcext:value-type="float">
            <text:p>1.17109</text:p>
          </table:table-cell>
          <table:table-cell table:formula="of:=[.T30]-[.T29]" office:value-type="float" office:value="0.0123499999999999" calcext:value-type="float">
            <text:p>0.01235</text:p>
          </table:table-cell>
          <table:table-cell table:formula="of:=[.U30]-[.U29]" office:value-type="float" office:value="0.00777999999999968" calcext:value-type="float">
            <text:p>0.00778</text:p>
          </table:table-cell>
          <table:table-cell office:value-type="float" office:value="1.71361" calcext:value-type="float">
            <text:p>1.71361</text:p>
          </table:table-cell>
          <table:table-cell table:formula="of:=[.W30]-[.W29]" office:value-type="float" office:value="0.0278200000000002" calcext:value-type="float">
            <text:p>0.02782</text:p>
          </table:table-cell>
          <table:table-cell table:formula="of:=[.X30]-[.X29]" office:value-type="float" office:value="0.000190000000000357" calcext:value-type="float">
            <text:p>0.00019</text:p>
          </table:table-cell>
          <table:table-cell office:value-type="float" office:value="0.75912" calcext:value-type="float">
            <text:p>0.75912</text:p>
          </table:table-cell>
          <table:table-cell table:formula="of:=[.Z30]-[.Z29]" office:value-type="float" office:value="0.00292999999999999" calcext:value-type="float">
            <text:p>0.00293</text:p>
          </table:table-cell>
          <table:table-cell table:formula="of:=[.AA30]-[.AA29]" office:value-type="float" office:value="0.00002000000000002" calcext:value-type="float">
            <text:p>2.000000000002E-05</text:p>
          </table:table-cell>
          <table:table-cell office:value-type="float" office:value="0.79972" calcext:value-type="float">
            <text:p>0.79972</text:p>
          </table:table-cell>
          <table:table-cell table:formula="of:=[.AC30]-[.AC29]" office:value-type="float" office:value="0.00121000000000004" calcext:value-type="float">
            <text:p>0.00121</text:p>
          </table:table-cell>
          <table:table-cell table:formula="of:=[.AD30]-[.AD29]" office:value-type="float" office:value="0.000470000000000081" calcext:value-type="float">
            <text:p>0.00047</text:p>
          </table:table-cell>
          <table:table-cell office:value-type="float" office:value="0.50445" calcext:value-type="float">
            <text:p>0.50445</text:p>
          </table:table-cell>
          <table:table-cell table:formula="of:=[.AF30]-[.AF29]" office:value-type="float" office:value="0.000680000000000014" calcext:value-type="float">
            <text:p>0.00068</text:p>
          </table:table-cell>
          <table:table-cell table:formula="of:=[.AG30]-[.AG29]" office:value-type="float" office:value="0.000179999999999958" calcext:value-type="float">
            <text:p>0.00018</text:p>
          </table:table-cell>
        </table:table-row>
        <table:table-row table:style-name="ro1">
          <table:table-cell/>
          <table:table-cell office:value-type="float" office:value="1.27647" calcext:value-type="float">
            <text:p>1.27647</text:p>
          </table:table-cell>
          <table:table-cell table:formula="of:=[.B31]-[.B30]" office:value-type="float" office:value="0.01739" calcext:value-type="float">
            <text:p>0.01739</text:p>
          </table:table-cell>
          <table:table-cell table:formula="of:=[.C31]-[.C30]" office:value-type="float" office:value="0.00046999999999997" calcext:value-type="float">
            <text:p>0.00047</text:p>
          </table:table-cell>
          <table:table-cell office:value-type="float" office:value="1.83766" calcext:value-type="float">
            <text:p>1.83766</text:p>
          </table:table-cell>
          <table:table-cell table:formula="of:=[.E31]-[.E30]" office:value-type="float" office:value="0.02572" calcext:value-type="float">
            <text:p>0.02572</text:p>
          </table:table-cell>
          <table:table-cell table:formula="of:=[.F31]-[.F30]" office:value-type="float" office:value="0.00225000000000009" calcext:value-type="float">
            <text:p>0.00225</text:p>
          </table:table-cell>
          <table:table-cell office:value-type="float" office:value="1.14368" calcext:value-type="float">
            <text:p>1.14368</text:p>
          </table:table-cell>
          <table:table-cell table:formula="of:=[.H31]-[.H30]" office:value-type="float" office:value="0.0178199999999999" calcext:value-type="float">
            <text:p>0.01782</text:p>
          </table:table-cell>
          <table:table-cell table:formula="of:=[.I31]-[.I30]" office:value-type="float" office:value="0.0000899999999999235" calcext:value-type="float">
            <text:p>8.99999999999235E-05</text:p>
          </table:table-cell>
          <table:table-cell office:value-type="float" office:value="3.00145" calcext:value-type="float">
            <text:p>3.00145</text:p>
          </table:table-cell>
          <table:table-cell table:formula="of:=[.K31]-[.K30]" office:value-type="float" office:value="0.0519100000000003" calcext:value-type="float">
            <text:p>0.05191</text:p>
          </table:table-cell>
          <table:table-cell table:formula="of:=[.L31]-[.L30]" office:value-type="float" office:value="-0.00584999999999925" calcext:value-type="float">
            <text:p>-0.005849999999999</text:p>
          </table:table-cell>
          <table:table-cell office:value-type="float" office:value="1.13671" calcext:value-type="float">
            <text:p>1.13671</text:p>
          </table:table-cell>
          <table:table-cell table:formula="of:=[.N31]-[.N30]" office:value-type="float" office:value="0.0133399999999999" calcext:value-type="float">
            <text:p>0.01334</text:p>
          </table:table-cell>
          <table:table-cell table:formula="of:=[.O31]-[.O30]" office:value-type="float" office:value="0.000149999999999872" calcext:value-type="float">
            <text:p>0.00015</text:p>
          </table:table-cell>
          <table:table-cell office:value-type="float" office:value="1.79191" calcext:value-type="float">
            <text:p>1.79191</text:p>
          </table:table-cell>
          <table:table-cell table:formula="of:=[.Q31]-[.Q30]" office:value-type="float" office:value="0.0201100000000001" calcext:value-type="float">
            <text:p>0.02011</text:p>
          </table:table-cell>
          <table:table-cell table:formula="of:=[.R31]-[.R30]" office:value-type="float" office:value="0.000790000000000068" calcext:value-type="float">
            <text:p>0.00079</text:p>
          </table:table-cell>
          <table:table-cell office:value-type="float" office:value="1.18074" calcext:value-type="float">
            <text:p>1.18074</text:p>
          </table:table-cell>
          <table:table-cell table:formula="of:=[.T31]-[.T30]" office:value-type="float" office:value="0.00965000000000016" calcext:value-type="float">
            <text:p>0.00965</text:p>
          </table:table-cell>
          <table:table-cell table:formula="of:=[.U31]-[.U30]" office:value-type="float" office:value="-0.0026999999999997" calcext:value-type="float">
            <text:p>-0.0027</text:p>
          </table:table-cell>
          <table:table-cell office:value-type="float" office:value="1.73501" calcext:value-type="float">
            <text:p>1.73501</text:p>
          </table:table-cell>
          <table:table-cell table:formula="of:=[.W31]-[.W30]" office:value-type="float" office:value="0.0213999999999999" calcext:value-type="float">
            <text:p>0.0214</text:p>
          </table:table-cell>
          <table:table-cell table:formula="of:=[.X31]-[.X30]" office:value-type="float" office:value="-0.00642000000000031" calcext:value-type="float">
            <text:p>-0.00642</text:p>
          </table:table-cell>
          <table:table-cell office:value-type="float" office:value="0.76206" calcext:value-type="float">
            <text:p>0.76206</text:p>
          </table:table-cell>
          <table:table-cell table:formula="of:=[.Z31]-[.Z30]" office:value-type="float" office:value="0.00294000000000005" calcext:value-type="float">
            <text:p>0.00294</text:p>
          </table:table-cell>
          <table:table-cell table:formula="of:=[.AA31]-[.AA30]" office:value-type="float" office:value="0.0000100000000000655" calcext:value-type="float">
            <text:p>1.00000000000655E-05</text:p>
          </table:table-cell>
          <table:table-cell office:value-type="float" office:value="0.80078" calcext:value-type="float">
            <text:p>0.80078</text:p>
          </table:table-cell>
          <table:table-cell table:formula="of:=[.AC31]-[.AC30]" office:value-type="float" office:value="0.00105999999999995" calcext:value-type="float">
            <text:p>0.00106</text:p>
          </table:table-cell>
          <table:table-cell table:formula="of:=[.AD31]-[.AD30]" office:value-type="float" office:value="-0.000150000000000095" calcext:value-type="float">
            <text:p>-0.00015</text:p>
          </table:table-cell>
          <table:table-cell office:value-type="float" office:value="0.50497" calcext:value-type="float">
            <text:p>0.50497</text:p>
          </table:table-cell>
          <table:table-cell table:formula="of:=[.AF31]-[.AF30]" office:value-type="float" office:value="0.000519999999999965" calcext:value-type="float">
            <text:p>0.00052</text:p>
          </table:table-cell>
          <table:table-cell table:formula="of:=[.AG31]-[.AG30]" office:value-type="float" office:value="-0.000160000000000049" calcext:value-type="float">
            <text:p>-0.00016</text:p>
          </table:table-cell>
        </table:table-row>
        <table:table-row table:style-name="ro1">
          <table:table-cell/>
          <table:table-cell office:value-type="float" office:value="1.29416" calcext:value-type="float">
            <text:p>1.29416</text:p>
          </table:table-cell>
          <table:table-cell table:formula="of:=[.B32]-[.B31]" office:value-type="float" office:value="0.01769" calcext:value-type="float">
            <text:p>0.01769</text:p>
          </table:table-cell>
          <table:table-cell table:formula="of:=[.C32]-[.C31]" office:value-type="float" office:value="0.000299999999999967" calcext:value-type="float">
            <text:p>0.0003</text:p>
          </table:table-cell>
          <table:table-cell office:value-type="float" office:value="1.86197" calcext:value-type="float">
            <text:p>1.86197</text:p>
          </table:table-cell>
          <table:table-cell table:formula="of:=[.E32]-[.E31]" office:value-type="float" office:value="0.0243100000000001" calcext:value-type="float">
            <text:p>0.02431</text:p>
          </table:table-cell>
          <table:table-cell table:formula="of:=[.F32]-[.F31]" office:value-type="float" office:value="-0.00140999999999991" calcext:value-type="float">
            <text:p>-0.00141</text:p>
          </table:table-cell>
          <table:table-cell office:value-type="float" office:value="1.16149" calcext:value-type="float">
            <text:p>1.16149</text:p>
          </table:table-cell>
          <table:table-cell table:formula="of:=[.H32]-[.H31]" office:value-type="float" office:value="0.0178100000000001" calcext:value-type="float">
            <text:p>0.01781</text:p>
          </table:table-cell>
          <table:table-cell table:formula="of:=[.I32]-[.I31]" office:value-type="float" office:value="-0.00000999999999984347" calcext:value-type="float">
            <text:p>-9.99999999984347E-06</text:p>
          </table:table-cell>
          <table:table-cell office:value-type="float" office:value="3.04637" calcext:value-type="float">
            <text:p>3.04637</text:p>
          </table:table-cell>
          <table:table-cell table:formula="of:=[.K32]-[.K31]" office:value-type="float" office:value="0.0449199999999999" calcext:value-type="float">
            <text:p>0.04492</text:p>
          </table:table-cell>
          <table:table-cell table:formula="of:=[.L32]-[.L31]" office:value-type="float" office:value="-0.0069900000000005" calcext:value-type="float">
            <text:p>-0.006990000000001</text:p>
          </table:table-cell>
          <table:table-cell office:value-type="float" office:value="1.15001" calcext:value-type="float">
            <text:p>1.15001</text:p>
          </table:table-cell>
          <table:table-cell table:formula="of:=[.N32]-[.N31]" office:value-type="float" office:value="0.0133000000000001" calcext:value-type="float">
            <text:p>0.0133</text:p>
          </table:table-cell>
          <table:table-cell table:formula="of:=[.O32]-[.O31]" office:value-type="float" office:value="-0.000039999999999818" calcext:value-type="float">
            <text:p>-3.9999999999818E-05</text:p>
          </table:table-cell>
          <table:table-cell office:value-type="float" office:value="1.81137" calcext:value-type="float">
            <text:p>1.81137</text:p>
          </table:table-cell>
          <table:table-cell table:formula="of:=[.Q32]-[.Q31]" office:value-type="float" office:value="0.01946" calcext:value-type="float">
            <text:p>0.01946</text:p>
          </table:table-cell>
          <table:table-cell table:formula="of:=[.R32]-[.R31]" office:value-type="float" office:value="-0.000650000000000039" calcext:value-type="float">
            <text:p>-0.00065</text:p>
          </table:table-cell>
          <table:table-cell office:value-type="float" office:value="1.1881" calcext:value-type="float">
            <text:p>1.1881</text:p>
          </table:table-cell>
          <table:table-cell table:formula="of:=[.T32]-[.T31]" office:value-type="float" office:value="0.00735999999999981" calcext:value-type="float">
            <text:p>0.00736</text:p>
          </table:table-cell>
          <table:table-cell table:formula="of:=[.U32]-[.U31]" office:value-type="float" office:value="-0.00229000000000035" calcext:value-type="float">
            <text:p>-0.00229</text:p>
          </table:table-cell>
          <table:table-cell office:value-type="float" office:value="1.7655" calcext:value-type="float">
            <text:p>1.7655</text:p>
          </table:table-cell>
          <table:table-cell table:formula="of:=[.W32]-[.W31]" office:value-type="float" office:value="0.0304900000000001" calcext:value-type="float">
            <text:p>0.03049</text:p>
          </table:table-cell>
          <table:table-cell table:formula="of:=[.X32]-[.X31]" office:value-type="float" office:value="0.00909000000000026" calcext:value-type="float">
            <text:p>0.00909</text:p>
          </table:table-cell>
          <table:table-cell office:value-type="float" office:value="0.765" calcext:value-type="float">
            <text:p>0.765</text:p>
          </table:table-cell>
          <table:table-cell table:formula="of:=[.Z32]-[.Z31]" office:value-type="float" office:value="0.00293999999999994" calcext:value-type="float">
            <text:p>0.00294</text:p>
          </table:table-cell>
          <table:table-cell table:formula="of:=[.AA32]-[.AA31]" office:value-type="float" office:value="-1.11022302462516E-016" calcext:value-type="float">
            <text:p>-1.11022302462516E-16</text:p>
          </table:table-cell>
          <table:table-cell office:value-type="float" office:value="0.80172" calcext:value-type="float">
            <text:p>0.80172</text:p>
          </table:table-cell>
          <table:table-cell table:formula="of:=[.AC32]-[.AC31]" office:value-type="float" office:value="0.000940000000000052" calcext:value-type="float">
            <text:p>0.00094</text:p>
          </table:table-cell>
          <table:table-cell table:formula="of:=[.AD32]-[.AD31]" office:value-type="float" office:value="-0.000119999999999898" calcext:value-type="float">
            <text:p>-0.00012</text:p>
          </table:table-cell>
          <table:table-cell office:value-type="float" office:value="0.50556" calcext:value-type="float">
            <text:p>0.50556</text:p>
          </table:table-cell>
          <table:table-cell table:formula="of:=[.AF32]-[.AF31]" office:value-type="float" office:value="0.000589999999999979" calcext:value-type="float">
            <text:p>0.00059</text:p>
          </table:table-cell>
          <table:table-cell table:formula="of:=[.AG32]-[.AG31]" office:value-type="float" office:value="0.0000700000000000145" calcext:value-type="float">
            <text:p>7.00000000000145E-05</text:p>
          </table:table-cell>
        </table:table-row>
        <table:table-row table:style-name="ro1">
          <table:table-cell/>
          <table:table-cell office:value-type="float" office:value="1.31186" calcext:value-type="float">
            <text:p>1.31186</text:p>
          </table:table-cell>
          <table:table-cell table:formula="of:=[.B33]-[.B32]" office:value-type="float" office:value="0.0177000000000001" calcext:value-type="float">
            <text:p>0.0177</text:p>
          </table:table-cell>
          <table:table-cell table:formula="of:=[.C33]-[.C32]" office:value-type="float" office:value="0.0000100000000000655" calcext:value-type="float">
            <text:p>1.00000000000655E-05</text:p>
          </table:table-cell>
          <table:table-cell office:value-type="float" office:value="1.88725" calcext:value-type="float">
            <text:p>1.88725</text:p>
          </table:table-cell>
          <table:table-cell table:formula="of:=[.E33]-[.E32]" office:value-type="float" office:value="0.02528" calcext:value-type="float">
            <text:p>0.02528</text:p>
          </table:table-cell>
          <table:table-cell table:formula="of:=[.F33]-[.F32]" office:value-type="float" office:value="0.000969999999999915" calcext:value-type="float">
            <text:p>0.00097</text:p>
          </table:table-cell>
          <table:table-cell office:value-type="float" office:value="1.17937" calcext:value-type="float">
            <text:p>1.17937</text:p>
          </table:table-cell>
          <table:table-cell table:formula="of:=[.H33]-[.H32]" office:value-type="float" office:value="0.0178799999999999" calcext:value-type="float">
            <text:p>0.01788</text:p>
          </table:table-cell>
          <table:table-cell table:formula="of:=[.I33]-[.I32]" office:value-type="float" office:value="0.0000699999999997924" calcext:value-type="float">
            <text:p>6.99999999997924E-05</text:p>
          </table:table-cell>
          <table:table-cell office:value-type="float" office:value="3.09412" calcext:value-type="float">
            <text:p>3.09412</text:p>
          </table:table-cell>
          <table:table-cell table:formula="of:=[.K33]-[.K32]" office:value-type="float" office:value="0.0477500000000002" calcext:value-type="float">
            <text:p>0.04775</text:p>
          </table:table-cell>
          <table:table-cell table:formula="of:=[.L33]-[.L32]" office:value-type="float" office:value="0.00283000000000033" calcext:value-type="float">
            <text:p>0.00283</text:p>
          </table:table-cell>
          <table:table-cell office:value-type="float" office:value="1.16339" calcext:value-type="float">
            <text:p>1.16339</text:p>
          </table:table-cell>
          <table:table-cell table:formula="of:=[.N33]-[.N32]" office:value-type="float" office:value="0.0133799999999999" calcext:value-type="float">
            <text:p>0.01338</text:p>
          </table:table-cell>
          <table:table-cell table:formula="of:=[.O33]-[.O32]" office:value-type="float" office:value="0.000079999999999858" calcext:value-type="float">
            <text:p>7.9999999999858E-05</text:p>
          </table:table-cell>
          <table:table-cell office:value-type="float" office:value="1.83146" calcext:value-type="float">
            <text:p>1.83146</text:p>
          </table:table-cell>
          <table:table-cell table:formula="of:=[.Q33]-[.Q32]" office:value-type="float" office:value="0.0200899999999999" calcext:value-type="float">
            <text:p>0.02009</text:p>
          </table:table-cell>
          <table:table-cell table:formula="of:=[.R33]-[.R32]" office:value-type="float" office:value="0.000629999999999908" calcext:value-type="float">
            <text:p>0.00063</text:p>
          </table:table-cell>
          <table:table-cell office:value-type="float" office:value="1.19943" calcext:value-type="float">
            <text:p>1.19943</text:p>
          </table:table-cell>
          <table:table-cell table:formula="of:=[.T33]-[.T32]" office:value-type="float" office:value="0.0113300000000001" calcext:value-type="float">
            <text:p>0.01133</text:p>
          </table:table-cell>
          <table:table-cell table:formula="of:=[.U33]-[.U32]" office:value-type="float" office:value="0.00397000000000025" calcext:value-type="float">
            <text:p>0.00397</text:p>
          </table:table-cell>
          <table:table-cell office:value-type="float" office:value="1.78837" calcext:value-type="float">
            <text:p>1.78837</text:p>
          </table:table-cell>
          <table:table-cell table:formula="of:=[.W33]-[.W32]" office:value-type="float" office:value="0.0228699999999999" calcext:value-type="float">
            <text:p>0.02287</text:p>
          </table:table-cell>
          <table:table-cell table:formula="of:=[.X33]-[.X32]" office:value-type="float" office:value="-0.00762000000000018" calcext:value-type="float">
            <text:p>-0.00762</text:p>
          </table:table-cell>
          <table:table-cell office:value-type="float" office:value="0.76793" calcext:value-type="float">
            <text:p>0.76793</text:p>
          </table:table-cell>
          <table:table-cell table:formula="of:=[.Z33]-[.Z32]" office:value-type="float" office:value="0.0029300000000001" calcext:value-type="float">
            <text:p>0.00293</text:p>
          </table:table-cell>
          <table:table-cell table:formula="of:=[.AA33]-[.AA32]" office:value-type="float" office:value="-0.00000999999999984347" calcext:value-type="float">
            <text:p>-9.99999999984347E-06</text:p>
          </table:table-cell>
          <table:table-cell office:value-type="float" office:value="0.80294" calcext:value-type="float">
            <text:p>0.80294</text:p>
          </table:table-cell>
          <table:table-cell table:formula="of:=[.AC33]-[.AC32]" office:value-type="float" office:value="0.00122" calcext:value-type="float">
            <text:p>0.00122</text:p>
          </table:table-cell>
          <table:table-cell table:formula="of:=[.AD33]-[.AD32]" office:value-type="float" office:value="0.000279999999999947" calcext:value-type="float">
            <text:p>0.00028</text:p>
          </table:table-cell>
          <table:table-cell office:value-type="float" office:value="0.50607" calcext:value-type="float">
            <text:p>0.50607</text:p>
          </table:table-cell>
          <table:table-cell table:formula="of:=[.AF33]-[.AF32]" office:value-type="float" office:value="0.00051000000000001" calcext:value-type="float">
            <text:p>0.00051</text:p>
          </table:table-cell>
          <table:table-cell table:formula="of:=[.AG33]-[.AG32]" office:value-type="float" office:value="-0.000079999999999969" calcext:value-type="float">
            <text:p>-7.9999999999969E-05</text:p>
          </table:table-cell>
        </table:table-row>
        <table:table-row table:style-name="ro1">
          <table:table-cell/>
          <table:table-cell office:value-type="float" office:value="1.33044" calcext:value-type="float">
            <text:p>1.33044</text:p>
          </table:table-cell>
          <table:table-cell table:formula="of:=[.B34]-[.B33]" office:value-type="float" office:value="0.01858" calcext:value-type="float">
            <text:p>0.01858</text:p>
          </table:table-cell>
          <table:table-cell table:formula="of:=[.C34]-[.C33]" office:value-type="float" office:value="0.000879999999999992" calcext:value-type="float">
            <text:p>0.00088</text:p>
          </table:table-cell>
          <table:table-cell office:value-type="float" office:value="1.91254" calcext:value-type="float">
            <text:p>1.91254</text:p>
          </table:table-cell>
          <table:table-cell table:formula="of:=[.E34]-[.E33]" office:value-type="float" office:value="0.02529" calcext:value-type="float">
            <text:p>0.02529</text:p>
          </table:table-cell>
          <table:table-cell table:formula="of:=[.F34]-[.F33]" office:value-type="float" office:value="0.0000100000000000655" calcext:value-type="float">
            <text:p>1.00000000000655E-05</text:p>
          </table:table-cell>
          <table:table-cell office:value-type="float" office:value="1.19735" calcext:value-type="float">
            <text:p>1.19735</text:p>
          </table:table-cell>
          <table:table-cell table:formula="of:=[.H34]-[.H33]" office:value-type="float" office:value="0.0179800000000001" calcext:value-type="float">
            <text:p>0.01798</text:p>
          </table:table-cell>
          <table:table-cell table:formula="of:=[.I34]-[.I33]" office:value-type="float" office:value="0.000100000000000211" calcext:value-type="float">
            <text:p>0.0001</text:p>
          </table:table-cell>
          <table:table-cell office:value-type="float" office:value="3.14347" calcext:value-type="float">
            <text:p>3.14347</text:p>
          </table:table-cell>
          <table:table-cell table:formula="of:=[.K34]-[.K33]" office:value-type="float" office:value="0.04935" calcext:value-type="float">
            <text:p>0.04935</text:p>
          </table:table-cell>
          <table:table-cell table:formula="of:=[.L34]-[.L33]" office:value-type="float" office:value="0.00159999999999982" calcext:value-type="float">
            <text:p>0.0016</text:p>
          </table:table-cell>
          <table:table-cell office:value-type="float" office:value="1.17682" calcext:value-type="float">
            <text:p>1.17682</text:p>
          </table:table-cell>
          <table:table-cell table:formula="of:=[.N34]-[.N33]" office:value-type="float" office:value="0.0134300000000001" calcext:value-type="float">
            <text:p>0.01343</text:p>
          </table:table-cell>
          <table:table-cell table:formula="of:=[.O34]-[.O33]" office:value-type="float" office:value="0.0000500000000001055" calcext:value-type="float">
            <text:p>5.00000000001055E-05</text:p>
          </table:table-cell>
          <table:table-cell office:value-type="float" office:value="1.85127" calcext:value-type="float">
            <text:p>1.85127</text:p>
          </table:table-cell>
          <table:table-cell table:formula="of:=[.Q34]-[.Q33]" office:value-type="float" office:value="0.0198099999999999" calcext:value-type="float">
            <text:p>0.01981</text:p>
          </table:table-cell>
          <table:table-cell table:formula="of:=[.R34]-[.R33]" office:value-type="float" office:value="-0.000280000000000058" calcext:value-type="float">
            <text:p>-0.00028</text:p>
          </table:table-cell>
          <table:table-cell office:value-type="float" office:value="1.20881" calcext:value-type="float">
            <text:p>1.20881</text:p>
          </table:table-cell>
          <table:table-cell table:formula="of:=[.T34]-[.T33]" office:value-type="float" office:value="0.00937999999999994" calcext:value-type="float">
            <text:p>0.00938</text:p>
          </table:table-cell>
          <table:table-cell table:formula="of:=[.U34]-[.U33]" office:value-type="float" office:value="-0.00195000000000012" calcext:value-type="float">
            <text:p>-0.00195</text:p>
          </table:table-cell>
          <table:table-cell office:value-type="float" office:value="1.81588" calcext:value-type="float">
            <text:p>1.81588</text:p>
          </table:table-cell>
          <table:table-cell table:formula="of:=[.W34]-[.W33]" office:value-type="float" office:value="0.0275099999999999" calcext:value-type="float">
            <text:p>0.02751</text:p>
          </table:table-cell>
          <table:table-cell table:formula="of:=[.X34]-[.X33]" office:value-type="float" office:value="0.00463999999999998" calcext:value-type="float">
            <text:p>0.00464</text:p>
          </table:table-cell>
          <table:table-cell office:value-type="float" office:value="0.77089" calcext:value-type="float">
            <text:p>0.77089</text:p>
          </table:table-cell>
          <table:table-cell table:formula="of:=[.Z34]-[.Z33]" office:value-type="float" office:value="0.00295999999999996" calcext:value-type="float">
            <text:p>0.00296</text:p>
          </table:table-cell>
          <table:table-cell table:formula="of:=[.AA34]-[.AA33]" office:value-type="float" office:value="0.0000299999999998635" calcext:value-type="float">
            <text:p>2.99999999998635E-05</text:p>
          </table:table-cell>
          <table:table-cell office:value-type="float" office:value="0.80389" calcext:value-type="float">
            <text:p>0.80389</text:p>
          </table:table-cell>
          <table:table-cell table:formula="of:=[.AC34]-[.AC33]" office:value-type="float" office:value="0.000950000000000006" calcext:value-type="float">
            <text:p>0.00095</text:p>
          </table:table-cell>
          <table:table-cell table:formula="of:=[.AD34]-[.AD33]" office:value-type="float" office:value="-0.000269999999999992" calcext:value-type="float">
            <text:p>-0.00027</text:p>
          </table:table-cell>
          <table:table-cell office:value-type="float" office:value="0.50669" calcext:value-type="float">
            <text:p>0.50669</text:p>
          </table:table-cell>
          <table:table-cell table:formula="of:=[.AF34]-[.AF33]" office:value-type="float" office:value="0.000620000000000065" calcext:value-type="float">
            <text:p>0.00062</text:p>
          </table:table-cell>
          <table:table-cell table:formula="of:=[.AG34]-[.AG33]" office:value-type="float" office:value="0.000110000000000055" calcext:value-type="float">
            <text:p>0.00011</text:p>
          </table:table-cell>
        </table:table-row>
        <table:table-row table:style-name="ro1">
          <table:table-cell/>
          <table:table-cell office:value-type="float" office:value="1.34936" calcext:value-type="float">
            <text:p>1.34936</text:p>
          </table:table-cell>
          <table:table-cell table:formula="of:=[.B35]-[.B34]" office:value-type="float" office:value="0.0189199999999998" calcext:value-type="float">
            <text:p>0.01892</text:p>
          </table:table-cell>
          <table:table-cell table:formula="of:=[.C35]-[.C34]" office:value-type="float" office:value="0.000339999999999785" calcext:value-type="float">
            <text:p>0.00034</text:p>
          </table:table-cell>
          <table:table-cell office:value-type="float" office:value="1.93765" calcext:value-type="float">
            <text:p>1.93765</text:p>
          </table:table-cell>
          <table:table-cell table:formula="of:=[.E35]-[.E34]" office:value-type="float" office:value="0.02511" calcext:value-type="float">
            <text:p>0.02511</text:p>
          </table:table-cell>
          <table:table-cell table:formula="of:=[.F35]-[.F34]" office:value-type="float" office:value="-0.000180000000000069" calcext:value-type="float">
            <text:p>-0.00018</text:p>
          </table:table-cell>
          <table:table-cell office:value-type="float" office:value="1.21532" calcext:value-type="float">
            <text:p>1.21532</text:p>
          </table:table-cell>
          <table:table-cell table:formula="of:=[.H35]-[.H34]" office:value-type="float" office:value="0.0179699999999998" calcext:value-type="float">
            <text:p>0.01797</text:p>
          </table:table-cell>
          <table:table-cell table:formula="of:=[.I35]-[.I34]" office:value-type="float" office:value="-0.0000100000000002876" calcext:value-type="float">
            <text:p>-1.00000000002876E-05</text:p>
          </table:table-cell>
          <table:table-cell office:value-type="float" office:value="3.19119" calcext:value-type="float">
            <text:p>3.19119</text:p>
          </table:table-cell>
          <table:table-cell table:formula="of:=[.K35]-[.K34]" office:value-type="float" office:value="0.04772" calcext:value-type="float">
            <text:p>0.04772</text:p>
          </table:table-cell>
          <table:table-cell table:formula="of:=[.L35]-[.L34]" office:value-type="float" office:value="-0.00163000000000002" calcext:value-type="float">
            <text:p>-0.00163</text:p>
          </table:table-cell>
          <table:table-cell office:value-type="float" office:value="1.1902" calcext:value-type="float">
            <text:p>1.1902</text:p>
          </table:table-cell>
          <table:table-cell table:formula="of:=[.N35]-[.N34]" office:value-type="float" office:value="0.0133799999999999" calcext:value-type="float">
            <text:p>0.01338</text:p>
          </table:table-cell>
          <table:table-cell table:formula="of:=[.O35]-[.O34]" office:value-type="float" office:value="-0.0000500000000001055" calcext:value-type="float">
            <text:p>-5.00000000001055E-05</text:p>
          </table:table-cell>
          <table:table-cell office:value-type="float" office:value="1.87122" calcext:value-type="float">
            <text:p>1.87122</text:p>
          </table:table-cell>
          <table:table-cell table:formula="of:=[.Q35]-[.Q34]" office:value-type="float" office:value="0.0199500000000001" calcext:value-type="float">
            <text:p>0.01995</text:p>
          </table:table-cell>
          <table:table-cell table:formula="of:=[.R35]-[.R34]" office:value-type="float" office:value="0.000140000000000251" calcext:value-type="float">
            <text:p>0.00014</text:p>
          </table:table-cell>
          <table:table-cell office:value-type="float" office:value="1.21745" calcext:value-type="float">
            <text:p>1.21745</text:p>
          </table:table-cell>
          <table:table-cell table:formula="of:=[.T35]-[.T34]" office:value-type="float" office:value="0.00863999999999998" calcext:value-type="float">
            <text:p>0.00864</text:p>
          </table:table-cell>
          <table:table-cell table:formula="of:=[.U35]-[.U34]" office:value-type="float" office:value="-0.000739999999999963" calcext:value-type="float">
            <text:p>-0.00074</text:p>
          </table:table-cell>
          <table:table-cell office:value-type="float" office:value="1.84218" calcext:value-type="float">
            <text:p>1.84218</text:p>
          </table:table-cell>
          <table:table-cell table:formula="of:=[.W35]-[.W34]" office:value-type="float" office:value="0.0263" calcext:value-type="float">
            <text:p>0.0263</text:p>
          </table:table-cell>
          <table:table-cell table:formula="of:=[.X35]-[.X34]" office:value-type="float" office:value="-0.00120999999999993" calcext:value-type="float">
            <text:p>-0.00121</text:p>
          </table:table-cell>
          <table:table-cell office:value-type="float" office:value="0.77383" calcext:value-type="float">
            <text:p>0.77383</text:p>
          </table:table-cell>
          <table:table-cell table:formula="of:=[.Z35]-[.Z34]" office:value-type="float" office:value="0.00293999999999994" calcext:value-type="float">
            <text:p>0.00294</text:p>
          </table:table-cell>
          <table:table-cell table:formula="of:=[.AA35]-[.AA34]" office:value-type="float" office:value="-0.00002000000000002" calcext:value-type="float">
            <text:p>-2.000000000002E-05</text:p>
          </table:table-cell>
          <table:table-cell office:value-type="float" office:value="0.80501" calcext:value-type="float">
            <text:p>0.80501</text:p>
          </table:table-cell>
          <table:table-cell table:formula="of:=[.AC35]-[.AC34]" office:value-type="float" office:value="0.00112000000000001" calcext:value-type="float">
            <text:p>0.00112</text:p>
          </table:table-cell>
          <table:table-cell table:formula="of:=[.AD35]-[.AD34]" office:value-type="float" office:value="0.000170000000000003" calcext:value-type="float">
            <text:p>0.00017</text:p>
          </table:table-cell>
          <table:table-cell office:value-type="float" office:value="0.50725" calcext:value-type="float">
            <text:p>0.50725</text:p>
          </table:table-cell>
          <table:table-cell table:formula="of:=[.AF35]-[.AF34]" office:value-type="float" office:value="0.000560000000000005" calcext:value-type="float">
            <text:p>0.00056</text:p>
          </table:table-cell>
          <table:table-cell table:formula="of:=[.AG35]-[.AG34]" office:value-type="float" office:value="-0.00006000000000006" calcext:value-type="float">
            <text:p>-6.000000000006E-05</text:p>
          </table:table-cell>
        </table:table-row>
        <table:table-row table:style-name="ro1">
          <table:table-cell/>
          <table:table-cell office:value-type="float" office:value="1.36851" calcext:value-type="float">
            <text:p>1.36851</text:p>
          </table:table-cell>
          <table:table-cell table:formula="of:=[.B36]-[.B35]" office:value-type="float" office:value="0.0191500000000002" calcext:value-type="float">
            <text:p>0.01915</text:p>
          </table:table-cell>
          <table:table-cell table:formula="of:=[.C36]-[.C35]" office:value-type="float" office:value="0.000230000000000397" calcext:value-type="float">
            <text:p>0.00023</text:p>
          </table:table-cell>
          <table:table-cell office:value-type="float" office:value="1.96305" calcext:value-type="float">
            <text:p>1.96305</text:p>
          </table:table-cell>
          <table:table-cell table:formula="of:=[.E36]-[.E35]" office:value-type="float" office:value="0.0253999999999999" calcext:value-type="float">
            <text:p>0.0254</text:p>
          </table:table-cell>
          <table:table-cell table:formula="of:=[.F36]-[.F35]" office:value-type="float" office:value="0.000289999999999901" calcext:value-type="float">
            <text:p>0.00029</text:p>
          </table:table-cell>
          <table:table-cell office:value-type="float" office:value="1.23336" calcext:value-type="float">
            <text:p>1.23336</text:p>
          </table:table-cell>
          <table:table-cell table:formula="of:=[.H36]-[.H35]" office:value-type="float" office:value="0.0180400000000001" calcext:value-type="float">
            <text:p>0.01804</text:p>
          </table:table-cell>
          <table:table-cell table:formula="of:=[.I36]-[.I35]" office:value-type="float" office:value="0.0000700000000002365" calcext:value-type="float">
            <text:p>7.00000000002365E-05</text:p>
          </table:table-cell>
          <table:table-cell office:value-type="float" office:value="3.24032" calcext:value-type="float">
            <text:p>3.24032</text:p>
          </table:table-cell>
          <table:table-cell table:formula="of:=[.K36]-[.K35]" office:value-type="float" office:value="0.0491299999999999" calcext:value-type="float">
            <text:p>0.04913</text:p>
          </table:table-cell>
          <table:table-cell table:formula="of:=[.L36]-[.L35]" office:value-type="float" office:value="0.00140999999999991" calcext:value-type="float">
            <text:p>0.00141</text:p>
          </table:table-cell>
          <table:table-cell office:value-type="float" office:value="1.20375" calcext:value-type="float">
            <text:p>1.20375</text:p>
          </table:table-cell>
          <table:table-cell table:formula="of:=[.N36]-[.N35]" office:value-type="float" office:value="0.0135500000000002" calcext:value-type="float">
            <text:p>0.01355</text:p>
          </table:table-cell>
          <table:table-cell table:formula="of:=[.O36]-[.O35]" office:value-type="float" office:value="0.000170000000000226" calcext:value-type="float">
            <text:p>0.00017</text:p>
          </table:table-cell>
          <table:table-cell office:value-type="float" office:value="1.89101" calcext:value-type="float">
            <text:p>1.89101</text:p>
          </table:table-cell>
          <table:table-cell table:formula="of:=[.Q36]-[.Q35]" office:value-type="float" office:value="0.01979" calcext:value-type="float">
            <text:p>0.01979</text:p>
          </table:table-cell>
          <table:table-cell table:formula="of:=[.R36]-[.R35]" office:value-type="float" office:value="-0.00016000000000016" calcext:value-type="float">
            <text:p>-0.00016</text:p>
          </table:table-cell>
          <table:table-cell office:value-type="float" office:value="1.22803" calcext:value-type="float">
            <text:p>1.22803</text:p>
          </table:table-cell>
          <table:table-cell table:formula="of:=[.T36]-[.T35]" office:value-type="float" office:value="0.01058" calcext:value-type="float">
            <text:p>0.01058</text:p>
          </table:table-cell>
          <table:table-cell table:formula="of:=[.U36]-[.U35]" office:value-type="float" office:value="0.00194000000000005" calcext:value-type="float">
            <text:p>0.00194</text:p>
          </table:table-cell>
          <table:table-cell office:value-type="float" office:value="1.86746" calcext:value-type="float">
            <text:p>1.86746</text:p>
          </table:table-cell>
          <table:table-cell table:formula="of:=[.W36]-[.W35]" office:value-type="float" office:value="0.0252800000000002" calcext:value-type="float">
            <text:p>0.02528</text:p>
          </table:table-cell>
          <table:table-cell table:formula="of:=[.X36]-[.X35]" office:value-type="float" office:value="-0.0010199999999998" calcext:value-type="float">
            <text:p>-0.00102</text:p>
          </table:table-cell>
          <table:table-cell office:value-type="float" office:value="0.77679" calcext:value-type="float">
            <text:p>0.77679</text:p>
          </table:table-cell>
          <table:table-cell table:formula="of:=[.Z36]-[.Z35]" office:value-type="float" office:value="0.00296000000000007" calcext:value-type="float">
            <text:p>0.00296</text:p>
          </table:table-cell>
          <table:table-cell table:formula="of:=[.AA36]-[.AA35]" office:value-type="float" office:value="0.000020000000000131" calcext:value-type="float">
            <text:p>2.0000000000131E-05</text:p>
          </table:table-cell>
          <table:table-cell office:value-type="float" office:value="0.80611" calcext:value-type="float">
            <text:p>0.80611</text:p>
          </table:table-cell>
          <table:table-cell table:formula="of:=[.AC36]-[.AC35]" office:value-type="float" office:value="0.00109999999999999" calcext:value-type="float">
            <text:p>0.0011</text:p>
          </table:table-cell>
          <table:table-cell table:formula="of:=[.AD36]-[.AD35]" office:value-type="float" office:value="-0.00002000000000002" calcext:value-type="float">
            <text:p>-2.000000000002E-05</text:p>
          </table:table-cell>
          <table:table-cell office:value-type="float" office:value="0.50782" calcext:value-type="float">
            <text:p>0.50782</text:p>
          </table:table-cell>
          <table:table-cell table:formula="of:=[.AF36]-[.AF35]" office:value-type="float" office:value="0.000569999999999959" calcext:value-type="float">
            <text:p>0.00057</text:p>
          </table:table-cell>
          <table:table-cell table:formula="of:=[.AG36]-[.AG35]" office:value-type="float" office:value="0.00000999999999995449" calcext:value-type="float">
            <text:p>9.99999999995449E-06</text:p>
          </table:table-cell>
        </table:table-row>
        <table:table-row table:style-name="ro1">
          <table:table-cell/>
          <table:table-cell office:value-type="float" office:value="1.38818" calcext:value-type="float">
            <text:p>1.38818</text:p>
          </table:table-cell>
          <table:table-cell table:formula="of:=[.B37]-[.B36]" office:value-type="float" office:value="0.0196699999999999" calcext:value-type="float">
            <text:p>0.01967</text:p>
          </table:table-cell>
          <table:table-cell table:formula="of:=[.C37]-[.C36]" office:value-type="float" office:value="0.000519999999999632" calcext:value-type="float">
            <text:p>0.00052</text:p>
          </table:table-cell>
          <table:table-cell office:value-type="float" office:value="1.98861" calcext:value-type="float">
            <text:p>1.98861</text:p>
          </table:table-cell>
          <table:table-cell table:formula="of:=[.E37]-[.E36]" office:value-type="float" office:value="0.02556" calcext:value-type="float">
            <text:p>0.02556</text:p>
          </table:table-cell>
          <table:table-cell table:formula="of:=[.F37]-[.F36]" office:value-type="float" office:value="0.00016000000000016" calcext:value-type="float">
            <text:p>0.00016</text:p>
          </table:table-cell>
          <table:table-cell office:value-type="float" office:value="1.2515" calcext:value-type="float">
            <text:p>1.2515</text:p>
          </table:table-cell>
          <table:table-cell table:formula="of:=[.H37]-[.H36]" office:value-type="float" office:value="0.01814" calcext:value-type="float">
            <text:p>0.01814</text:p>
          </table:table-cell>
          <table:table-cell table:formula="of:=[.I37]-[.I36]" office:value-type="float" office:value="0.000099999999999989" calcext:value-type="float">
            <text:p>9.9999999999989E-05</text:p>
          </table:table-cell>
          <table:table-cell office:value-type="float" office:value="3.29062" calcext:value-type="float">
            <text:p>3.29062</text:p>
          </table:table-cell>
          <table:table-cell table:formula="of:=[.K37]-[.K36]" office:value-type="float" office:value="0.0503" calcext:value-type="float">
            <text:p>0.0503</text:p>
          </table:table-cell>
          <table:table-cell table:formula="of:=[.L37]-[.L36]" office:value-type="float" office:value="0.00117000000000012" calcext:value-type="float">
            <text:p>0.00117</text:p>
          </table:table-cell>
          <table:table-cell office:value-type="float" office:value="1.21728" calcext:value-type="float">
            <text:p>1.21728</text:p>
          </table:table-cell>
          <table:table-cell table:formula="of:=[.N37]-[.N36]" office:value-type="float" office:value="0.01353" calcext:value-type="float">
            <text:p>0.01353</text:p>
          </table:table-cell>
          <table:table-cell table:formula="of:=[.O37]-[.O36]" office:value-type="float" office:value="-0.000020000000000131" calcext:value-type="float">
            <text:p>-2.0000000000131E-05</text:p>
          </table:table-cell>
          <table:table-cell office:value-type="float" office:value="1.91123" calcext:value-type="float">
            <text:p>1.91123</text:p>
          </table:table-cell>
          <table:table-cell table:formula="of:=[.Q37]-[.Q36]" office:value-type="float" office:value="0.0202200000000001" calcext:value-type="float">
            <text:p>0.02022</text:p>
          </table:table-cell>
          <table:table-cell table:formula="of:=[.R37]-[.R36]" office:value-type="float" office:value="0.000430000000000153" calcext:value-type="float">
            <text:p>0.00043</text:p>
          </table:table-cell>
          <table:table-cell office:value-type="float" office:value="1.23781" calcext:value-type="float">
            <text:p>1.23781</text:p>
          </table:table-cell>
          <table:table-cell table:formula="of:=[.T37]-[.T36]" office:value-type="float" office:value="0.00978000000000012" calcext:value-type="float">
            <text:p>0.00978</text:p>
          </table:table-cell>
          <table:table-cell table:formula="of:=[.U37]-[.U36]" office:value-type="float" office:value="-0.000799999999999912" calcext:value-type="float">
            <text:p>-0.0008</text:p>
          </table:table-cell>
          <table:table-cell office:value-type="float" office:value="1.89533" calcext:value-type="float">
            <text:p>1.89533</text:p>
          </table:table-cell>
          <table:table-cell table:formula="of:=[.W37]-[.W36]" office:value-type="float" office:value="0.0278699999999998" calcext:value-type="float">
            <text:p>0.02787</text:p>
          </table:table-cell>
          <table:table-cell table:formula="of:=[.X37]-[.X36]" office:value-type="float" office:value="0.00258999999999965" calcext:value-type="float">
            <text:p>0.00259</text:p>
          </table:table-cell>
          <table:table-cell office:value-type="float" office:value="0.77975" calcext:value-type="float">
            <text:p>0.77975</text:p>
          </table:table-cell>
          <table:table-cell table:formula="of:=[.Z37]-[.Z36]" office:value-type="float" office:value="0.00295999999999996" calcext:value-type="float">
            <text:p>0.00296</text:p>
          </table:table-cell>
          <table:table-cell table:formula="of:=[.AA37]-[.AA36]" office:value-type="float" office:value="-1.11022302462516E-016" calcext:value-type="float">
            <text:p>-1.11022302462516E-16</text:p>
          </table:table-cell>
          <table:table-cell office:value-type="float" office:value="0.80713" calcext:value-type="float">
            <text:p>0.80713</text:p>
          </table:table-cell>
          <table:table-cell table:formula="of:=[.AC37]-[.AC36]" office:value-type="float" office:value="0.00101999999999991" calcext:value-type="float">
            <text:p>0.00102</text:p>
          </table:table-cell>
          <table:table-cell table:formula="of:=[.AD37]-[.AD36]" office:value-type="float" office:value="-0.00008000000000008" calcext:value-type="float">
            <text:p>-8.000000000008E-05</text:p>
          </table:table-cell>
          <table:table-cell office:value-type="float" office:value="0.50848" calcext:value-type="float">
            <text:p>0.50848</text:p>
          </table:table-cell>
          <table:table-cell table:formula="of:=[.AF37]-[.AF36]" office:value-type="float" office:value="0.000659999999999994" calcext:value-type="float">
            <text:p>0.00066</text:p>
          </table:table-cell>
          <table:table-cell table:formula="of:=[.AG37]-[.AG36]" office:value-type="float" office:value="0.0000900000000000345" calcext:value-type="float">
            <text:p>9.00000000000345E-05</text:p>
          </table:table-cell>
        </table:table-row>
        <table:table-row table:style-name="ro1">
          <table:table-cell/>
          <table:table-cell office:value-type="float" office:value="1.40463" calcext:value-type="float">
            <text:p>1.40463</text:p>
          </table:table-cell>
          <table:table-cell table:formula="of:=[.B38]-[.B37]" office:value-type="float" office:value="0.0164500000000001" calcext:value-type="float">
            <text:p>0.01645</text:p>
          </table:table-cell>
          <table:table-cell table:formula="of:=[.C38]-[.C37]" office:value-type="float" office:value="-0.00321999999999978" calcext:value-type="float">
            <text:p>-0.00322</text:p>
          </table:table-cell>
          <table:table-cell office:value-type="float" office:value="2.01423" calcext:value-type="float">
            <text:p>2.01423</text:p>
          </table:table-cell>
          <table:table-cell table:formula="of:=[.E38]-[.E37]" office:value-type="float" office:value="0.02562" calcext:value-type="float">
            <text:p>0.02562</text:p>
          </table:table-cell>
          <table:table-cell table:formula="of:=[.F38]-[.F37]" office:value-type="float" office:value="0.000059999999999949" calcext:value-type="float">
            <text:p>5.9999999999949E-05</text:p>
          </table:table-cell>
          <table:table-cell office:value-type="float" office:value="1.26963" calcext:value-type="float">
            <text:p>1.26963</text:p>
          </table:table-cell>
          <table:table-cell table:formula="of:=[.H38]-[.H37]" office:value-type="float" office:value="0.01813" calcext:value-type="float">
            <text:p>0.01813</text:p>
          </table:table-cell>
          <table:table-cell table:formula="of:=[.I38]-[.I37]" office:value-type="float" office:value="-0.0000100000000000655" calcext:value-type="float">
            <text:p>-1.00000000000655E-05</text:p>
          </table:table-cell>
          <table:table-cell office:value-type="float" office:value="3.33904" calcext:value-type="float">
            <text:p>3.33904</text:p>
          </table:table-cell>
          <table:table-cell table:formula="of:=[.K38]-[.K37]" office:value-type="float" office:value="0.0484199999999997" calcext:value-type="float">
            <text:p>0.04842</text:p>
          </table:table-cell>
          <table:table-cell table:formula="of:=[.L38]-[.L37]" office:value-type="float" office:value="-0.00188000000000033" calcext:value-type="float">
            <text:p>-0.00188</text:p>
          </table:table-cell>
          <table:table-cell office:value-type="float" office:value="1.23084" calcext:value-type="float">
            <text:p>1.23084</text:p>
          </table:table-cell>
          <table:table-cell table:formula="of:=[.N38]-[.N37]" office:value-type="float" office:value="0.0135599999999998" calcext:value-type="float">
            <text:p>0.01356</text:p>
          </table:table-cell>
          <table:table-cell table:formula="of:=[.O38]-[.O37]" office:value-type="float" office:value="0.0000299999999997524" calcext:value-type="float">
            <text:p>2.99999999997524E-05</text:p>
          </table:table-cell>
          <table:table-cell office:value-type="float" office:value="1.93141" calcext:value-type="float">
            <text:p>1.93141</text:p>
          </table:table-cell>
          <table:table-cell table:formula="of:=[.Q38]-[.Q37]" office:value-type="float" office:value="0.0201799999999999" calcext:value-type="float">
            <text:p>0.02018</text:p>
          </table:table-cell>
          <table:table-cell table:formula="of:=[.R38]-[.R37]" office:value-type="float" office:value="-0.0000400000000002621" calcext:value-type="float">
            <text:p>-4.00000000002621E-05</text:p>
          </table:table-cell>
          <table:table-cell office:value-type="float" office:value="1.2473" calcext:value-type="float">
            <text:p>1.2473</text:p>
          </table:table-cell>
          <table:table-cell table:formula="of:=[.T38]-[.T37]" office:value-type="float" office:value="0.00949" calcext:value-type="float">
            <text:p>0.00949</text:p>
          </table:table-cell>
          <table:table-cell table:formula="of:=[.U38]-[.U37]" office:value-type="float" office:value="-0.000290000000000123" calcext:value-type="float">
            <text:p>-0.00029</text:p>
          </table:table-cell>
          <table:table-cell office:value-type="float" office:value="1.92087" calcext:value-type="float">
            <text:p>1.92087</text:p>
          </table:table-cell>
          <table:table-cell table:formula="of:=[.W38]-[.W37]" office:value-type="float" office:value="0.0255400000000001" calcext:value-type="float">
            <text:p>0.02554</text:p>
          </table:table-cell>
          <table:table-cell table:formula="of:=[.X38]-[.X37]" office:value-type="float" office:value="-0.00232999999999972" calcext:value-type="float">
            <text:p>-0.00233</text:p>
          </table:table-cell>
          <table:table-cell office:value-type="float" office:value="0.78271" calcext:value-type="float">
            <text:p>0.78271</text:p>
          </table:table-cell>
          <table:table-cell table:formula="of:=[.Z38]-[.Z37]" office:value-type="float" office:value="0.00295999999999996" calcext:value-type="float">
            <text:p>0.00296</text:p>
          </table:table-cell>
          <table:table-cell table:formula="of:=[.AA38]-[.AA37]" office:value-type="float" office:value="0" calcext:value-type="float">
            <text:p>0</text:p>
          </table:table-cell>
          <table:table-cell office:value-type="float" office:value="0.80829" calcext:value-type="float">
            <text:p>0.80829</text:p>
          </table:table-cell>
          <table:table-cell table:formula="of:=[.AC38]-[.AC37]" office:value-type="float" office:value="0.00116000000000005" calcext:value-type="float">
            <text:p>0.00116</text:p>
          </table:table-cell>
          <table:table-cell table:formula="of:=[.AD38]-[.AD37]" office:value-type="float" office:value="0.00014000000000014" calcext:value-type="float">
            <text:p>0.00014</text:p>
          </table:table-cell>
          <table:table-cell office:value-type="float" office:value="0.50893" calcext:value-type="float">
            <text:p>0.50893</text:p>
          </table:table-cell>
          <table:table-cell table:formula="of:=[.AF38]-[.AF37]" office:value-type="float" office:value="0.00044999999999995" calcext:value-type="float">
            <text:p>0.00045</text:p>
          </table:table-cell>
          <table:table-cell table:formula="of:=[.AG38]-[.AG37]" office:value-type="float" office:value="-0.000210000000000043" calcext:value-type="float">
            <text:p>-0.00021</text:p>
          </table:table-cell>
        </table:table-row>
        <table:table-row table:style-name="ro1">
          <table:table-cell/>
          <table:table-cell office:value-type="float" office:value="1.4248" calcext:value-type="float">
            <text:p>1.4248</text:p>
          </table:table-cell>
          <table:table-cell table:formula="of:=[.B39]-[.B38]" office:value-type="float" office:value="0.02017" calcext:value-type="float">
            <text:p>0.02017</text:p>
          </table:table-cell>
          <table:table-cell table:formula="of:=[.C39]-[.C38]" office:value-type="float" office:value="0.00371999999999995" calcext:value-type="float">
            <text:p>0.00372</text:p>
          </table:table-cell>
          <table:table-cell office:value-type="float" office:value="2.03998" calcext:value-type="float">
            <text:p>2.03998</text:p>
          </table:table-cell>
          <table:table-cell table:formula="of:=[.E39]-[.E38]" office:value-type="float" office:value="0.0257499999999999" calcext:value-type="float">
            <text:p>0.02575</text:p>
          </table:table-cell>
          <table:table-cell table:formula="of:=[.F39]-[.F38]" office:value-type="float" office:value="0.000129999999999963" calcext:value-type="float">
            <text:p>0.00013</text:p>
          </table:table-cell>
          <table:table-cell office:value-type="float" office:value="1.28789" calcext:value-type="float">
            <text:p>1.28789</text:p>
          </table:table-cell>
          <table:table-cell table:formula="of:=[.H39]-[.H38]" office:value-type="float" office:value="0.0182599999999999" calcext:value-type="float">
            <text:p>0.01826</text:p>
          </table:table-cell>
          <table:table-cell table:formula="of:=[.I39]-[.I38]" office:value-type="float" office:value="0.000129999999999963" calcext:value-type="float">
            <text:p>0.00013</text:p>
          </table:table-cell>
          <table:table-cell office:value-type="float" office:value="3.38792" calcext:value-type="float">
            <text:p>3.38792</text:p>
          </table:table-cell>
          <table:table-cell table:formula="of:=[.K39]-[.K38]" office:value-type="float" office:value="0.0488800000000005" calcext:value-type="float">
            <text:p>0.048880000000001</text:p>
          </table:table-cell>
          <table:table-cell table:formula="of:=[.L39]-[.L38]" office:value-type="float" office:value="0.000460000000000793" calcext:value-type="float">
            <text:p>0.000460000000001</text:p>
          </table:table-cell>
          <table:table-cell office:value-type="float" office:value="1.24442" calcext:value-type="float">
            <text:p>1.24442</text:p>
          </table:table-cell>
          <table:table-cell table:formula="of:=[.N39]-[.N38]" office:value-type="float" office:value="0.0135800000000001" calcext:value-type="float">
            <text:p>0.01358</text:p>
          </table:table-cell>
          <table:table-cell table:formula="of:=[.O39]-[.O38]" office:value-type="float" office:value="0.0000200000000003531" calcext:value-type="float">
            <text:p>2.00000000003531E-05</text:p>
          </table:table-cell>
          <table:table-cell office:value-type="float" office:value="1.95158" calcext:value-type="float">
            <text:p>1.95158</text:p>
          </table:table-cell>
          <table:table-cell table:formula="of:=[.Q39]-[.Q38]" office:value-type="float" office:value="0.02017" calcext:value-type="float">
            <text:p>0.02017</text:p>
          </table:table-cell>
          <table:table-cell table:formula="of:=[.R39]-[.R38]" office:value-type="float" office:value="-0.00000999999999984347" calcext:value-type="float">
            <text:p>-9.99999999984347E-06</text:p>
          </table:table-cell>
          <table:table-cell office:value-type="float" office:value="1.25775" calcext:value-type="float">
            <text:p>1.25775</text:p>
          </table:table-cell>
          <table:table-cell table:formula="of:=[.T39]-[.T38]" office:value-type="float" office:value="0.0104500000000001" calcext:value-type="float">
            <text:p>0.01045</text:p>
          </table:table-cell>
          <table:table-cell table:formula="of:=[.U39]-[.U38]" office:value-type="float" office:value="0.000960000000000072" calcext:value-type="float">
            <text:p>0.00096</text:p>
          </table:table-cell>
          <table:table-cell office:value-type="float" office:value="1.9484" calcext:value-type="float">
            <text:p>1.9484</text:p>
          </table:table-cell>
          <table:table-cell table:formula="of:=[.W39]-[.W38]" office:value-type="float" office:value="0.0275300000000001" calcext:value-type="float">
            <text:p>0.02753</text:p>
          </table:table-cell>
          <table:table-cell table:formula="of:=[.X39]-[.X38]" office:value-type="float" office:value="0.00198999999999994" calcext:value-type="float">
            <text:p>0.00199</text:p>
          </table:table-cell>
          <table:table-cell office:value-type="float" office:value="0.78568" calcext:value-type="float">
            <text:p>0.78568</text:p>
          </table:table-cell>
          <table:table-cell table:formula="of:=[.Z39]-[.Z38]" office:value-type="float" office:value="0.00297000000000003" calcext:value-type="float">
            <text:p>0.00297</text:p>
          </table:table-cell>
          <table:table-cell table:formula="of:=[.AA39]-[.AA38]" office:value-type="float" office:value="0.0000100000000000655" calcext:value-type="float">
            <text:p>1.00000000000655E-05</text:p>
          </table:table-cell>
          <table:table-cell office:value-type="float" office:value="0.80933" calcext:value-type="float">
            <text:p>0.80933</text:p>
          </table:table-cell>
          <table:table-cell table:formula="of:=[.AC39]-[.AC38]" office:value-type="float" office:value="0.00104000000000004" calcext:value-type="float">
            <text:p>0.00104</text:p>
          </table:table-cell>
          <table:table-cell table:formula="of:=[.AD39]-[.AD38]" office:value-type="float" office:value="-0.000120000000000009" calcext:value-type="float">
            <text:p>-0.00012</text:p>
          </table:table-cell>
          <table:table-cell office:value-type="float" office:value="0.50964" calcext:value-type="float">
            <text:p>0.50964</text:p>
          </table:table-cell>
          <table:table-cell table:formula="of:=[.AF39]-[.AF38]" office:value-type="float" office:value="0.000710000000000099" calcext:value-type="float">
            <text:p>0.00071</text:p>
          </table:table-cell>
          <table:table-cell table:formula="of:=[.AG39]-[.AG38]" office:value-type="float" office:value="0.000260000000000149" calcext:value-type="float">
            <text:p>0.00026</text:p>
          </table:table-cell>
        </table:table-row>
        <table:table-row table:style-name="ro1">
          <table:table-cell/>
          <table:table-cell office:value-type="float" office:value="1.44702" calcext:value-type="float">
            <text:p>1.44702</text:p>
          </table:table-cell>
          <table:table-cell table:formula="of:=[.B40]-[.B39]" office:value-type="float" office:value="0.0222199999999999" calcext:value-type="float">
            <text:p>0.02222</text:p>
          </table:table-cell>
          <table:table-cell table:formula="of:=[.C40]-[.C39]" office:value-type="float" office:value="0.00204999999999989" calcext:value-type="float">
            <text:p>0.00205</text:p>
          </table:table-cell>
          <table:table-cell office:value-type="float" office:value="2.06591" calcext:value-type="float">
            <text:p>2.06591</text:p>
          </table:table-cell>
          <table:table-cell table:formula="of:=[.E40]-[.E39]" office:value-type="float" office:value="0.0259300000000002" calcext:value-type="float">
            <text:p>0.02593</text:p>
          </table:table-cell>
          <table:table-cell table:formula="of:=[.F40]-[.F39]" office:value-type="float" office:value="0.000180000000000291" calcext:value-type="float">
            <text:p>0.00018</text:p>
          </table:table-cell>
          <table:table-cell office:value-type="float" office:value="1.30648" calcext:value-type="float">
            <text:p>1.30648</text:p>
          </table:table-cell>
          <table:table-cell table:formula="of:=[.H40]-[.H39]" office:value-type="float" office:value="0.0185900000000001" calcext:value-type="float">
            <text:p>0.01859</text:p>
          </table:table-cell>
          <table:table-cell table:formula="of:=[.I40]-[.I39]" office:value-type="float" office:value="0.000330000000000163" calcext:value-type="float">
            <text:p>0.00033</text:p>
          </table:table-cell>
          <table:table-cell office:value-type="float" office:value="3.43686" calcext:value-type="float">
            <text:p>3.43686</text:p>
          </table:table-cell>
          <table:table-cell table:formula="of:=[.K40]-[.K39]" office:value-type="float" office:value="0.04894" calcext:value-type="float">
            <text:p>0.04894</text:p>
          </table:table-cell>
          <table:table-cell table:formula="of:=[.L40]-[.L39]" office:value-type="float" office:value="0.0000599999999995049" calcext:value-type="float">
            <text:p>5.99999999995049E-05</text:p>
          </table:table-cell>
          <table:table-cell office:value-type="float" office:value="1.25717" calcext:value-type="float">
            <text:p>1.25717</text:p>
          </table:table-cell>
          <table:table-cell table:formula="of:=[.N40]-[.N39]" office:value-type="float" office:value="0.0127499999999998" calcext:value-type="float">
            <text:p>0.01275</text:p>
          </table:table-cell>
          <table:table-cell table:formula="of:=[.O40]-[.O39]" office:value-type="float" office:value="-0.000830000000000331" calcext:value-type="float">
            <text:p>-0.00083</text:p>
          </table:table-cell>
          <table:table-cell office:value-type="float" office:value="1.97199" calcext:value-type="float">
            <text:p>1.97199</text:p>
          </table:table-cell>
          <table:table-cell table:formula="of:=[.Q40]-[.Q39]" office:value-type="float" office:value="0.02041" calcext:value-type="float">
            <text:p>0.02041</text:p>
          </table:table-cell>
          <table:table-cell table:formula="of:=[.R40]-[.R39]" office:value-type="float" office:value="0.000240000000000018" calcext:value-type="float">
            <text:p>0.00024</text:p>
          </table:table-cell>
          <table:table-cell office:value-type="float" office:value="1.26761" calcext:value-type="float">
            <text:p>1.26761</text:p>
          </table:table-cell>
          <table:table-cell table:formula="of:=[.T40]-[.T39]" office:value-type="float" office:value="0.00985999999999976" calcext:value-type="float">
            <text:p>0.00986</text:p>
          </table:table-cell>
          <table:table-cell table:formula="of:=[.U40]-[.U39]" office:value-type="float" office:value="-0.000590000000000313" calcext:value-type="float">
            <text:p>-0.00059</text:p>
          </table:table-cell>
          <table:table-cell office:value-type="float" office:value="1.9755" calcext:value-type="float">
            <text:p>1.9755</text:p>
          </table:table-cell>
          <table:table-cell table:formula="of:=[.W40]-[.W39]" office:value-type="float" office:value="0.0270999999999999" calcext:value-type="float">
            <text:p>0.0271</text:p>
          </table:table-cell>
          <table:table-cell table:formula="of:=[.X40]-[.X39]" office:value-type="float" office:value="-0.000430000000000153" calcext:value-type="float">
            <text:p>-0.00043</text:p>
          </table:table-cell>
          <table:table-cell office:value-type="float" office:value="0.78866" calcext:value-type="float">
            <text:p>0.78866</text:p>
          </table:table-cell>
          <table:table-cell table:formula="of:=[.Z40]-[.Z39]" office:value-type="float" office:value="0.00297999999999998" calcext:value-type="float">
            <text:p>0.00298</text:p>
          </table:table-cell>
          <table:table-cell table:formula="of:=[.AA40]-[.AA39]" office:value-type="float" office:value="0.00000999999999995449" calcext:value-type="float">
            <text:p>9.99999999995449E-06</text:p>
          </table:table-cell>
          <table:table-cell office:value-type="float" office:value="0.81044" calcext:value-type="float">
            <text:p>0.81044</text:p>
          </table:table-cell>
          <table:table-cell table:formula="of:=[.AC40]-[.AC39]" office:value-type="float" office:value="0.00110999999999994" calcext:value-type="float">
            <text:p>0.00111</text:p>
          </table:table-cell>
          <table:table-cell table:formula="of:=[.AD40]-[.AD39]" office:value-type="float" office:value="0.0000699999999999035" calcext:value-type="float">
            <text:p>6.99999999999035E-05</text:p>
          </table:table-cell>
          <table:table-cell office:value-type="float" office:value="0.51015" calcext:value-type="float">
            <text:p>0.51015</text:p>
          </table:table-cell>
          <table:table-cell table:formula="of:=[.AF40]-[.AF39]" office:value-type="float" office:value="0.000509999999999899" calcext:value-type="float">
            <text:p>0.00051</text:p>
          </table:table-cell>
          <table:table-cell table:formula="of:=[.AG40]-[.AG39]" office:value-type="float" office:value="-0.0002000000000002" calcext:value-type="float">
            <text:p>-0.0002</text:p>
          </table:table-cell>
        </table:table-row>
        <table:table-row table:style-name="ro1">
          <table:table-cell/>
          <table:table-cell office:value-type="float" office:value="1.46751" calcext:value-type="float">
            <text:p>1.46751</text:p>
          </table:table-cell>
          <table:table-cell table:formula="of:=[.B41]-[.B40]" office:value-type="float" office:value="0.0204900000000001" calcext:value-type="float">
            <text:p>0.02049</text:p>
          </table:table-cell>
          <table:table-cell table:formula="of:=[.C41]-[.C40]" office:value-type="float" office:value="-0.00172999999999979" calcext:value-type="float">
            <text:p>-0.00173</text:p>
          </table:table-cell>
          <table:table-cell office:value-type="float" office:value="2.09189" calcext:value-type="float">
            <text:p>2.09189</text:p>
          </table:table-cell>
          <table:table-cell table:formula="of:=[.E41]-[.E40]" office:value-type="float" office:value="0.0259799999999997" calcext:value-type="float">
            <text:p>0.02598</text:p>
          </table:table-cell>
          <table:table-cell table:formula="of:=[.F41]-[.F40]" office:value-type="float" office:value="0.0000499999999994394" calcext:value-type="float">
            <text:p>4.99999999994394E-05</text:p>
          </table:table-cell>
          <table:table-cell office:value-type="float" office:value="1.32487" calcext:value-type="float">
            <text:p>1.32487</text:p>
          </table:table-cell>
          <table:table-cell table:formula="of:=[.H41]-[.H40]" office:value-type="float" office:value="0.0183899999999999" calcext:value-type="float">
            <text:p>0.01839</text:p>
          </table:table-cell>
          <table:table-cell table:formula="of:=[.I41]-[.I40]" office:value-type="float" office:value="-0.0002000000000002" calcext:value-type="float">
            <text:p>-0.0002</text:p>
          </table:table-cell>
          <table:table-cell office:value-type="float" office:value="3.48564" calcext:value-type="float">
            <text:p>3.48564</text:p>
          </table:table-cell>
          <table:table-cell table:formula="of:=[.K41]-[.K40]" office:value-type="float" office:value="0.0487799999999998" calcext:value-type="float">
            <text:p>0.04878</text:p>
          </table:table-cell>
          <table:table-cell table:formula="of:=[.L41]-[.L40]" office:value-type="float" office:value="-0.00016000000000016" calcext:value-type="float">
            <text:p>-0.00016</text:p>
          </table:table-cell>
          <table:table-cell office:value-type="float" office:value="1.26971" calcext:value-type="float">
            <text:p>1.26971</text:p>
          </table:table-cell>
          <table:table-cell table:formula="of:=[.N41]-[.N40]" office:value-type="float" office:value="0.01254" calcext:value-type="float">
            <text:p>0.01254</text:p>
          </table:table-cell>
          <table:table-cell table:formula="of:=[.O41]-[.O40]" office:value-type="float" office:value="-0.000209999999999821" calcext:value-type="float">
            <text:p>-0.00021</text:p>
          </table:table-cell>
          <table:table-cell office:value-type="float" office:value="1.99223" calcext:value-type="float">
            <text:p>1.99223</text:p>
          </table:table-cell>
          <table:table-cell table:formula="of:=[.Q41]-[.Q40]" office:value-type="float" office:value="0.02024" calcext:value-type="float">
            <text:p>0.02024</text:p>
          </table:table-cell>
          <table:table-cell table:formula="of:=[.R41]-[.R40]" office:value-type="float" office:value="-0.000170000000000003" calcext:value-type="float">
            <text:p>-0.00017</text:p>
          </table:table-cell>
          <table:table-cell office:value-type="float" office:value="1.27752" calcext:value-type="float">
            <text:p>1.27752</text:p>
          </table:table-cell>
          <table:table-cell table:formula="of:=[.T41]-[.T40]" office:value-type="float" office:value="0.00991000000000009" calcext:value-type="float">
            <text:p>0.00991</text:p>
          </table:table-cell>
          <table:table-cell table:formula="of:=[.U41]-[.U40]" office:value-type="float" office:value="0.0000500000000003276" calcext:value-type="float">
            <text:p>5.00000000003276E-05</text:p>
          </table:table-cell>
          <table:table-cell office:value-type="float" office:value="2.00269" calcext:value-type="float">
            <text:p>2.00269</text:p>
          </table:table-cell>
          <table:table-cell table:formula="of:=[.W41]-[.W40]" office:value-type="float" office:value="0.0271899999999998" calcext:value-type="float">
            <text:p>0.02719</text:p>
          </table:table-cell>
          <table:table-cell table:formula="of:=[.X41]-[.X40]" office:value-type="float" office:value="0.0000899999999999235" calcext:value-type="float">
            <text:p>8.99999999999235E-05</text:p>
          </table:table-cell>
          <table:table-cell office:value-type="float" office:value="0.79162" calcext:value-type="float">
            <text:p>0.79162</text:p>
          </table:table-cell>
          <table:table-cell table:formula="of:=[.Z41]-[.Z40]" office:value-type="float" office:value="0.00296000000000007" calcext:value-type="float">
            <text:p>0.00296</text:p>
          </table:table-cell>
          <table:table-cell table:formula="of:=[.AA41]-[.AA40]" office:value-type="float" office:value="-0.000019999999999909" calcext:value-type="float">
            <text:p>-1.9999999999909E-05</text:p>
          </table:table-cell>
          <table:table-cell office:value-type="float" office:value="0.81156" calcext:value-type="float">
            <text:p>0.81156</text:p>
          </table:table-cell>
          <table:table-cell table:formula="of:=[.AC41]-[.AC40]" office:value-type="float" office:value="0.00112000000000001" calcext:value-type="float">
            <text:p>0.00112</text:p>
          </table:table-cell>
          <table:table-cell table:formula="of:=[.AD41]-[.AD40]" office:value-type="float" office:value="0.0000100000000000655" calcext:value-type="float">
            <text:p>1.00000000000655E-05</text:p>
          </table:table-cell>
          <table:table-cell office:value-type="float" office:value="0.51077" calcext:value-type="float">
            <text:p>0.51077</text:p>
          </table:table-cell>
          <table:table-cell table:formula="of:=[.AF41]-[.AF40]" office:value-type="float" office:value="0.000620000000000065" calcext:value-type="float">
            <text:p>0.00062</text:p>
          </table:table-cell>
          <table:table-cell table:formula="of:=[.AG41]-[.AG40]" office:value-type="float" office:value="0.000110000000000166" calcext:value-type="float">
            <text:p>0.00011</text:p>
          </table:table-cell>
        </table:table-row>
        <table:table-row table:style-name="ro1">
          <table:table-cell/>
          <table:table-cell office:value-type="float" office:value="1.48884" calcext:value-type="float">
            <text:p>1.48884</text:p>
          </table:table-cell>
          <table:table-cell table:formula="of:=[.B42]-[.B41]" office:value-type="float" office:value="0.0213300000000001" calcext:value-type="float">
            <text:p>0.02133</text:p>
          </table:table-cell>
          <table:table-cell table:formula="of:=[.C42]-[.C41]" office:value-type="float" office:value="0.000839999999999952" calcext:value-type="float">
            <text:p>0.00084</text:p>
          </table:table-cell>
          <table:table-cell office:value-type="float" office:value="2.11799" calcext:value-type="float">
            <text:p>2.11799</text:p>
          </table:table-cell>
          <table:table-cell table:formula="of:=[.E42]-[.E41]" office:value-type="float" office:value="0.0261" calcext:value-type="float">
            <text:p>0.0261</text:p>
          </table:table-cell>
          <table:table-cell table:formula="of:=[.F42]-[.F41]" office:value-type="float" office:value="0.000120000000000342" calcext:value-type="float">
            <text:p>0.00012</text:p>
          </table:table-cell>
          <table:table-cell office:value-type="float" office:value="1.34303" calcext:value-type="float">
            <text:p>1.34303</text:p>
          </table:table-cell>
          <table:table-cell table:formula="of:=[.H42]-[.H41]" office:value-type="float" office:value="0.01816" calcext:value-type="float">
            <text:p>0.01816</text:p>
          </table:table-cell>
          <table:table-cell table:formula="of:=[.I42]-[.I41]" office:value-type="float" office:value="-0.000229999999999952" calcext:value-type="float">
            <text:p>-0.00023</text:p>
          </table:table-cell>
          <table:table-cell office:value-type="float" office:value="3.53462" calcext:value-type="float">
            <text:p>3.53462</text:p>
          </table:table-cell>
          <table:table-cell table:formula="of:=[.K42]-[.K41]" office:value-type="float" office:value="0.0489800000000002" calcext:value-type="float">
            <text:p>0.04898</text:p>
          </table:table-cell>
          <table:table-cell table:formula="of:=[.L42]-[.L41]" office:value-type="float" office:value="0.000200000000000422" calcext:value-type="float">
            <text:p>0.0002</text:p>
          </table:table-cell>
          <table:table-cell office:value-type="float" office:value="1.2835" calcext:value-type="float">
            <text:p>1.2835</text:p>
          </table:table-cell>
          <table:table-cell table:formula="of:=[.N42]-[.N41]" office:value-type="float" office:value="0.0137900000000002" calcext:value-type="float">
            <text:p>0.01379</text:p>
          </table:table-cell>
          <table:table-cell table:formula="of:=[.O42]-[.O41]" office:value-type="float" office:value="0.0012500000000002" calcext:value-type="float">
            <text:p>0.00125</text:p>
          </table:table-cell>
          <table:table-cell office:value-type="float" office:value="2.01259" calcext:value-type="float">
            <text:p>2.01259</text:p>
          </table:table-cell>
          <table:table-cell table:formula="of:=[.Q42]-[.Q41]" office:value-type="float" office:value="0.0203599999999997" calcext:value-type="float">
            <text:p>0.02036</text:p>
          </table:table-cell>
          <table:table-cell table:formula="of:=[.R42]-[.R41]" office:value-type="float" office:value="0.000119999999999676" calcext:value-type="float">
            <text:p>0.00012</text:p>
          </table:table-cell>
          <table:table-cell office:value-type="float" office:value="1.28801" calcext:value-type="float">
            <text:p>1.28801</text:p>
          </table:table-cell>
          <table:table-cell table:formula="of:=[.T42]-[.T41]" office:value-type="float" office:value="0.0104900000000001" calcext:value-type="float">
            <text:p>0.01049</text:p>
          </table:table-cell>
          <table:table-cell table:formula="of:=[.U42]-[.U41]" office:value-type="float" office:value="0.000580000000000025" calcext:value-type="float">
            <text:p>0.00058</text:p>
          </table:table-cell>
          <table:table-cell office:value-type="float" office:value="2.03026" calcext:value-type="float">
            <text:p>2.03026</text:p>
          </table:table-cell>
          <table:table-cell table:formula="of:=[.W42]-[.W41]" office:value-type="float" office:value="0.0275700000000003" calcext:value-type="float">
            <text:p>0.02757</text:p>
          </table:table-cell>
          <table:table-cell table:formula="of:=[.X42]-[.X41]" office:value-type="float" office:value="0.000380000000000491" calcext:value-type="float">
            <text:p>0.00038</text:p>
          </table:table-cell>
          <table:table-cell office:value-type="float" office:value="0.7946" calcext:value-type="float">
            <text:p>0.7946</text:p>
          </table:table-cell>
          <table:table-cell table:formula="of:=[.Z42]-[.Z41]" office:value-type="float" office:value="0.00297999999999998" calcext:value-type="float">
            <text:p>0.00298</text:p>
          </table:table-cell>
          <table:table-cell table:formula="of:=[.AA42]-[.AA41]" office:value-type="float" office:value="0.000019999999999909" calcext:value-type="float">
            <text:p>1.9999999999909E-05</text:p>
          </table:table-cell>
          <table:table-cell office:value-type="float" office:value="0.81263" calcext:value-type="float">
            <text:p>0.81263</text:p>
          </table:table-cell>
          <table:table-cell table:formula="of:=[.AC42]-[.AC41]" office:value-type="float" office:value="0.00107000000000002" calcext:value-type="float">
            <text:p>0.00107</text:p>
          </table:table-cell>
          <table:table-cell table:formula="of:=[.AD42]-[.AD41]" office:value-type="float" office:value="-0.0000499999999999945" calcext:value-type="float">
            <text:p>-4.99999999999945E-05</text:p>
          </table:table-cell>
          <table:table-cell office:value-type="float" office:value="0.51132" calcext:value-type="float">
            <text:p>0.51132</text:p>
          </table:table-cell>
          <table:table-cell table:formula="of:=[.AF42]-[.AF41]" office:value-type="float" office:value="0.000549999999999939" calcext:value-type="float">
            <text:p>0.00055</text:p>
          </table:table-cell>
          <table:table-cell table:formula="of:=[.AG42]-[.AG41]" office:value-type="float" office:value="-0.0000700000000001255" calcext:value-type="float">
            <text:p>-7.00000000001255E-05</text:p>
          </table:table-cell>
        </table:table-row>
        <table:table-row table:style-name="ro1">
          <table:table-cell/>
          <table:table-cell office:value-type="float" office:value="1.51177" calcext:value-type="float">
            <text:p>1.51177</text:p>
          </table:table-cell>
          <table:table-cell table:formula="of:=[.B43]-[.B42]" office:value-type="float" office:value="0.0229299999999999" calcext:value-type="float">
            <text:p>0.02293</text:p>
          </table:table-cell>
          <table:table-cell table:formula="of:=[.C43]-[.C42]" office:value-type="float" office:value="0.00159999999999982" calcext:value-type="float">
            <text:p>0.0016</text:p>
          </table:table-cell>
          <table:table-cell office:value-type="float" office:value="2.14456" calcext:value-type="float">
            <text:p>2.14456</text:p>
          </table:table-cell>
          <table:table-cell table:formula="of:=[.E43]-[.E42]" office:value-type="float" office:value="0.0265700000000004" calcext:value-type="float">
            <text:p>0.026570000000001</text:p>
          </table:table-cell>
          <table:table-cell table:formula="of:=[.F43]-[.F42]" office:value-type="float" office:value="0.000470000000000415" calcext:value-type="float">
            <text:p>0.00047</text:p>
          </table:table-cell>
          <table:table-cell office:value-type="float" office:value="1.36153" calcext:value-type="float">
            <text:p>1.36153</text:p>
          </table:table-cell>
          <table:table-cell table:formula="of:=[.H43]-[.H42]" office:value-type="float" office:value="0.0185000000000002" calcext:value-type="float">
            <text:p>0.0185</text:p>
          </table:table-cell>
          <table:table-cell table:formula="of:=[.I43]-[.I42]" office:value-type="float" office:value="0.000340000000000229" calcext:value-type="float">
            <text:p>0.00034</text:p>
          </table:table-cell>
          <table:table-cell office:value-type="float" office:value="3.58371" calcext:value-type="float">
            <text:p>3.58371</text:p>
          </table:table-cell>
          <table:table-cell table:formula="of:=[.K43]-[.K42]" office:value-type="float" office:value="0.0490899999999996" calcext:value-type="float">
            <text:p>0.04909</text:p>
          </table:table-cell>
          <table:table-cell table:formula="of:=[.L43]-[.L42]" office:value-type="float" office:value="0.000109999999999388" calcext:value-type="float">
            <text:p>0.000109999999999</text:p>
          </table:table-cell>
          <table:table-cell office:value-type="float" office:value="1.29817" calcext:value-type="float">
            <text:p>1.29817</text:p>
          </table:table-cell>
          <table:table-cell table:formula="of:=[.N43]-[.N42]" office:value-type="float" office:value="0.01467" calcext:value-type="float">
            <text:p>0.01467</text:p>
          </table:table-cell>
          <table:table-cell table:formula="of:=[.O43]-[.O42]" office:value-type="float" office:value="0.00087999999999977" calcext:value-type="float">
            <text:p>0.00088</text:p>
          </table:table-cell>
          <table:table-cell office:value-type="float" office:value="2.03302" calcext:value-type="float">
            <text:p>2.03302</text:p>
          </table:table-cell>
          <table:table-cell table:formula="of:=[.Q43]-[.Q42]" office:value-type="float" office:value="0.0204300000000002" calcext:value-type="float">
            <text:p>0.02043</text:p>
          </table:table-cell>
          <table:table-cell table:formula="of:=[.R43]-[.R42]" office:value-type="float" office:value="0.0000700000000004586" calcext:value-type="float">
            <text:p>7.00000000004586E-05</text:p>
          </table:table-cell>
          <table:table-cell office:value-type="float" office:value="1.29787" calcext:value-type="float">
            <text:p>1.29787</text:p>
          </table:table-cell>
          <table:table-cell table:formula="of:=[.T43]-[.T42]" office:value-type="float" office:value="0.00985999999999998" calcext:value-type="float">
            <text:p>0.00986</text:p>
          </table:table-cell>
          <table:table-cell table:formula="of:=[.U43]-[.U42]" office:value-type="float" office:value="-0.00063000000000013" calcext:value-type="float">
            <text:p>-0.00063</text:p>
          </table:table-cell>
          <table:table-cell office:value-type="float" office:value="2.06018" calcext:value-type="float">
            <text:p>2.06018</text:p>
          </table:table-cell>
          <table:table-cell table:formula="of:=[.W43]-[.W42]" office:value-type="float" office:value="0.0299199999999997" calcext:value-type="float">
            <text:p>0.02992</text:p>
          </table:table-cell>
          <table:table-cell table:formula="of:=[.X43]-[.X42]" office:value-type="float" office:value="0.00234999999999941" calcext:value-type="float">
            <text:p>0.002349999999999</text:p>
          </table:table-cell>
          <table:table-cell office:value-type="float" office:value="0.79759" calcext:value-type="float">
            <text:p>0.79759</text:p>
          </table:table-cell>
          <table:table-cell table:formula="of:=[.Z43]-[.Z42]" office:value-type="float" office:value="0.00298999999999994" calcext:value-type="float">
            <text:p>0.00299</text:p>
          </table:table-cell>
          <table:table-cell table:formula="of:=[.AA43]-[.AA42]" office:value-type="float" office:value="0.00000999999999995449" calcext:value-type="float">
            <text:p>9.99999999995449E-06</text:p>
          </table:table-cell>
          <table:table-cell office:value-type="float" office:value="0.81378" calcext:value-type="float">
            <text:p>0.81378</text:p>
          </table:table-cell>
          <table:table-cell table:formula="of:=[.AC43]-[.AC42]" office:value-type="float" office:value="0.00114999999999998" calcext:value-type="float">
            <text:p>0.00115</text:p>
          </table:table-cell>
          <table:table-cell table:formula="of:=[.AD43]-[.AD42]" office:value-type="float" office:value="0.000079999999999969" calcext:value-type="float">
            <text:p>7.9999999999969E-05</text:p>
          </table:table-cell>
          <table:table-cell office:value-type="float" office:value="0.51192" calcext:value-type="float">
            <text:p>0.51192</text:p>
          </table:table-cell>
          <table:table-cell table:formula="of:=[.AF43]-[.AF42]" office:value-type="float" office:value="0.000600000000000045" calcext:value-type="float">
            <text:p>0.0006</text:p>
          </table:table-cell>
          <table:table-cell table:formula="of:=[.AG43]-[.AG42]" office:value-type="float" office:value="0.0000500000000001055" calcext:value-type="float">
            <text:p>5.00000000001055E-05</text:p>
          </table:table-cell>
        </table:table-row>
        <table:table-row table:style-name="ro1">
          <table:table-cell/>
          <table:table-cell office:value-type="float" office:value="1.53485" calcext:value-type="float">
            <text:p>1.53485</text:p>
          </table:table-cell>
          <table:table-cell table:formula="of:=[.B44]-[.B43]" office:value-type="float" office:value="0.02308" calcext:value-type="float">
            <text:p>0.02308</text:p>
          </table:table-cell>
          <table:table-cell table:formula="of:=[.C44]-[.C43]" office:value-type="float" office:value="0.000150000000000095" calcext:value-type="float">
            <text:p>0.00015</text:p>
          </table:table-cell>
          <table:table-cell office:value-type="float" office:value="2.17271" calcext:value-type="float">
            <text:p>2.17271</text:p>
          </table:table-cell>
          <table:table-cell table:formula="of:=[.E44]-[.E43]" office:value-type="float" office:value="0.0281499999999997" calcext:value-type="float">
            <text:p>0.02815</text:p>
          </table:table-cell>
          <table:table-cell table:formula="of:=[.F44]-[.F43]" office:value-type="float" office:value="0.00157999999999925" calcext:value-type="float">
            <text:p>0.001579999999999</text:p>
          </table:table-cell>
          <table:table-cell office:value-type="float" office:value="1.37995" calcext:value-type="float">
            <text:p>1.37995</text:p>
          </table:table-cell>
          <table:table-cell table:formula="of:=[.H44]-[.H43]" office:value-type="float" office:value="0.0184199999999999" calcext:value-type="float">
            <text:p>0.01842</text:p>
          </table:table-cell>
          <table:table-cell table:formula="of:=[.I44]-[.I43]" office:value-type="float" office:value="-0.0000800000000003021" calcext:value-type="float">
            <text:p>-8.00000000003021E-05</text:p>
          </table:table-cell>
          <table:table-cell office:value-type="float" office:value="3.63223" calcext:value-type="float">
            <text:p>3.63223</text:p>
          </table:table-cell>
          <table:table-cell table:formula="of:=[.K44]-[.K43]" office:value-type="float" office:value="0.0485199999999999" calcext:value-type="float">
            <text:p>0.04852</text:p>
          </table:table-cell>
          <table:table-cell table:formula="of:=[.L44]-[.L43]" office:value-type="float" office:value="-0.000569999999999737" calcext:value-type="float">
            <text:p>-0.00057</text:p>
          </table:table-cell>
          <table:table-cell office:value-type="float" office:value="1.31048" calcext:value-type="float">
            <text:p>1.31048</text:p>
          </table:table-cell>
          <table:table-cell table:formula="of:=[.N44]-[.N43]" office:value-type="float" office:value="0.01231" calcext:value-type="float">
            <text:p>0.01231</text:p>
          </table:table-cell>
          <table:table-cell table:formula="of:=[.O44]-[.O43]" office:value-type="float" office:value="-0.00235999999999992" calcext:value-type="float">
            <text:p>-0.00236</text:p>
          </table:table-cell>
          <table:table-cell office:value-type="float" office:value="2.05348" calcext:value-type="float">
            <text:p>2.05348</text:p>
          </table:table-cell>
          <table:table-cell table:formula="of:=[.Q44]-[.Q43]" office:value-type="float" office:value="0.0204599999999999" calcext:value-type="float">
            <text:p>0.02046</text:p>
          </table:table-cell>
          <table:table-cell table:formula="of:=[.R44]-[.R43]" office:value-type="float" office:value="0.0000299999999997524" calcext:value-type="float">
            <text:p>2.99999999997524E-05</text:p>
          </table:table-cell>
          <table:table-cell office:value-type="float" office:value="1.30815" calcext:value-type="float">
            <text:p>1.30815</text:p>
          </table:table-cell>
          <table:table-cell table:formula="of:=[.T44]-[.T43]" office:value-type="float" office:value="0.0102799999999998" calcext:value-type="float">
            <text:p>0.01028</text:p>
          </table:table-cell>
          <table:table-cell table:formula="of:=[.U44]-[.U43]" office:value-type="float" office:value="0.000419999999999865" calcext:value-type="float">
            <text:p>0.00042</text:p>
          </table:table-cell>
          <table:table-cell office:value-type="float" office:value="2.10194" calcext:value-type="float">
            <text:p>2.10194</text:p>
          </table:table-cell>
          <table:table-cell table:formula="of:=[.W44]-[.W43]" office:value-type="float" office:value="0.04176" calcext:value-type="float">
            <text:p>0.04176</text:p>
          </table:table-cell>
          <table:table-cell table:formula="of:=[.X44]-[.X43]" office:value-type="float" office:value="0.0118400000000003" calcext:value-type="float">
            <text:p>0.01184</text:p>
          </table:table-cell>
          <table:table-cell office:value-type="float" office:value="0.80058" calcext:value-type="float">
            <text:p>0.80058</text:p>
          </table:table-cell>
          <table:table-cell table:formula="of:=[.Z44]-[.Z43]" office:value-type="float" office:value="0.00299000000000005" calcext:value-type="float">
            <text:p>0.00299</text:p>
          </table:table-cell>
          <table:table-cell table:formula="of:=[.AA44]-[.AA43]" office:value-type="float" office:value="1.11022302462516E-016" calcext:value-type="float">
            <text:p>1.11022302462516E-16</text:p>
          </table:table-cell>
          <table:table-cell office:value-type="float" office:value="0.81488" calcext:value-type="float">
            <text:p>0.81488</text:p>
          </table:table-cell>
          <table:table-cell table:formula="of:=[.AC44]-[.AC43]" office:value-type="float" office:value="0.00109999999999999" calcext:value-type="float">
            <text:p>0.0011</text:p>
          </table:table-cell>
          <table:table-cell table:formula="of:=[.AD44]-[.AD43]" office:value-type="float" office:value="-0.0000499999999999945" calcext:value-type="float">
            <text:p>-4.99999999999945E-05</text:p>
          </table:table-cell>
          <table:table-cell office:value-type="float" office:value="0.51244" calcext:value-type="float">
            <text:p>0.51244</text:p>
          </table:table-cell>
          <table:table-cell table:formula="of:=[.AF44]-[.AF43]" office:value-type="float" office:value="0.000519999999999965" calcext:value-type="float">
            <text:p>0.00052</text:p>
          </table:table-cell>
          <table:table-cell table:formula="of:=[.AG44]-[.AG43]" office:value-type="float" office:value="-0.00008000000000008" calcext:value-type="float">
            <text:p>-8.000000000008E-05</text:p>
          </table:table-cell>
        </table:table-row>
        <table:table-row table:style-name="ro1">
          <table:table-cell/>
          <table:table-cell office:value-type="float" office:value="1.55774" calcext:value-type="float">
            <text:p>1.55774</text:p>
          </table:table-cell>
          <table:table-cell table:formula="of:=[.B45]-[.B44]" office:value-type="float" office:value="0.0228899999999999" calcext:value-type="float">
            <text:p>0.02289</text:p>
          </table:table-cell>
          <table:table-cell table:formula="of:=[.C45]-[.C44]" office:value-type="float" office:value="-0.000190000000000135" calcext:value-type="float">
            <text:p>-0.00019</text:p>
          </table:table-cell>
          <table:table-cell office:value-type="float" office:value="2.19993" calcext:value-type="float">
            <text:p>2.19993</text:p>
          </table:table-cell>
          <table:table-cell table:formula="of:=[.E45]-[.E44]" office:value-type="float" office:value="0.0272200000000002" calcext:value-type="float">
            <text:p>0.02722</text:p>
          </table:table-cell>
          <table:table-cell table:formula="of:=[.F45]-[.F44]" office:value-type="float" office:value="-0.000929999999999431" calcext:value-type="float">
            <text:p>-0.000929999999999</text:p>
          </table:table-cell>
          <table:table-cell office:value-type="float" office:value="1.39841" calcext:value-type="float">
            <text:p>1.39841</text:p>
          </table:table-cell>
          <table:table-cell table:formula="of:=[.H45]-[.H44]" office:value-type="float" office:value="0.0184600000000001" calcext:value-type="float">
            <text:p>0.01846</text:p>
          </table:table-cell>
          <table:table-cell table:formula="of:=[.I45]-[.I44]" office:value-type="float" office:value="0.0000400000000002621" calcext:value-type="float">
            <text:p>4.00000000002621E-05</text:p>
          </table:table-cell>
          <table:table-cell office:value-type="float" office:value="3.68155" calcext:value-type="float">
            <text:p>3.68155</text:p>
          </table:table-cell>
          <table:table-cell table:formula="of:=[.K45]-[.K44]" office:value-type="float" office:value="0.0493200000000003" calcext:value-type="float">
            <text:p>0.04932</text:p>
          </table:table-cell>
          <table:table-cell table:formula="of:=[.L45]-[.L44]" office:value-type="float" office:value="0.000800000000000356" calcext:value-type="float">
            <text:p>0.0008</text:p>
          </table:table-cell>
          <table:table-cell office:value-type="float" office:value="1.3252" calcext:value-type="float">
            <text:p>1.3252</text:p>
          </table:table-cell>
          <table:table-cell table:formula="of:=[.N45]-[.N44]" office:value-type="float" office:value="0.0147200000000001" calcext:value-type="float">
            <text:p>0.01472</text:p>
          </table:table-cell>
          <table:table-cell table:formula="of:=[.O45]-[.O44]" office:value-type="float" office:value="0.00241000000000002" calcext:value-type="float">
            <text:p>0.00241</text:p>
          </table:table-cell>
          <table:table-cell office:value-type="float" office:value="2.07395" calcext:value-type="float">
            <text:p>2.07395</text:p>
          </table:table-cell>
          <table:table-cell table:formula="of:=[.Q45]-[.Q44]" office:value-type="float" office:value="0.02047" calcext:value-type="float">
            <text:p>0.02047</text:p>
          </table:table-cell>
          <table:table-cell table:formula="of:=[.R45]-[.R44]" office:value-type="float" office:value="0.0000100000000000655" calcext:value-type="float">
            <text:p>1.00000000000655E-05</text:p>
          </table:table-cell>
          <table:table-cell office:value-type="float" office:value="1.31845" calcext:value-type="float">
            <text:p>1.31845</text:p>
          </table:table-cell>
          <table:table-cell table:formula="of:=[.T45]-[.T44]" office:value-type="float" office:value="0.0103" calcext:value-type="float">
            <text:p>0.0103</text:p>
          </table:table-cell>
          <table:table-cell table:formula="of:=[.U45]-[.U44]" office:value-type="float" office:value="0.000020000000000131" calcext:value-type="float">
            <text:p>2.0000000000131E-05</text:p>
          </table:table-cell>
          <table:table-cell office:value-type="float" office:value="2.11709" calcext:value-type="float">
            <text:p>2.11709</text:p>
          </table:table-cell>
          <table:table-cell table:formula="of:=[.W45]-[.W44]" office:value-type="float" office:value="0.0151500000000002" calcext:value-type="float">
            <text:p>0.01515</text:p>
          </table:table-cell>
          <table:table-cell table:formula="of:=[.X45]-[.X44]" office:value-type="float" office:value="-0.0266099999999998" calcext:value-type="float">
            <text:p>-0.02661</text:p>
          </table:table-cell>
          <table:table-cell office:value-type="float" office:value="0.80356" calcext:value-type="float">
            <text:p>0.80356</text:p>
          </table:table-cell>
          <table:table-cell table:formula="of:=[.Z45]-[.Z44]" office:value-type="float" office:value="0.00297999999999998" calcext:value-type="float">
            <text:p>0.00298</text:p>
          </table:table-cell>
          <table:table-cell table:formula="of:=[.AA45]-[.AA44]" office:value-type="float" office:value="-0.0000100000000000655" calcext:value-type="float">
            <text:p>-1.00000000000655E-05</text:p>
          </table:table-cell>
          <table:table-cell office:value-type="float" office:value="0.816" calcext:value-type="float">
            <text:p>0.816</text:p>
          </table:table-cell>
          <table:table-cell table:formula="of:=[.AC45]-[.AC44]" office:value-type="float" office:value="0.00112000000000001" calcext:value-type="float">
            <text:p>0.00112</text:p>
          </table:table-cell>
          <table:table-cell table:formula="of:=[.AD45]-[.AD44]" office:value-type="float" office:value="0.00002000000000002" calcext:value-type="float">
            <text:p>2.000000000002E-05</text:p>
          </table:table-cell>
          <table:table-cell office:value-type="float" office:value="0.51308" calcext:value-type="float">
            <text:p>0.51308</text:p>
          </table:table-cell>
          <table:table-cell table:formula="of:=[.AF45]-[.AF44]" office:value-type="float" office:value="0.000640000000000085" calcext:value-type="float">
            <text:p>0.00064</text:p>
          </table:table-cell>
          <table:table-cell table:formula="of:=[.AG45]-[.AG44]" office:value-type="float" office:value="0.00012000000000012" calcext:value-type="float">
            <text:p>0.00012</text:p>
          </table:table-cell>
        </table:table-row>
        <table:table-row table:style-name="ro1">
          <table:table-cell/>
          <table:table-cell office:value-type="float" office:value="1.58184" calcext:value-type="float">
            <text:p>1.58184</text:p>
          </table:table-cell>
          <table:table-cell table:formula="of:=[.B46]-[.B45]" office:value-type="float" office:value="0.0241000000000002" calcext:value-type="float">
            <text:p>0.0241</text:p>
          </table:table-cell>
          <table:table-cell table:formula="of:=[.C46]-[.C45]" office:value-type="float" office:value="0.00121000000000038" calcext:value-type="float">
            <text:p>0.00121</text:p>
          </table:table-cell>
          <table:table-cell office:value-type="float" office:value="2.22702" calcext:value-type="float">
            <text:p>2.22702</text:p>
          </table:table-cell>
          <table:table-cell table:formula="of:=[.E46]-[.E45]" office:value-type="float" office:value="0.0270899999999998" calcext:value-type="float">
            <text:p>0.02709</text:p>
          </table:table-cell>
          <table:table-cell table:formula="of:=[.F46]-[.F45]" office:value-type="float" office:value="-0.000130000000000408" calcext:value-type="float">
            <text:p>-0.00013</text:p>
          </table:table-cell>
          <table:table-cell office:value-type="float" office:value="1.41701" calcext:value-type="float">
            <text:p>1.41701</text:p>
          </table:table-cell>
          <table:table-cell table:formula="of:=[.H46]-[.H45]" office:value-type="float" office:value="0.0186" calcext:value-type="float">
            <text:p>0.0186</text:p>
          </table:table-cell>
          <table:table-cell table:formula="of:=[.I46]-[.I45]" office:value-type="float" office:value="0.000139999999999807" calcext:value-type="float">
            <text:p>0.00014</text:p>
          </table:table-cell>
          <table:table-cell office:value-type="float" office:value="3.73047" calcext:value-type="float">
            <text:p>3.73047</text:p>
          </table:table-cell>
          <table:table-cell table:formula="of:=[.K46]-[.K45]" office:value-type="float" office:value="0.0489199999999999" calcext:value-type="float">
            <text:p>0.04892</text:p>
          </table:table-cell>
          <table:table-cell table:formula="of:=[.L46]-[.L45]" office:value-type="float" office:value="-0.0004000000000004" calcext:value-type="float">
            <text:p>-0.0004</text:p>
          </table:table-cell>
          <table:table-cell office:value-type="float" office:value="1.33851" calcext:value-type="float">
            <text:p>1.33851</text:p>
          </table:table-cell>
          <table:table-cell table:formula="of:=[.N46]-[.N45]" office:value-type="float" office:value="0.0133099999999999" calcext:value-type="float">
            <text:p>0.01331</text:p>
          </table:table-cell>
          <table:table-cell table:formula="of:=[.O46]-[.O45]" office:value-type="float" office:value="-0.00141000000000013" calcext:value-type="float">
            <text:p>-0.00141</text:p>
          </table:table-cell>
          <table:table-cell office:value-type="float" office:value="2.09455" calcext:value-type="float">
            <text:p>2.09455</text:p>
          </table:table-cell>
          <table:table-cell table:formula="of:=[.Q46]-[.Q45]" office:value-type="float" office:value="0.0206" calcext:value-type="float">
            <text:p>0.0206</text:p>
          </table:table-cell>
          <table:table-cell table:formula="of:=[.R46]-[.R45]" office:value-type="float" office:value="0.000129999999999963" calcext:value-type="float">
            <text:p>0.00013</text:p>
          </table:table-cell>
          <table:table-cell office:value-type="float" office:value="1.32861" calcext:value-type="float">
            <text:p>1.32861</text:p>
          </table:table-cell>
          <table:table-cell table:formula="of:=[.T46]-[.T45]" office:value-type="float" office:value="0.0101600000000002" calcext:value-type="float">
            <text:p>0.01016</text:p>
          </table:table-cell>
          <table:table-cell table:formula="of:=[.U46]-[.U45]" office:value-type="float" office:value="-0.000139999999999807" calcext:value-type="float">
            <text:p>-0.00014</text:p>
          </table:table-cell>
          <table:table-cell office:value-type="float" office:value="2.15221" calcext:value-type="float">
            <text:p>2.15221</text:p>
          </table:table-cell>
          <table:table-cell table:formula="of:=[.W46]-[.W45]" office:value-type="float" office:value="0.03512" calcext:value-type="float">
            <text:p>0.03512</text:p>
          </table:table-cell>
          <table:table-cell table:formula="of:=[.X46]-[.X45]" office:value-type="float" office:value="0.0199699999999998" calcext:value-type="float">
            <text:p>0.01997</text:p>
          </table:table-cell>
          <table:table-cell office:value-type="float" office:value="0.80656" calcext:value-type="float">
            <text:p>0.80656</text:p>
          </table:table-cell>
          <table:table-cell table:formula="of:=[.Z46]-[.Z45]" office:value-type="float" office:value="0.003" calcext:value-type="float">
            <text:p>0.003</text:p>
          </table:table-cell>
          <table:table-cell table:formula="of:=[.AA46]-[.AA45]" office:value-type="float" office:value="0.00002000000000002" calcext:value-type="float">
            <text:p>2.000000000002E-05</text:p>
          </table:table-cell>
          <table:table-cell office:value-type="float" office:value="0.81714" calcext:value-type="float">
            <text:p>0.81714</text:p>
          </table:table-cell>
          <table:table-cell table:formula="of:=[.AC46]-[.AC45]" office:value-type="float" office:value="0.00114000000000003" calcext:value-type="float">
            <text:p>0.00114</text:p>
          </table:table-cell>
          <table:table-cell table:formula="of:=[.AD46]-[.AD45]" office:value-type="float" office:value="0.00002000000000002" calcext:value-type="float">
            <text:p>2.000000000002E-05</text:p>
          </table:table-cell>
          <table:table-cell office:value-type="float" office:value="0.5137" calcext:value-type="float">
            <text:p>0.5137</text:p>
          </table:table-cell>
          <table:table-cell table:formula="of:=[.AF46]-[.AF45]" office:value-type="float" office:value="0.000619999999999954" calcext:value-type="float">
            <text:p>0.00062</text:p>
          </table:table-cell>
          <table:table-cell table:formula="of:=[.AG46]-[.AG45]" office:value-type="float" office:value="-0.000020000000000131" calcext:value-type="float">
            <text:p>-2.0000000000131E-05</text:p>
          </table:table-cell>
        </table:table-row>
        <table:table-row table:style-name="ro1">
          <table:table-cell/>
          <table:table-cell office:value-type="float" office:value="1.6062" calcext:value-type="float">
            <text:p>1.6062</text:p>
          </table:table-cell>
          <table:table-cell table:formula="of:=[.B47]-[.B46]" office:value-type="float" office:value="0.0243599999999999" calcext:value-type="float">
            <text:p>0.02436</text:p>
          </table:table-cell>
          <table:table-cell table:formula="of:=[.C47]-[.C46]" office:value-type="float" office:value="0.000259999999999705" calcext:value-type="float">
            <text:p>0.00026</text:p>
          </table:table-cell>
          <table:table-cell office:value-type="float" office:value="2.25418" calcext:value-type="float">
            <text:p>2.25418</text:p>
          </table:table-cell>
          <table:table-cell table:formula="of:=[.E47]-[.E46]" office:value-type="float" office:value="0.0271599999999998" calcext:value-type="float">
            <text:p>0.02716</text:p>
          </table:table-cell>
          <table:table-cell table:formula="of:=[.F47]-[.F46]" office:value-type="float" office:value="0.0000700000000000145" calcext:value-type="float">
            <text:p>7.00000000000145E-05</text:p>
          </table:table-cell>
          <table:table-cell office:value-type="float" office:value="1.43558" calcext:value-type="float">
            <text:p>1.43558</text:p>
          </table:table-cell>
          <table:table-cell table:formula="of:=[.H47]-[.H46]" office:value-type="float" office:value="0.01857" calcext:value-type="float">
            <text:p>0.01857</text:p>
          </table:table-cell>
          <table:table-cell table:formula="of:=[.I47]-[.I46]" office:value-type="float" office:value="-0.0000299999999999745" calcext:value-type="float">
            <text:p>-2.99999999999745E-05</text:p>
          </table:table-cell>
          <table:table-cell office:value-type="float" office:value="3.77974" calcext:value-type="float">
            <text:p>3.77974</text:p>
          </table:table-cell>
          <table:table-cell table:formula="of:=[.K47]-[.K46]" office:value-type="float" office:value="0.0492700000000004" calcext:value-type="float">
            <text:p>0.04927</text:p>
          </table:table-cell>
          <table:table-cell table:formula="of:=[.L47]-[.L46]" office:value-type="float" office:value="0.000350000000000517" calcext:value-type="float">
            <text:p>0.000350000000001</text:p>
          </table:table-cell>
          <table:table-cell office:value-type="float" office:value="1.35234" calcext:value-type="float">
            <text:p>1.35234</text:p>
          </table:table-cell>
          <table:table-cell table:formula="of:=[.N47]-[.N46]" office:value-type="float" office:value="0.01383" calcext:value-type="float">
            <text:p>0.01383</text:p>
          </table:table-cell>
          <table:table-cell table:formula="of:=[.O47]-[.O46]" office:value-type="float" office:value="0.000520000000000076" calcext:value-type="float">
            <text:p>0.00052</text:p>
          </table:table-cell>
          <table:table-cell office:value-type="float" office:value="2.11517" calcext:value-type="float">
            <text:p>2.11517</text:p>
          </table:table-cell>
          <table:table-cell table:formula="of:=[.Q47]-[.Q46]" office:value-type="float" office:value="0.0206200000000001" calcext:value-type="float">
            <text:p>0.02062</text:p>
          </table:table-cell>
          <table:table-cell table:formula="of:=[.R47]-[.R46]" office:value-type="float" office:value="0.000020000000000131" calcext:value-type="float">
            <text:p>2.0000000000131E-05</text:p>
          </table:table-cell>
          <table:table-cell office:value-type="float" office:value="1.33884" calcext:value-type="float">
            <text:p>1.33884</text:p>
          </table:table-cell>
          <table:table-cell table:formula="of:=[.T47]-[.T46]" office:value-type="float" office:value="0.01023" calcext:value-type="float">
            <text:p>0.01023</text:p>
          </table:table-cell>
          <table:table-cell table:formula="of:=[.U47]-[.U46]" office:value-type="float" office:value="0.0000699999999997924" calcext:value-type="float">
            <text:p>6.99999999997924E-05</text:p>
          </table:table-cell>
          <table:table-cell office:value-type="float" office:value="2.17719" calcext:value-type="float">
            <text:p>2.17719</text:p>
          </table:table-cell>
          <table:table-cell table:formula="of:=[.W47]-[.W46]" office:value-type="float" office:value="0.0249799999999998" calcext:value-type="float">
            <text:p>0.02498</text:p>
          </table:table-cell>
          <table:table-cell table:formula="of:=[.X47]-[.X46]" office:value-type="float" office:value="-0.0101400000000003" calcext:value-type="float">
            <text:p>-0.01014</text:p>
          </table:table-cell>
          <table:table-cell office:value-type="float" office:value="0.80956" calcext:value-type="float">
            <text:p>0.80956</text:p>
          </table:table-cell>
          <table:table-cell table:formula="of:=[.Z47]-[.Z46]" office:value-type="float" office:value="0.003" calcext:value-type="float">
            <text:p>0.003</text:p>
          </table:table-cell>
          <table:table-cell table:formula="of:=[.AA47]-[.AA46]" office:value-type="float" office:value="0" calcext:value-type="float">
            <text:p>0</text:p>
          </table:table-cell>
          <table:table-cell office:value-type="float" office:value="0.81826" calcext:value-type="float">
            <text:p>0.81826</text:p>
          </table:table-cell>
          <table:table-cell table:formula="of:=[.AC47]-[.AC46]" office:value-type="float" office:value="0.00112000000000001" calcext:value-type="float">
            <text:p>0.00112</text:p>
          </table:table-cell>
          <table:table-cell table:formula="of:=[.AD47]-[.AD46]" office:value-type="float" office:value="-0.00002000000000002" calcext:value-type="float">
            <text:p>-2.000000000002E-05</text:p>
          </table:table-cell>
          <table:table-cell office:value-type="float" office:value="0.51431" calcext:value-type="float">
            <text:p>0.51431</text:p>
          </table:table-cell>
          <table:table-cell table:formula="of:=[.AF47]-[.AF46]" office:value-type="float" office:value="0.000609999999999999" calcext:value-type="float">
            <text:p>0.00061</text:p>
          </table:table-cell>
          <table:table-cell table:formula="of:=[.AG47]-[.AG46]" office:value-type="float" office:value="-0.00000999999999995449" calcext:value-type="float">
            <text:p>-9.99999999995449E-06</text:p>
          </table:table-cell>
        </table:table-row>
        <table:table-row table:style-name="ro1">
          <table:table-cell/>
          <table:table-cell office:value-type="float" office:value="1.63067" calcext:value-type="float">
            <text:p>1.63067</text:p>
          </table:table-cell>
          <table:table-cell table:formula="of:=[.B48]-[.B47]" office:value-type="float" office:value="0.02447" calcext:value-type="float">
            <text:p>0.02447</text:p>
          </table:table-cell>
          <table:table-cell table:formula="of:=[.C48]-[.C47]" office:value-type="float" office:value="0.000110000000000055" calcext:value-type="float">
            <text:p>0.00011</text:p>
          </table:table-cell>
          <table:table-cell office:value-type="float" office:value="2.28097" calcext:value-type="float">
            <text:p>2.28097</text:p>
          </table:table-cell>
          <table:table-cell table:formula="of:=[.E48]-[.E47]" office:value-type="float" office:value="0.0267900000000001" calcext:value-type="float">
            <text:p>0.02679</text:p>
          </table:table-cell>
          <table:table-cell table:formula="of:=[.F48]-[.F47]" office:value-type="float" office:value="-0.000369999999999759" calcext:value-type="float">
            <text:p>-0.00037</text:p>
          </table:table-cell>
          <table:table-cell office:value-type="float" office:value="1.45422" calcext:value-type="float">
            <text:p>1.45422</text:p>
          </table:table-cell>
          <table:table-cell table:formula="of:=[.H48]-[.H47]" office:value-type="float" office:value="0.01864" calcext:value-type="float">
            <text:p>0.01864</text:p>
          </table:table-cell>
          <table:table-cell table:formula="of:=[.I48]-[.I47]" office:value-type="float" office:value="0.0000700000000000145" calcext:value-type="float">
            <text:p>7.00000000000145E-05</text:p>
          </table:table-cell>
          <table:table-cell office:value-type="float" office:value="3.82889" calcext:value-type="float">
            <text:p>3.82889</text:p>
          </table:table-cell>
          <table:table-cell table:formula="of:=[.K48]-[.K47]" office:value-type="float" office:value="0.0491499999999996" calcext:value-type="float">
            <text:p>0.04915</text:p>
          </table:table-cell>
          <table:table-cell table:formula="of:=[.L48]-[.L47]" office:value-type="float" office:value="-0.000120000000000786" calcext:value-type="float">
            <text:p>-0.000120000000001</text:p>
          </table:table-cell>
          <table:table-cell office:value-type="float" office:value="1.36623" calcext:value-type="float">
            <text:p>1.36623</text:p>
          </table:table-cell>
          <table:table-cell table:formula="of:=[.N48]-[.N47]" office:value-type="float" office:value="0.01389" calcext:value-type="float">
            <text:p>0.01389</text:p>
          </table:table-cell>
          <table:table-cell table:formula="of:=[.O48]-[.O47]" office:value-type="float" office:value="0.000059999999999949" calcext:value-type="float">
            <text:p>5.9999999999949E-05</text:p>
          </table:table-cell>
          <table:table-cell office:value-type="float" office:value="2.1359" calcext:value-type="float">
            <text:p>2.1359</text:p>
          </table:table-cell>
          <table:table-cell table:formula="of:=[.Q48]-[.Q47]" office:value-type="float" office:value="0.0207299999999999" calcext:value-type="float">
            <text:p>0.02073</text:p>
          </table:table-cell>
          <table:table-cell table:formula="of:=[.R48]-[.R47]" office:value-type="float" office:value="0.000109999999999832" calcext:value-type="float">
            <text:p>0.00011</text:p>
          </table:table-cell>
          <table:table-cell office:value-type="float" office:value="1.34924" calcext:value-type="float">
            <text:p>1.34924</text:p>
          </table:table-cell>
          <table:table-cell table:formula="of:=[.T48]-[.T47]" office:value-type="float" office:value="0.0104" calcext:value-type="float">
            <text:p>0.0104</text:p>
          </table:table-cell>
          <table:table-cell table:formula="of:=[.U48]-[.U47]" office:value-type="float" office:value="0.000170000000000003" calcext:value-type="float">
            <text:p>0.00017</text:p>
          </table:table-cell>
          <table:table-cell office:value-type="float" office:value="2.20406" calcext:value-type="float">
            <text:p>2.20406</text:p>
          </table:table-cell>
          <table:table-cell table:formula="of:=[.W48]-[.W47]" office:value-type="float" office:value="0.0268700000000002" calcext:value-type="float">
            <text:p>0.02687</text:p>
          </table:table-cell>
          <table:table-cell table:formula="of:=[.X48]-[.X47]" office:value-type="float" office:value="0.00189000000000039" calcext:value-type="float">
            <text:p>0.00189</text:p>
          </table:table-cell>
          <table:table-cell office:value-type="float" office:value="0.81256" calcext:value-type="float">
            <text:p>0.81256</text:p>
          </table:table-cell>
          <table:table-cell table:formula="of:=[.Z48]-[.Z47]" office:value-type="float" office:value="0.003" calcext:value-type="float">
            <text:p>0.003</text:p>
          </table:table-cell>
          <table:table-cell table:formula="of:=[.AA48]-[.AA47]" office:value-type="float" office:value="0" calcext:value-type="float">
            <text:p>0</text:p>
          </table:table-cell>
          <table:table-cell office:value-type="float" office:value="0.8194" calcext:value-type="float">
            <text:p>0.8194</text:p>
          </table:table-cell>
          <table:table-cell table:formula="of:=[.AC48]-[.AC47]" office:value-type="float" office:value="0.00113999999999992" calcext:value-type="float">
            <text:p>0.00114</text:p>
          </table:table-cell>
          <table:table-cell table:formula="of:=[.AD48]-[.AD47]" office:value-type="float" office:value="0.000019999999999909" calcext:value-type="float">
            <text:p>1.9999999999909E-05</text:p>
          </table:table-cell>
          <table:table-cell office:value-type="float" office:value="0.51487" calcext:value-type="float">
            <text:p>0.51487</text:p>
          </table:table-cell>
          <table:table-cell table:formula="of:=[.AF48]-[.AF47]" office:value-type="float" office:value="0.000560000000000005" calcext:value-type="float">
            <text:p>0.00056</text:p>
          </table:table-cell>
          <table:table-cell table:formula="of:=[.AG48]-[.AG47]" office:value-type="float" office:value="-0.0000499999999999945" calcext:value-type="float">
            <text:p>-4.99999999999945E-05</text:p>
          </table:table-cell>
        </table:table-row>
        <table:table-row table:style-name="ro1">
          <table:table-cell/>
          <table:table-cell office:value-type="float" office:value="1.65597" calcext:value-type="float">
            <text:p>1.65597</text:p>
          </table:table-cell>
          <table:table-cell table:formula="of:=[.B49]-[.B48]" office:value-type="float" office:value="0.0252999999999999" calcext:value-type="float">
            <text:p>0.0253</text:p>
          </table:table-cell>
          <table:table-cell table:formula="of:=[.C49]-[.C48]" office:value-type="float" office:value="0.000829999999999886" calcext:value-type="float">
            <text:p>0.00083</text:p>
          </table:table-cell>
          <table:table-cell office:value-type="float" office:value="2.30733" calcext:value-type="float">
            <text:p>2.30733</text:p>
          </table:table-cell>
          <table:table-cell table:formula="of:=[.E49]-[.E48]" office:value-type="float" office:value="0.0263599999999999" calcext:value-type="float">
            <text:p>0.02636</text:p>
          </table:table-cell>
          <table:table-cell table:formula="of:=[.F49]-[.F48]" office:value-type="float" office:value="-0.000430000000000153" calcext:value-type="float">
            <text:p>-0.00043</text:p>
          </table:table-cell>
          <table:table-cell office:value-type="float" office:value="1.47297" calcext:value-type="float">
            <text:p>1.47297</text:p>
          </table:table-cell>
          <table:table-cell table:formula="of:=[.H49]-[.H48]" office:value-type="float" office:value="0.01875" calcext:value-type="float">
            <text:p>0.01875</text:p>
          </table:table-cell>
          <table:table-cell table:formula="of:=[.I49]-[.I48]" office:value-type="float" office:value="0.000110000000000055" calcext:value-type="float">
            <text:p>0.00011</text:p>
          </table:table-cell>
          <table:table-cell office:value-type="float" office:value="3.87849" calcext:value-type="float">
            <text:p>3.87849</text:p>
          </table:table-cell>
          <table:table-cell table:formula="of:=[.K49]-[.K48]" office:value-type="float" office:value="0.0496000000000003" calcext:value-type="float">
            <text:p>0.0496</text:p>
          </table:table-cell>
          <table:table-cell table:formula="of:=[.L49]-[.L48]" office:value-type="float" office:value="0.000450000000000728" calcext:value-type="float">
            <text:p>0.000450000000001</text:p>
          </table:table-cell>
          <table:table-cell office:value-type="float" office:value="1.37995" calcext:value-type="float">
            <text:p>1.37995</text:p>
          </table:table-cell>
          <table:table-cell table:formula="of:=[.N49]-[.N48]" office:value-type="float" office:value="0.01372" calcext:value-type="float">
            <text:p>0.01372</text:p>
          </table:table-cell>
          <table:table-cell table:formula="of:=[.O49]-[.O48]" office:value-type="float" office:value="-0.000170000000000003" calcext:value-type="float">
            <text:p>-0.00017</text:p>
          </table:table-cell>
          <table:table-cell office:value-type="float" office:value="2.15669" calcext:value-type="float">
            <text:p>2.15669</text:p>
          </table:table-cell>
          <table:table-cell table:formula="of:=[.Q49]-[.Q48]" office:value-type="float" office:value="0.0207900000000003" calcext:value-type="float">
            <text:p>0.02079</text:p>
          </table:table-cell>
          <table:table-cell table:formula="of:=[.R49]-[.R48]" office:value-type="float" office:value="0.0000600000000003931" calcext:value-type="float">
            <text:p>6.00000000003931E-05</text:p>
          </table:table-cell>
          <table:table-cell office:value-type="float" office:value="1.35964" calcext:value-type="float">
            <text:p>1.35964</text:p>
          </table:table-cell>
          <table:table-cell table:formula="of:=[.T49]-[.T48]" office:value-type="float" office:value="0.0104" calcext:value-type="float">
            <text:p>0.0104</text:p>
          </table:table-cell>
          <table:table-cell table:formula="of:=[.U49]-[.U48]" office:value-type="float" office:value="0" calcext:value-type="float">
            <text:p>0</text:p>
          </table:table-cell>
          <table:table-cell office:value-type="float" office:value="2.23325" calcext:value-type="float">
            <text:p>2.23325</text:p>
          </table:table-cell>
          <table:table-cell table:formula="of:=[.W49]-[.W48]" office:value-type="float" office:value="0.0291899999999998" calcext:value-type="float">
            <text:p>0.02919</text:p>
          </table:table-cell>
          <table:table-cell table:formula="of:=[.X49]-[.X48]" office:value-type="float" office:value="0.00231999999999966" calcext:value-type="float">
            <text:p>0.00232</text:p>
          </table:table-cell>
          <table:table-cell office:value-type="float" office:value="0.81557" calcext:value-type="float">
            <text:p>0.81557</text:p>
          </table:table-cell>
          <table:table-cell table:formula="of:=[.Z49]-[.Z48]" office:value-type="float" office:value="0.00300999999999996" calcext:value-type="float">
            <text:p>0.00301</text:p>
          </table:table-cell>
          <table:table-cell table:formula="of:=[.AA49]-[.AA48]" office:value-type="float" office:value="0.00000999999999995449" calcext:value-type="float">
            <text:p>9.99999999995449E-06</text:p>
          </table:table-cell>
          <table:table-cell office:value-type="float" office:value="0.82054" calcext:value-type="float">
            <text:p>0.82054</text:p>
          </table:table-cell>
          <table:table-cell table:formula="of:=[.AC49]-[.AC48]" office:value-type="float" office:value="0.00114000000000003" calcext:value-type="float">
            <text:p>0.00114</text:p>
          </table:table-cell>
          <table:table-cell table:formula="of:=[.AD49]-[.AD48]" office:value-type="float" office:value="1.11022302462516E-016" calcext:value-type="float">
            <text:p>1.11022302462516E-16</text:p>
          </table:table-cell>
          <table:table-cell office:value-type="float" office:value="0.51544" calcext:value-type="float">
            <text:p>0.51544</text:p>
          </table:table-cell>
          <table:table-cell table:formula="of:=[.AF49]-[.AF48]" office:value-type="float" office:value="0.000569999999999959" calcext:value-type="float">
            <text:p>0.00057</text:p>
          </table:table-cell>
          <table:table-cell table:formula="of:=[.AG49]-[.AG48]" office:value-type="float" office:value="0.00000999999999995449" calcext:value-type="float">
            <text:p>9.99999999995449E-06</text:p>
          </table:table-cell>
        </table:table-row>
        <table:table-row table:style-name="ro1">
          <table:table-cell/>
          <table:table-cell office:value-type="float" office:value="1.68165" calcext:value-type="float">
            <text:p>1.68165</text:p>
          </table:table-cell>
          <table:table-cell table:formula="of:=[.B50]-[.B49]" office:value-type="float" office:value="0.0256800000000001" calcext:value-type="float">
            <text:p>0.02568</text:p>
          </table:table-cell>
          <table:table-cell table:formula="of:=[.C50]-[.C49]" office:value-type="float" office:value="0.000380000000000269" calcext:value-type="float">
            <text:p>0.00038</text:p>
          </table:table-cell>
          <table:table-cell office:value-type="float" office:value="2.3341" calcext:value-type="float">
            <text:p>2.3341</text:p>
          </table:table-cell>
          <table:table-cell table:formula="of:=[.E50]-[.E49]" office:value-type="float" office:value="0.02677" calcext:value-type="float">
            <text:p>0.02677</text:p>
          </table:table-cell>
          <table:table-cell table:formula="of:=[.F50]-[.F49]" office:value-type="float" office:value="0.000410000000000021" calcext:value-type="float">
            <text:p>0.00041</text:p>
          </table:table-cell>
          <table:table-cell office:value-type="float" office:value="1.49169" calcext:value-type="float">
            <text:p>1.49169</text:p>
          </table:table-cell>
          <table:table-cell table:formula="of:=[.H50]-[.H49]" office:value-type="float" office:value="0.0187199999999998" calcext:value-type="float">
            <text:p>0.01872</text:p>
          </table:table-cell>
          <table:table-cell table:formula="of:=[.I50]-[.I49]" office:value-type="float" office:value="-0.0000300000000001965" calcext:value-type="float">
            <text:p>-3.00000000001965E-05</text:p>
          </table:table-cell>
          <table:table-cell office:value-type="float" office:value="3.92788" calcext:value-type="float">
            <text:p>3.92788</text:p>
          </table:table-cell>
          <table:table-cell table:formula="of:=[.K50]-[.K49]" office:value-type="float" office:value="0.0493899999999998" calcext:value-type="float">
            <text:p>0.04939</text:p>
          </table:table-cell>
          <table:table-cell table:formula="of:=[.L50]-[.L49]" office:value-type="float" office:value="-0.000210000000000488" calcext:value-type="float">
            <text:p>-0.00021</text:p>
          </table:table-cell>
          <table:table-cell office:value-type="float" office:value="1.39387" calcext:value-type="float">
            <text:p>1.39387</text:p>
          </table:table-cell>
          <table:table-cell table:formula="of:=[.N50]-[.N49]" office:value-type="float" office:value="0.0139200000000002" calcext:value-type="float">
            <text:p>0.01392</text:p>
          </table:table-cell>
          <table:table-cell table:formula="of:=[.O50]-[.O49]" office:value-type="float" office:value="0.0002000000000002" calcext:value-type="float">
            <text:p>0.0002</text:p>
          </table:table-cell>
          <table:table-cell office:value-type="float" office:value="2.17759" calcext:value-type="float">
            <text:p>2.17759</text:p>
          </table:table-cell>
          <table:table-cell table:formula="of:=[.Q50]-[.Q49]" office:value-type="float" office:value="0.0208999999999997" calcext:value-type="float">
            <text:p>0.0209</text:p>
          </table:table-cell>
          <table:table-cell table:formula="of:=[.R50]-[.R49]" office:value-type="float" office:value="0.000109999999999388" calcext:value-type="float">
            <text:p>0.000109999999999</text:p>
          </table:table-cell>
          <table:table-cell office:value-type="float" office:value="1.36987" calcext:value-type="float">
            <text:p>1.36987</text:p>
          </table:table-cell>
          <table:table-cell table:formula="of:=[.T50]-[.T49]" office:value-type="float" office:value="0.0102300000000002" calcext:value-type="float">
            <text:p>0.01023</text:p>
          </table:table-cell>
          <table:table-cell table:formula="of:=[.U50]-[.U49]" office:value-type="float" office:value="-0.000169999999999781" calcext:value-type="float">
            <text:p>-0.00017</text:p>
          </table:table-cell>
          <table:table-cell office:value-type="float" office:value="2.25911" calcext:value-type="float">
            <text:p>2.25911</text:p>
          </table:table-cell>
          <table:table-cell table:formula="of:=[.W50]-[.W49]" office:value-type="float" office:value="0.0258600000000002" calcext:value-type="float">
            <text:p>0.02586</text:p>
          </table:table-cell>
          <table:table-cell table:formula="of:=[.X50]-[.X49]" office:value-type="float" office:value="-0.00332999999999961" calcext:value-type="float">
            <text:p>-0.00333</text:p>
          </table:table-cell>
          <table:table-cell office:value-type="float" office:value="0.81858" calcext:value-type="float">
            <text:p>0.81858</text:p>
          </table:table-cell>
          <table:table-cell table:formula="of:=[.Z50]-[.Z49]" office:value-type="float" office:value="0.00301000000000007" calcext:value-type="float">
            <text:p>0.00301</text:p>
          </table:table-cell>
          <table:table-cell table:formula="of:=[.AA50]-[.AA49]" office:value-type="float" office:value="1.11022302462516E-016" calcext:value-type="float">
            <text:p>1.11022302462516E-16</text:p>
          </table:table-cell>
          <table:table-cell office:value-type="float" office:value="0.82168" calcext:value-type="float">
            <text:p>0.82168</text:p>
          </table:table-cell>
          <table:table-cell table:formula="of:=[.AC50]-[.AC49]" office:value-type="float" office:value="0.00114000000000003" calcext:value-type="float">
            <text:p>0.00114</text:p>
          </table:table-cell>
          <table:table-cell table:formula="of:=[.AD50]-[.AD49]" office:value-type="float" office:value="0" calcext:value-type="float">
            <text:p>0</text:p>
          </table:table-cell>
          <table:table-cell office:value-type="float" office:value="0.5159" calcext:value-type="float">
            <text:p>0.5159</text:p>
          </table:table-cell>
          <table:table-cell table:formula="of:=[.AF50]-[.AF49]" office:value-type="float" office:value="0.000460000000000016" calcext:value-type="float">
            <text:p>0.00046</text:p>
          </table:table-cell>
          <table:table-cell table:formula="of:=[.AG50]-[.AG49]" office:value-type="float" office:value="-0.000109999999999943" calcext:value-type="float">
            <text:p>-0.00011</text:p>
          </table:table-cell>
        </table:table-row>
        <table:table-row table:style-name="ro1">
          <table:table-cell/>
          <table:table-cell office:value-type="float" office:value="1.70764" calcext:value-type="float">
            <text:p>1.70764</text:p>
          </table:table-cell>
          <table:table-cell table:formula="of:=[.B51]-[.B50]" office:value-type="float" office:value="0.02599" calcext:value-type="float">
            <text:p>0.02599</text:p>
          </table:table-cell>
          <table:table-cell table:formula="of:=[.C51]-[.C50]" office:value-type="float" office:value="0.00030999999999981" calcext:value-type="float">
            <text:p>0.00031</text:p>
          </table:table-cell>
          <table:table-cell office:value-type="float" office:value="2.36081" calcext:value-type="float">
            <text:p>2.36081</text:p>
          </table:table-cell>
          <table:table-cell table:formula="of:=[.E51]-[.E50]" office:value-type="float" office:value="0.02671" calcext:value-type="float">
            <text:p>0.02671</text:p>
          </table:table-cell>
          <table:table-cell table:formula="of:=[.F51]-[.F50]" office:value-type="float" office:value="-0.000059999999999949" calcext:value-type="float">
            <text:p>-5.9999999999949E-05</text:p>
          </table:table-cell>
          <table:table-cell office:value-type="float" office:value="1.51047" calcext:value-type="float">
            <text:p>1.51047</text:p>
          </table:table-cell>
          <table:table-cell table:formula="of:=[.H51]-[.H50]" office:value-type="float" office:value="0.0187800000000002" calcext:value-type="float">
            <text:p>0.01878</text:p>
          </table:table-cell>
          <table:table-cell table:formula="of:=[.I51]-[.I50]" office:value-type="float" office:value="0.0000600000000003931" calcext:value-type="float">
            <text:p>6.00000000003931E-05</text:p>
          </table:table-cell>
          <table:table-cell office:value-type="float" office:value="3.97757" calcext:value-type="float">
            <text:p>3.97757</text:p>
          </table:table-cell>
          <table:table-cell table:formula="of:=[.K51]-[.K50]" office:value-type="float" office:value="0.04969" calcext:value-type="float">
            <text:p>0.04969</text:p>
          </table:table-cell>
          <table:table-cell table:formula="of:=[.L51]-[.L50]" office:value-type="float" office:value="0.000300000000000189" calcext:value-type="float">
            <text:p>0.0003</text:p>
          </table:table-cell>
          <table:table-cell office:value-type="float" office:value="1.40764" calcext:value-type="float">
            <text:p>1.40764</text:p>
          </table:table-cell>
          <table:table-cell table:formula="of:=[.N51]-[.N50]" office:value-type="float" office:value="0.0137699999999998" calcext:value-type="float">
            <text:p>0.01377</text:p>
          </table:table-cell>
          <table:table-cell table:formula="of:=[.O51]-[.O50]" office:value-type="float" office:value="-0.000150000000000317" calcext:value-type="float">
            <text:p>-0.00015</text:p>
          </table:table-cell>
          <table:table-cell office:value-type="float" office:value="2.19835" calcext:value-type="float">
            <text:p>2.19835</text:p>
          </table:table-cell>
          <table:table-cell table:formula="of:=[.Q51]-[.Q50]" office:value-type="float" office:value="0.0207600000000001" calcext:value-type="float">
            <text:p>0.02076</text:p>
          </table:table-cell>
          <table:table-cell table:formula="of:=[.R51]-[.R50]" office:value-type="float" office:value="-0.000139999999999585" calcext:value-type="float">
            <text:p>-0.00014</text:p>
          </table:table-cell>
          <table:table-cell office:value-type="float" office:value="1.3804" calcext:value-type="float">
            <text:p>1.3804</text:p>
          </table:table-cell>
          <table:table-cell table:formula="of:=[.T51]-[.T50]" office:value-type="float" office:value="0.0105299999999999" calcext:value-type="float">
            <text:p>0.01053</text:p>
          </table:table-cell>
          <table:table-cell table:formula="of:=[.U51]-[.U50]" office:value-type="float" office:value="0.000299999999999745" calcext:value-type="float">
            <text:p>0.0003</text:p>
          </table:table-cell>
          <table:table-cell office:value-type="float" office:value="2.28891" calcext:value-type="float">
            <text:p>2.28891</text:p>
          </table:table-cell>
          <table:table-cell table:formula="of:=[.W51]-[.W50]" office:value-type="float" office:value="0.0297999999999998" calcext:value-type="float">
            <text:p>0.0298</text:p>
          </table:table-cell>
          <table:table-cell table:formula="of:=[.X51]-[.X50]" office:value-type="float" office:value="0.00393999999999961" calcext:value-type="float">
            <text:p>0.00394</text:p>
          </table:table-cell>
          <table:table-cell office:value-type="float" office:value="0.82159" calcext:value-type="float">
            <text:p>0.82159</text:p>
          </table:table-cell>
          <table:table-cell table:formula="of:=[.Z51]-[.Z50]" office:value-type="float" office:value="0.00300999999999996" calcext:value-type="float">
            <text:p>0.00301</text:p>
          </table:table-cell>
          <table:table-cell table:formula="of:=[.AA51]-[.AA50]" office:value-type="float" office:value="-1.11022302462516E-016" calcext:value-type="float">
            <text:p>-1.11022302462516E-16</text:p>
          </table:table-cell>
          <table:table-cell office:value-type="float" office:value="0.82284" calcext:value-type="float">
            <text:p>0.82284</text:p>
          </table:table-cell>
          <table:table-cell table:formula="of:=[.AC51]-[.AC50]" office:value-type="float" office:value="0.00115999999999994" calcext:value-type="float">
            <text:p>0.00116</text:p>
          </table:table-cell>
          <table:table-cell table:formula="of:=[.AD51]-[.AD50]" office:value-type="float" office:value="0.000019999999999909" calcext:value-type="float">
            <text:p>1.9999999999909E-05</text:p>
          </table:table-cell>
          <table:table-cell office:value-type="float" office:value="0.51667" calcext:value-type="float">
            <text:p>0.51667</text:p>
          </table:table-cell>
          <table:table-cell table:formula="of:=[.AF51]-[.AF50]" office:value-type="float" office:value="0.000770000000000048" calcext:value-type="float">
            <text:p>0.00077</text:p>
          </table:table-cell>
          <table:table-cell table:formula="of:=[.AG51]-[.AG50]" office:value-type="float" office:value="0.000310000000000032" calcext:value-type="float">
            <text:p>0.00031</text:p>
          </table:table-cell>
        </table:table-row>
        <table:table-row table:style-name="ro1">
          <table:table-cell/>
          <table:table-cell office:value-type="float" office:value="1.73425" calcext:value-type="float">
            <text:p>1.73425</text:p>
          </table:table-cell>
          <table:table-cell table:formula="of:=[.B52]-[.B51]" office:value-type="float" office:value="0.02661" calcext:value-type="float">
            <text:p>0.02661</text:p>
          </table:table-cell>
          <table:table-cell table:formula="of:=[.C52]-[.C51]" office:value-type="float" office:value="0.000620000000000065" calcext:value-type="float">
            <text:p>0.00062</text:p>
          </table:table-cell>
          <table:table-cell office:value-type="float" office:value="2.38768" calcext:value-type="float">
            <text:p>2.38768</text:p>
          </table:table-cell>
          <table:table-cell table:formula="of:=[.E52]-[.E51]" office:value-type="float" office:value="0.0268700000000002" calcext:value-type="float">
            <text:p>0.02687</text:p>
          </table:table-cell>
          <table:table-cell table:formula="of:=[.F52]-[.F51]" office:value-type="float" office:value="0.00016000000000016" calcext:value-type="float">
            <text:p>0.00016</text:p>
          </table:table-cell>
          <table:table-cell office:value-type="float" office:value="1.52934" calcext:value-type="float">
            <text:p>1.52934</text:p>
          </table:table-cell>
          <table:table-cell table:formula="of:=[.H52]-[.H51]" office:value-type="float" office:value="0.0188699999999997" calcext:value-type="float">
            <text:p>0.01887</text:p>
          </table:table-cell>
          <table:table-cell table:formula="of:=[.I52]-[.I51]" office:value-type="float" office:value="0.0000899999999994794" calcext:value-type="float">
            <text:p>8.99999999994794E-05</text:p>
          </table:table-cell>
          <table:table-cell office:value-type="float" office:value="4.02751" calcext:value-type="float">
            <text:p>4.02751</text:p>
          </table:table-cell>
          <table:table-cell table:formula="of:=[.K52]-[.K51]" office:value-type="float" office:value="0.0499400000000003" calcext:value-type="float">
            <text:p>0.04994</text:p>
          </table:table-cell>
          <table:table-cell table:formula="of:=[.L52]-[.L51]" office:value-type="float" office:value="0.000250000000000306" calcext:value-type="float">
            <text:p>0.00025</text:p>
          </table:table-cell>
          <table:table-cell office:value-type="float" office:value="1.42163" calcext:value-type="float">
            <text:p>1.42163</text:p>
          </table:table-cell>
          <table:table-cell table:formula="of:=[.N52]-[.N51]" office:value-type="float" office:value="0.0139899999999999" calcext:value-type="float">
            <text:p>0.01399</text:p>
          </table:table-cell>
          <table:table-cell table:formula="of:=[.O52]-[.O51]" office:value-type="float" office:value="0.000220000000000109" calcext:value-type="float">
            <text:p>0.00022</text:p>
          </table:table-cell>
          <table:table-cell office:value-type="float" office:value="2.21929" calcext:value-type="float">
            <text:p>2.21929</text:p>
          </table:table-cell>
          <table:table-cell table:formula="of:=[.Q52]-[.Q51]" office:value-type="float" office:value="0.02094" calcext:value-type="float">
            <text:p>0.02094</text:p>
          </table:table-cell>
          <table:table-cell table:formula="of:=[.R52]-[.R51]" office:value-type="float" office:value="0.000179999999999847" calcext:value-type="float">
            <text:p>0.00018</text:p>
          </table:table-cell>
          <table:table-cell office:value-type="float" office:value="1.39082" calcext:value-type="float">
            <text:p>1.39082</text:p>
          </table:table-cell>
          <table:table-cell table:formula="of:=[.T52]-[.T51]" office:value-type="float" office:value="0.0104200000000001" calcext:value-type="float">
            <text:p>0.01042</text:p>
          </table:table-cell>
          <table:table-cell table:formula="of:=[.U52]-[.U51]" office:value-type="float" office:value="-0.000109999999999832" calcext:value-type="float">
            <text:p>-0.00011</text:p>
          </table:table-cell>
          <table:table-cell office:value-type="float" office:value="2.31568" calcext:value-type="float">
            <text:p>2.31568</text:p>
          </table:table-cell>
          <table:table-cell table:formula="of:=[.W52]-[.W51]" office:value-type="float" office:value="0.02677" calcext:value-type="float">
            <text:p>0.02677</text:p>
          </table:table-cell>
          <table:table-cell table:formula="of:=[.X52]-[.X51]" office:value-type="float" office:value="-0.00302999999999987" calcext:value-type="float">
            <text:p>-0.00303</text:p>
          </table:table-cell>
          <table:table-cell office:value-type="float" office:value="0.82462" calcext:value-type="float">
            <text:p>0.82462</text:p>
          </table:table-cell>
          <table:table-cell table:formula="of:=[.Z52]-[.Z51]" office:value-type="float" office:value="0.00302999999999998" calcext:value-type="float">
            <text:p>0.00303</text:p>
          </table:table-cell>
          <table:table-cell table:formula="of:=[.AA52]-[.AA51]" office:value-type="float" office:value="0.00002000000000002" calcext:value-type="float">
            <text:p>2.000000000002E-05</text:p>
          </table:table-cell>
          <table:table-cell office:value-type="float" office:value="0.82399" calcext:value-type="float">
            <text:p>0.82399</text:p>
          </table:table-cell>
          <table:table-cell table:formula="of:=[.AC52]-[.AC51]" office:value-type="float" office:value="0.0011500000000001" calcext:value-type="float">
            <text:p>0.00115</text:p>
          </table:table-cell>
          <table:table-cell table:formula="of:=[.AD52]-[.AD51]" office:value-type="float" office:value="-0.00000999999999984347" calcext:value-type="float">
            <text:p>-9.99999999984347E-06</text:p>
          </table:table-cell>
          <table:table-cell office:value-type="float" office:value="0.51721" calcext:value-type="float">
            <text:p>0.51721</text:p>
          </table:table-cell>
          <table:table-cell table:formula="of:=[.AF52]-[.AF51]" office:value-type="float" office:value="0.000539999999999985" calcext:value-type="float">
            <text:p>0.00054</text:p>
          </table:table-cell>
          <table:table-cell table:formula="of:=[.AG52]-[.AG51]" office:value-type="float" office:value="-0.000230000000000063" calcext:value-type="float">
            <text:p>-0.00023</text:p>
          </table:table-cell>
        </table:table-row>
        <table:table-row table:style-name="ro1">
          <table:table-cell/>
          <table:table-cell office:value-type="float" office:value="1.76131" calcext:value-type="float">
            <text:p>1.76131</text:p>
          </table:table-cell>
          <table:table-cell table:formula="of:=[.B53]-[.B52]" office:value-type="float" office:value="0.0270599999999999" calcext:value-type="float">
            <text:p>0.02706</text:p>
          </table:table-cell>
          <table:table-cell table:formula="of:=[.C53]-[.C52]" office:value-type="float" office:value="0.000449999999999839" calcext:value-type="float">
            <text:p>0.00045</text:p>
          </table:table-cell>
          <table:table-cell office:value-type="float" office:value="2.41458" calcext:value-type="float">
            <text:p>2.41458</text:p>
          </table:table-cell>
          <table:table-cell table:formula="of:=[.E53]-[.E52]" office:value-type="float" office:value="0.0268999999999999" calcext:value-type="float">
            <text:p>0.0269</text:p>
          </table:table-cell>
          <table:table-cell table:formula="of:=[.F53]-[.F52]" office:value-type="float" office:value="0.0000299999999997524" calcext:value-type="float">
            <text:p>2.99999999997524E-05</text:p>
          </table:table-cell>
          <table:table-cell office:value-type="float" office:value="1.5482" calcext:value-type="float">
            <text:p>1.5482</text:p>
          </table:table-cell>
          <table:table-cell table:formula="of:=[.H53]-[.H52]" office:value-type="float" office:value="0.0188600000000001" calcext:value-type="float">
            <text:p>0.01886</text:p>
          </table:table-cell>
          <table:table-cell table:formula="of:=[.I53]-[.I52]" office:value-type="float" office:value="-0.00000999999999962142" calcext:value-type="float">
            <text:p>-9.99999999962142E-06</text:p>
          </table:table-cell>
          <table:table-cell office:value-type="float" office:value="4.07742" calcext:value-type="float">
            <text:p>4.07742</text:p>
          </table:table-cell>
          <table:table-cell table:formula="of:=[.K53]-[.K52]" office:value-type="float" office:value="0.0499099999999997" calcext:value-type="float">
            <text:p>0.04991</text:p>
          </table:table-cell>
          <table:table-cell table:formula="of:=[.L53]-[.L52]" office:value-type="float" office:value="-0.0000300000000006406" calcext:value-type="float">
            <text:p>-3.00000000006406E-05</text:p>
          </table:table-cell>
          <table:table-cell office:value-type="float" office:value="1.43553" calcext:value-type="float">
            <text:p>1.43553</text:p>
          </table:table-cell>
          <table:table-cell table:formula="of:=[.N53]-[.N52]" office:value-type="float" office:value="0.0139" calcext:value-type="float">
            <text:p>0.0139</text:p>
          </table:table-cell>
          <table:table-cell table:formula="of:=[.O53]-[.O52]" office:value-type="float" office:value="-0.0000899999999999235" calcext:value-type="float">
            <text:p>-8.99999999999235E-05</text:p>
          </table:table-cell>
          <table:table-cell office:value-type="float" office:value="2.24025" calcext:value-type="float">
            <text:p>2.24025</text:p>
          </table:table-cell>
          <table:table-cell table:formula="of:=[.Q53]-[.Q52]" office:value-type="float" office:value="0.0209600000000001" calcext:value-type="float">
            <text:p>0.02096</text:p>
          </table:table-cell>
          <table:table-cell table:formula="of:=[.R53]-[.R52]" office:value-type="float" office:value="0.000020000000000131" calcext:value-type="float">
            <text:p>2.0000000000131E-05</text:p>
          </table:table-cell>
          <table:table-cell office:value-type="float" office:value="1.40128" calcext:value-type="float">
            <text:p>1.40128</text:p>
          </table:table-cell>
          <table:table-cell table:formula="of:=[.T53]-[.T52]" office:value-type="float" office:value="0.0104599999999999" calcext:value-type="float">
            <text:p>0.01046</text:p>
          </table:table-cell>
          <table:table-cell table:formula="of:=[.U53]-[.U52]" office:value-type="float" office:value="0.000039999999999818" calcext:value-type="float">
            <text:p>3.9999999999818E-05</text:p>
          </table:table-cell>
          <table:table-cell office:value-type="float" office:value="2.34372" calcext:value-type="float">
            <text:p>2.34372</text:p>
          </table:table-cell>
          <table:table-cell table:formula="of:=[.W53]-[.W52]" office:value-type="float" office:value="0.0280400000000003" calcext:value-type="float">
            <text:p>0.02804</text:p>
          </table:table-cell>
          <table:table-cell table:formula="of:=[.X53]-[.X52]" office:value-type="float" office:value="0.00127000000000033" calcext:value-type="float">
            <text:p>0.00127</text:p>
          </table:table-cell>
          <table:table-cell office:value-type="float" office:value="0.82764" calcext:value-type="float">
            <text:p>0.82764</text:p>
          </table:table-cell>
          <table:table-cell table:formula="of:=[.Z53]-[.Z52]" office:value-type="float" office:value="0.00302000000000002" calcext:value-type="float">
            <text:p>0.00302</text:p>
          </table:table-cell>
          <table:table-cell table:formula="of:=[.AA53]-[.AA52]" office:value-type="float" office:value="-0.00000999999999995449" calcext:value-type="float">
            <text:p>-9.99999999995449E-06</text:p>
          </table:table-cell>
          <table:table-cell office:value-type="float" office:value="0.82516" calcext:value-type="float">
            <text:p>0.82516</text:p>
          </table:table-cell>
          <table:table-cell table:formula="of:=[.AC53]-[.AC52]" office:value-type="float" office:value="0.00117" calcext:value-type="float">
            <text:p>0.00117</text:p>
          </table:table-cell>
          <table:table-cell table:formula="of:=[.AD53]-[.AD52]" office:value-type="float" office:value="0.000019999999999909" calcext:value-type="float">
            <text:p>1.9999999999909E-05</text:p>
          </table:table-cell>
          <table:table-cell office:value-type="float" office:value="0.51779" calcext:value-type="float">
            <text:p>0.51779</text:p>
          </table:table-cell>
          <table:table-cell table:formula="of:=[.AF53]-[.AF52]" office:value-type="float" office:value="0.000580000000000025" calcext:value-type="float">
            <text:p>0.00058</text:p>
          </table:table-cell>
          <table:table-cell table:formula="of:=[.AG53]-[.AG52]" office:value-type="float" office:value="0.00004000000000004" calcext:value-type="float">
            <text:p>4.000000000004E-05</text:p>
          </table:table-cell>
        </table:table-row>
        <table:table-row table:style-name="ro1">
          <table:table-cell/>
          <table:table-cell office:value-type="float" office:value="1.78878" calcext:value-type="float">
            <text:p>1.78878</text:p>
          </table:table-cell>
          <table:table-cell table:formula="of:=[.B54]-[.B53]" office:value-type="float" office:value="0.0274700000000001" calcext:value-type="float">
            <text:p>0.02747</text:p>
          </table:table-cell>
          <table:table-cell table:formula="of:=[.C54]-[.C53]" office:value-type="float" office:value="0.000410000000000244" calcext:value-type="float">
            <text:p>0.00041</text:p>
          </table:table-cell>
          <table:table-cell office:value-type="float" office:value="2.44155" calcext:value-type="float">
            <text:p>2.44155</text:p>
          </table:table-cell>
          <table:table-cell table:formula="of:=[.E54]-[.E53]" office:value-type="float" office:value="0.0269699999999999" calcext:value-type="float">
            <text:p>0.02697</text:p>
          </table:table-cell>
          <table:table-cell table:formula="of:=[.F54]-[.F53]" office:value-type="float" office:value="0.0000700000000000145" calcext:value-type="float">
            <text:p>7.00000000000145E-05</text:p>
          </table:table-cell>
          <table:table-cell office:value-type="float" office:value="1.5671" calcext:value-type="float">
            <text:p>1.5671</text:p>
          </table:table-cell>
          <table:table-cell table:formula="of:=[.H54]-[.H53]" office:value-type="float" office:value="0.0188999999999999" calcext:value-type="float">
            <text:p>0.0189</text:p>
          </table:table-cell>
          <table:table-cell table:formula="of:=[.I54]-[.I53]" office:value-type="float" office:value="0.000039999999999818" calcext:value-type="float">
            <text:p>3.9999999999818E-05</text:p>
          </table:table-cell>
          <table:table-cell office:value-type="float" office:value="4.12754" calcext:value-type="float">
            <text:p>4.12754</text:p>
          </table:table-cell>
          <table:table-cell table:formula="of:=[.K54]-[.K53]" office:value-type="float" office:value="0.0501199999999997" calcext:value-type="float">
            <text:p>0.05012</text:p>
          </table:table-cell>
          <table:table-cell table:formula="of:=[.L54]-[.L53]" office:value-type="float" office:value="0.000210000000000043" calcext:value-type="float">
            <text:p>0.00021</text:p>
          </table:table-cell>
          <table:table-cell office:value-type="float" office:value="1.4495" calcext:value-type="float">
            <text:p>1.4495</text:p>
          </table:table-cell>
          <table:table-cell table:formula="of:=[.N54]-[.N53]" office:value-type="float" office:value="0.01397" calcext:value-type="float">
            <text:p>0.01397</text:p>
          </table:table-cell>
          <table:table-cell table:formula="of:=[.O54]-[.O53]" office:value-type="float" office:value="0.0000700000000000145" calcext:value-type="float">
            <text:p>7.00000000000145E-05</text:p>
          </table:table-cell>
          <table:table-cell office:value-type="float" office:value="2.25791" calcext:value-type="float">
            <text:p>2.25791</text:p>
          </table:table-cell>
          <table:table-cell table:formula="of:=[.Q54]-[.Q53]" office:value-type="float" office:value="0.0176599999999998" calcext:value-type="float">
            <text:p>0.01766</text:p>
          </table:table-cell>
          <table:table-cell table:formula="of:=[.R54]-[.R53]" office:value-type="float" office:value="-0.0033000000000003" calcext:value-type="float">
            <text:p>-0.0033</text:p>
          </table:table-cell>
          <table:table-cell office:value-type="float" office:value="1.41184" calcext:value-type="float">
            <text:p>1.41184</text:p>
          </table:table-cell>
          <table:table-cell table:formula="of:=[.T54]-[.T53]" office:value-type="float" office:value="0.0105599999999999" calcext:value-type="float">
            <text:p>0.01056</text:p>
          </table:table-cell>
          <table:table-cell table:formula="of:=[.U54]-[.U53]" office:value-type="float" office:value="0.000099999999999989" calcext:value-type="float">
            <text:p>9.9999999999989E-05</text:p>
          </table:table-cell>
          <table:table-cell office:value-type="float" office:value="2.37181" calcext:value-type="float">
            <text:p>2.37181</text:p>
          </table:table-cell>
          <table:table-cell table:formula="of:=[.W54]-[.W53]" office:value-type="float" office:value="0.0280899999999997" calcext:value-type="float">
            <text:p>0.02809</text:p>
          </table:table-cell>
          <table:table-cell table:formula="of:=[.X54]-[.X53]" office:value-type="float" office:value="0.0000499999999994394" calcext:value-type="float">
            <text:p>4.99999999994394E-05</text:p>
          </table:table-cell>
          <table:table-cell office:value-type="float" office:value="0.83066" calcext:value-type="float">
            <text:p>0.83066</text:p>
          </table:table-cell>
          <table:table-cell table:formula="of:=[.Z54]-[.Z53]" office:value-type="float" office:value="0.00302000000000002" calcext:value-type="float">
            <text:p>0.00302</text:p>
          </table:table-cell>
          <table:table-cell table:formula="of:=[.AA54]-[.AA53]" office:value-type="float" office:value="0" calcext:value-type="float">
            <text:p>0</text:p>
          </table:table-cell>
          <table:table-cell office:value-type="float" office:value="0.82632" calcext:value-type="float">
            <text:p>0.82632</text:p>
          </table:table-cell>
          <table:table-cell table:formula="of:=[.AC54]-[.AC53]" office:value-type="float" office:value="0.00115999999999994" calcext:value-type="float">
            <text:p>0.00116</text:p>
          </table:table-cell>
          <table:table-cell table:formula="of:=[.AD54]-[.AD53]" office:value-type="float" office:value="-0.0000100000000000655" calcext:value-type="float">
            <text:p>-1.00000000000655E-05</text:p>
          </table:table-cell>
          <table:table-cell office:value-type="float" office:value="0.51836" calcext:value-type="float">
            <text:p>0.51836</text:p>
          </table:table-cell>
          <table:table-cell table:formula="of:=[.AF54]-[.AF53]" office:value-type="float" office:value="0.000569999999999959" calcext:value-type="float">
            <text:p>0.00057</text:p>
          </table:table-cell>
          <table:table-cell table:formula="of:=[.AG54]-[.AG53]" office:value-type="float" office:value="-0.0000100000000000655" calcext:value-type="float">
            <text:p>-1.00000000000655E-05</text:p>
          </table:table-cell>
        </table:table-row>
        <table:table-row table:style-name="ro1">
          <table:table-cell/>
          <table:table-cell office:value-type="float" office:value="1.81681" calcext:value-type="float">
            <text:p>1.81681</text:p>
          </table:table-cell>
          <table:table-cell table:formula="of:=[.B55]-[.B54]" office:value-type="float" office:value="0.02803" calcext:value-type="float">
            <text:p>0.02803</text:p>
          </table:table-cell>
          <table:table-cell table:formula="of:=[.C55]-[.C54]" office:value-type="float" office:value="0.000559999999999894" calcext:value-type="float">
            <text:p>0.00056</text:p>
          </table:table-cell>
          <table:table-cell office:value-type="float" office:value="2.46985" calcext:value-type="float">
            <text:p>2.46985</text:p>
          </table:table-cell>
          <table:table-cell table:formula="of:=[.E55]-[.E54]" office:value-type="float" office:value="0.0283000000000002" calcext:value-type="float">
            <text:p>0.0283</text:p>
          </table:table-cell>
          <table:table-cell table:formula="of:=[.F55]-[.F54]" office:value-type="float" office:value="0.00133000000000028" calcext:value-type="float">
            <text:p>0.00133</text:p>
          </table:table-cell>
          <table:table-cell office:value-type="float" office:value="1.5861" calcext:value-type="float">
            <text:p>1.5861</text:p>
          </table:table-cell>
          <table:table-cell table:formula="of:=[.H55]-[.H54]" office:value-type="float" office:value="0.0190000000000001" calcext:value-type="float">
            <text:p>0.019</text:p>
          </table:table-cell>
          <table:table-cell table:formula="of:=[.I55]-[.I54]" office:value-type="float" office:value="0.000100000000000211" calcext:value-type="float">
            <text:p>0.0001</text:p>
          </table:table-cell>
          <table:table-cell office:value-type="float" office:value="4.17795" calcext:value-type="float">
            <text:p>4.17795</text:p>
          </table:table-cell>
          <table:table-cell table:formula="of:=[.K55]-[.K54]" office:value-type="float" office:value="0.0504100000000003" calcext:value-type="float">
            <text:p>0.05041</text:p>
          </table:table-cell>
          <table:table-cell table:formula="of:=[.L55]-[.L54]" office:value-type="float" office:value="0.000290000000000568" calcext:value-type="float">
            <text:p>0.000290000000001</text:p>
          </table:table-cell>
          <table:table-cell office:value-type="float" office:value="1.46345" calcext:value-type="float">
            <text:p>1.46345</text:p>
          </table:table-cell>
          <table:table-cell table:formula="of:=[.N55]-[.N54]" office:value-type="float" office:value="0.0139499999999999" calcext:value-type="float">
            <text:p>0.01395</text:p>
          </table:table-cell>
          <table:table-cell table:formula="of:=[.O55]-[.O54]" office:value-type="float" office:value="-0.000020000000000131" calcext:value-type="float">
            <text:p>-2.0000000000131E-05</text:p>
          </table:table-cell>
          <table:table-cell office:value-type="float" office:value="2.28212" calcext:value-type="float">
            <text:p>2.28212</text:p>
          </table:table-cell>
          <table:table-cell table:formula="of:=[.Q55]-[.Q54]" office:value-type="float" office:value="0.0242100000000001" calcext:value-type="float">
            <text:p>0.02421</text:p>
          </table:table-cell>
          <table:table-cell table:formula="of:=[.R55]-[.R54]" office:value-type="float" office:value="0.00655000000000028" calcext:value-type="float">
            <text:p>0.00655</text:p>
          </table:table-cell>
          <table:table-cell office:value-type="float" office:value="1.42105" calcext:value-type="float">
            <text:p>1.42105</text:p>
          </table:table-cell>
          <table:table-cell table:formula="of:=[.T55]-[.T54]" office:value-type="float" office:value="0.00921000000000016" calcext:value-type="float">
            <text:p>0.00921</text:p>
          </table:table-cell>
          <table:table-cell table:formula="of:=[.U55]-[.U54]" office:value-type="float" office:value="-0.00134999999999974" calcext:value-type="float">
            <text:p>-0.00135</text:p>
          </table:table-cell>
          <table:table-cell office:value-type="float" office:value="2.39763" calcext:value-type="float">
            <text:p>2.39763</text:p>
          </table:table-cell>
          <table:table-cell table:formula="of:=[.W55]-[.W54]" office:value-type="float" office:value="0.02582" calcext:value-type="float">
            <text:p>0.02582</text:p>
          </table:table-cell>
          <table:table-cell table:formula="of:=[.X55]-[.X54]" office:value-type="float" office:value="-0.00226999999999977" calcext:value-type="float">
            <text:p>-0.00227</text:p>
          </table:table-cell>
          <table:table-cell office:value-type="float" office:value="0.83369" calcext:value-type="float">
            <text:p>0.83369</text:p>
          </table:table-cell>
          <table:table-cell table:formula="of:=[.Z55]-[.Z54]" office:value-type="float" office:value="0.00302999999999998" calcext:value-type="float">
            <text:p>0.00303</text:p>
          </table:table-cell>
          <table:table-cell table:formula="of:=[.AA55]-[.AA54]" office:value-type="float" office:value="0.00000999999999995449" calcext:value-type="float">
            <text:p>9.99999999995449E-06</text:p>
          </table:table-cell>
          <table:table-cell office:value-type="float" office:value="0.82749" calcext:value-type="float">
            <text:p>0.82749</text:p>
          </table:table-cell>
          <table:table-cell table:formula="of:=[.AC55]-[.AC54]" office:value-type="float" office:value="0.00117" calcext:value-type="float">
            <text:p>0.00117</text:p>
          </table:table-cell>
          <table:table-cell table:formula="of:=[.AD55]-[.AD54]" office:value-type="float" office:value="0.0000100000000000655" calcext:value-type="float">
            <text:p>1.00000000000655E-05</text:p>
          </table:table-cell>
          <table:table-cell office:value-type="float" office:value="0.51907" calcext:value-type="float">
            <text:p>0.51907</text:p>
          </table:table-cell>
          <table:table-cell table:formula="of:=[.AF55]-[.AF54]" office:value-type="float" office:value="0.000709999999999988" calcext:value-type="float">
            <text:p>0.00071</text:p>
          </table:table-cell>
          <table:table-cell table:formula="of:=[.AG55]-[.AG54]" office:value-type="float" office:value="0.000140000000000029" calcext:value-type="float">
            <text:p>0.00014</text:p>
          </table:table-cell>
        </table:table-row>
        <table:table-row table:style-name="ro1">
          <table:table-cell/>
          <table:table-cell office:value-type="float" office:value="1.84529" calcext:value-type="float">
            <text:p>1.84529</text:p>
          </table:table-cell>
          <table:table-cell table:formula="of:=[.B56]-[.B55]" office:value-type="float" office:value="0.0284800000000001" calcext:value-type="float">
            <text:p>0.02848</text:p>
          </table:table-cell>
          <table:table-cell table:formula="of:=[.C56]-[.C55]" office:value-type="float" office:value="0.000450000000000061" calcext:value-type="float">
            <text:p>0.00045</text:p>
          </table:table-cell>
          <table:table-cell office:value-type="float" office:value="2.4889" calcext:value-type="float">
            <text:p>2.4889</text:p>
          </table:table-cell>
          <table:table-cell table:formula="of:=[.E56]-[.E55]" office:value-type="float" office:value="0.01905" calcext:value-type="float">
            <text:p>0.01905</text:p>
          </table:table-cell>
          <table:table-cell table:formula="of:=[.F56]-[.F55]" office:value-type="float" office:value="-0.0092500000000002" calcext:value-type="float">
            <text:p>-0.00925</text:p>
          </table:table-cell>
          <table:table-cell office:value-type="float" office:value="1.60508" calcext:value-type="float">
            <text:p>1.60508</text:p>
          </table:table-cell>
          <table:table-cell table:formula="of:=[.H56]-[.H55]" office:value-type="float" office:value="0.01898" calcext:value-type="float">
            <text:p>0.01898</text:p>
          </table:table-cell>
          <table:table-cell table:formula="of:=[.I56]-[.I55]" office:value-type="float" office:value="-0.000020000000000131" calcext:value-type="float">
            <text:p>-2.0000000000131E-05</text:p>
          </table:table-cell>
          <table:table-cell office:value-type="float" office:value="4.22851" calcext:value-type="float">
            <text:p>4.22851</text:p>
          </table:table-cell>
          <table:table-cell table:formula="of:=[.K56]-[.K55]" office:value-type="float" office:value="0.0505599999999999" calcext:value-type="float">
            <text:p>0.05056</text:p>
          </table:table-cell>
          <table:table-cell table:formula="of:=[.L56]-[.L55]" office:value-type="float" office:value="0.00014999999999965" calcext:value-type="float">
            <text:p>0.00015</text:p>
          </table:table-cell>
          <table:table-cell office:value-type="float" office:value="1.47744" calcext:value-type="float">
            <text:p>1.47744</text:p>
          </table:table-cell>
          <table:table-cell table:formula="of:=[.N56]-[.N55]" office:value-type="float" office:value="0.0139900000000002" calcext:value-type="float">
            <text:p>0.01399</text:p>
          </table:table-cell>
          <table:table-cell table:formula="of:=[.O56]-[.O55]" office:value-type="float" office:value="0.0000400000000002621" calcext:value-type="float">
            <text:p>4.00000000002621E-05</text:p>
          </table:table-cell>
          <table:table-cell office:value-type="float" office:value="2.30133" calcext:value-type="float">
            <text:p>2.30133</text:p>
          </table:table-cell>
          <table:table-cell table:formula="of:=[.Q56]-[.Q55]" office:value-type="float" office:value="0.0192100000000002" calcext:value-type="float">
            <text:p>0.01921</text:p>
          </table:table-cell>
          <table:table-cell table:formula="of:=[.R56]-[.R55]" office:value-type="float" office:value="-0.00499999999999989" calcext:value-type="float">
            <text:p>-0.005</text:p>
          </table:table-cell>
          <table:table-cell office:value-type="float" office:value="1.43422" calcext:value-type="float">
            <text:p>1.43422</text:p>
          </table:table-cell>
          <table:table-cell table:formula="of:=[.T56]-[.T55]" office:value-type="float" office:value="0.0131699999999999" calcext:value-type="float">
            <text:p>0.01317</text:p>
          </table:table-cell>
          <table:table-cell table:formula="of:=[.U56]-[.U55]" office:value-type="float" office:value="0.00395999999999974" calcext:value-type="float">
            <text:p>0.00396</text:p>
          </table:table-cell>
          <table:table-cell office:value-type="float" office:value="2.42621" calcext:value-type="float">
            <text:p>2.42621</text:p>
          </table:table-cell>
          <table:table-cell table:formula="of:=[.W56]-[.W55]" office:value-type="float" office:value="0.0285800000000003" calcext:value-type="float">
            <text:p>0.02858</text:p>
          </table:table-cell>
          <table:table-cell table:formula="of:=[.X56]-[.X55]" office:value-type="float" office:value="0.00276000000000032" calcext:value-type="float">
            <text:p>0.00276</text:p>
          </table:table-cell>
          <table:table-cell office:value-type="float" office:value="0.83672" calcext:value-type="float">
            <text:p>0.83672</text:p>
          </table:table-cell>
          <table:table-cell table:formula="of:=[.Z56]-[.Z55]" office:value-type="float" office:value="0.00302999999999998" calcext:value-type="float">
            <text:p>0.00303</text:p>
          </table:table-cell>
          <table:table-cell table:formula="of:=[.AA56]-[.AA55]" office:value-type="float" office:value="0" calcext:value-type="float">
            <text:p>0</text:p>
          </table:table-cell>
          <table:table-cell office:value-type="float" office:value="0.82867" calcext:value-type="float">
            <text:p>0.82867</text:p>
          </table:table-cell>
          <table:table-cell table:formula="of:=[.AC56]-[.AC55]" office:value-type="float" office:value="0.00117999999999996" calcext:value-type="float">
            <text:p>0.00118</text:p>
          </table:table-cell>
          <table:table-cell table:formula="of:=[.AD56]-[.AD55]" office:value-type="float" office:value="0.00000999999999995449" calcext:value-type="float">
            <text:p>9.99999999995449E-06</text:p>
          </table:table-cell>
          <table:table-cell office:value-type="float" office:value="0.51956" calcext:value-type="float">
            <text:p>0.51956</text:p>
          </table:table-cell>
          <table:table-cell table:formula="of:=[.AF56]-[.AF55]" office:value-type="float" office:value="0.00048999999999999" calcext:value-type="float">
            <text:p>0.00049</text:p>
          </table:table-cell>
          <table:table-cell table:formula="of:=[.AG56]-[.AG55]" office:value-type="float" office:value="-0.000219999999999998" calcext:value-type="float">
            <text:p>-0.00022</text:p>
          </table:table-cell>
        </table:table-row>
        <table:table-row table:style-name="ro1">
          <table:table-cell/>
          <table:table-cell office:value-type="float" office:value="1.87424" calcext:value-type="float">
            <text:p>1.87424</text:p>
          </table:table-cell>
          <table:table-cell table:formula="of:=[.B57]-[.B56]" office:value-type="float" office:value="0.0289499999999998" calcext:value-type="float">
            <text:p>0.02895</text:p>
          </table:table-cell>
          <table:table-cell table:formula="of:=[.C57]-[.C56]" office:value-type="float" office:value="0.000469999999999748" calcext:value-type="float">
            <text:p>0.00047</text:p>
          </table:table-cell>
          <table:table-cell office:value-type="float" office:value="2.52328" calcext:value-type="float">
            <text:p>2.52328</text:p>
          </table:table-cell>
          <table:table-cell table:formula="of:=[.E57]-[.E56]" office:value-type="float" office:value="0.0343800000000001" calcext:value-type="float">
            <text:p>0.03438</text:p>
          </table:table-cell>
          <table:table-cell table:formula="of:=[.F57]-[.F56]" office:value-type="float" office:value="0.0153300000000001" calcext:value-type="float">
            <text:p>0.01533</text:p>
          </table:table-cell>
          <table:table-cell office:value-type="float" office:value="1.62411" calcext:value-type="float">
            <text:p>1.62411</text:p>
          </table:table-cell>
          <table:table-cell table:formula="of:=[.H57]-[.H56]" office:value-type="float" office:value="0.0190299999999999" calcext:value-type="float">
            <text:p>0.01903</text:p>
          </table:table-cell>
          <table:table-cell table:formula="of:=[.I57]-[.I56]" office:value-type="float" office:value="0.0000499999999998835" calcext:value-type="float">
            <text:p>4.99999999998835E-05</text:p>
          </table:table-cell>
          <table:table-cell office:value-type="float" office:value="4.27934" calcext:value-type="float">
            <text:p>4.27934</text:p>
          </table:table-cell>
          <table:table-cell table:formula="of:=[.K57]-[.K56]" office:value-type="float" office:value="0.0508300000000004" calcext:value-type="float">
            <text:p>0.05083</text:p>
          </table:table-cell>
          <table:table-cell table:formula="of:=[.L57]-[.L56]" office:value-type="float" office:value="0.000270000000000437" calcext:value-type="float">
            <text:p>0.00027</text:p>
          </table:table-cell>
          <table:table-cell office:value-type="float" office:value="1.50453" calcext:value-type="float">
            <text:p>1.50453</text:p>
          </table:table-cell>
          <table:table-cell table:formula="of:=[.N57]-[.N56]" office:value-type="float" office:value="0.0270899999999998" calcext:value-type="float">
            <text:p>0.02709</text:p>
          </table:table-cell>
          <table:table-cell table:formula="of:=[.O57]-[.O56]" office:value-type="float" office:value="0.0130999999999997" calcext:value-type="float">
            <text:p>0.0131</text:p>
          </table:table-cell>
          <table:table-cell office:value-type="float" office:value="2.32006" calcext:value-type="float">
            <text:p>2.32006</text:p>
          </table:table-cell>
          <table:table-cell table:formula="of:=[.Q57]-[.Q56]" office:value-type="float" office:value="0.0187299999999997" calcext:value-type="float">
            <text:p>0.01873</text:p>
          </table:table-cell>
          <table:table-cell table:formula="of:=[.R57]-[.R56]" office:value-type="float" office:value="-0.00048000000000048" calcext:value-type="float">
            <text:p>-0.00048</text:p>
          </table:table-cell>
          <table:table-cell office:value-type="float" office:value="1.44293" calcext:value-type="float">
            <text:p>1.44293</text:p>
          </table:table-cell>
          <table:table-cell table:formula="of:=[.T57]-[.T56]" office:value-type="float" office:value="0.00871" calcext:value-type="float">
            <text:p>0.00871</text:p>
          </table:table-cell>
          <table:table-cell table:formula="of:=[.U57]-[.U56]" office:value-type="float" office:value="-0.00445999999999991" calcext:value-type="float">
            <text:p>-0.00446</text:p>
          </table:table-cell>
          <table:table-cell office:value-type="float" office:value="2.45504" calcext:value-type="float">
            <text:p>2.45504</text:p>
          </table:table-cell>
          <table:table-cell table:formula="of:=[.W57]-[.W56]" office:value-type="float" office:value="0.0288299999999997" calcext:value-type="float">
            <text:p>0.02883</text:p>
          </table:table-cell>
          <table:table-cell table:formula="of:=[.X57]-[.X56]" office:value-type="float" office:value="0.000249999999999417" calcext:value-type="float">
            <text:p>0.000249999999999</text:p>
          </table:table-cell>
          <table:table-cell office:value-type="float" office:value="0.83976" calcext:value-type="float">
            <text:p>0.83976</text:p>
          </table:table-cell>
          <table:table-cell table:formula="of:=[.Z57]-[.Z56]" office:value-type="float" office:value="0.00304000000000004" calcext:value-type="float">
            <text:p>0.00304</text:p>
          </table:table-cell>
          <table:table-cell table:formula="of:=[.AA57]-[.AA56]" office:value-type="float" office:value="0.0000100000000000655" calcext:value-type="float">
            <text:p>1.00000000000655E-05</text:p>
          </table:table-cell>
          <table:table-cell office:value-type="float" office:value="0.82984" calcext:value-type="float">
            <text:p>0.82984</text:p>
          </table:table-cell>
          <table:table-cell table:formula="of:=[.AC57]-[.AC56]" office:value-type="float" office:value="0.00117" calcext:value-type="float">
            <text:p>0.00117</text:p>
          </table:table-cell>
          <table:table-cell table:formula="of:=[.AD57]-[.AD56]" office:value-type="float" office:value="-0.00000999999999995449" calcext:value-type="float">
            <text:p>-9.99999999995449E-06</text:p>
          </table:table-cell>
          <table:table-cell office:value-type="float" office:value="0.52019" calcext:value-type="float">
            <text:p>0.52019</text:p>
          </table:table-cell>
          <table:table-cell table:formula="of:=[.AF57]-[.AF56]" office:value-type="float" office:value="0.000630000000000019" calcext:value-type="float">
            <text:p>0.00063</text:p>
          </table:table-cell>
          <table:table-cell table:formula="of:=[.AG57]-[.AG56]" office:value-type="float" office:value="0.000140000000000029" calcext:value-type="float">
            <text:p>0.00014</text:p>
          </table:table-cell>
        </table:table-row>
        <table:table-row table:style-name="ro1">
          <table:table-cell/>
          <table:table-cell office:value-type="float" office:value="1.90369" calcext:value-type="float">
            <text:p>1.90369</text:p>
          </table:table-cell>
          <table:table-cell table:formula="of:=[.B58]-[.B57]" office:value-type="float" office:value="0.0294500000000002" calcext:value-type="float">
            <text:p>0.02945</text:p>
          </table:table-cell>
          <table:table-cell table:formula="of:=[.C58]-[.C57]" office:value-type="float" office:value="0.000500000000000389" calcext:value-type="float">
            <text:p>0.0005</text:p>
          </table:table-cell>
          <table:table-cell office:value-type="float" office:value="2.55199" calcext:value-type="float">
            <text:p>2.55199</text:p>
          </table:table-cell>
          <table:table-cell table:formula="of:=[.E58]-[.E57]" office:value-type="float" office:value="0.0287099999999998" calcext:value-type="float">
            <text:p>0.02871</text:p>
          </table:table-cell>
          <table:table-cell table:formula="of:=[.F58]-[.F57]" office:value-type="float" office:value="-0.00567000000000029" calcext:value-type="float">
            <text:p>-0.00567</text:p>
          </table:table-cell>
          <table:table-cell office:value-type="float" office:value="1.64323" calcext:value-type="float">
            <text:p>1.64323</text:p>
          </table:table-cell>
          <table:table-cell table:formula="of:=[.H58]-[.H57]" office:value-type="float" office:value="0.01912" calcext:value-type="float">
            <text:p>0.01912</text:p>
          </table:table-cell>
          <table:table-cell table:formula="of:=[.I58]-[.I57]" office:value-type="float" office:value="0.0000900000000001455" calcext:value-type="float">
            <text:p>9.00000000001455E-05</text:p>
          </table:table-cell>
          <table:table-cell office:value-type="float" office:value="4.3307" calcext:value-type="float">
            <text:p>4.3307</text:p>
          </table:table-cell>
          <table:table-cell table:formula="of:=[.K58]-[.K57]" office:value-type="float" office:value="0.0513599999999999" calcext:value-type="float">
            <text:p>0.05136</text:p>
          </table:table-cell>
          <table:table-cell table:formula="of:=[.L58]-[.L57]" office:value-type="float" office:value="0.000529999999999475" calcext:value-type="float">
            <text:p>0.000529999999999</text:p>
          </table:table-cell>
          <table:table-cell office:value-type="float" office:value="1.51192" calcext:value-type="float">
            <text:p>1.51192</text:p>
          </table:table-cell>
          <table:table-cell table:formula="of:=[.N58]-[.N57]" office:value-type="float" office:value="0.00739000000000001" calcext:value-type="float">
            <text:p>0.00739</text:p>
          </table:table-cell>
          <table:table-cell table:formula="of:=[.O58]-[.O57]" office:value-type="float" office:value="-0.0196999999999998" calcext:value-type="float">
            <text:p>-0.0197</text:p>
          </table:table-cell>
          <table:table-cell office:value-type="float" office:value="2.34261" calcext:value-type="float">
            <text:p>2.34261</text:p>
          </table:table-cell>
          <table:table-cell table:formula="of:=[.Q58]-[.Q57]" office:value-type="float" office:value="0.0225500000000003" calcext:value-type="float">
            <text:p>0.02255</text:p>
          </table:table-cell>
          <table:table-cell table:formula="of:=[.R58]-[.R57]" office:value-type="float" office:value="0.0038200000000006" calcext:value-type="float">
            <text:p>0.003820000000001</text:p>
          </table:table-cell>
          <table:table-cell office:value-type="float" office:value="1.45468" calcext:value-type="float">
            <text:p>1.45468</text:p>
          </table:table-cell>
          <table:table-cell table:formula="of:=[.T58]-[.T57]" office:value-type="float" office:value="0.0117499999999999" calcext:value-type="float">
            <text:p>0.01175</text:p>
          </table:table-cell>
          <table:table-cell table:formula="of:=[.U58]-[.U57]" office:value-type="float" office:value="0.00303999999999993" calcext:value-type="float">
            <text:p>0.00304</text:p>
          </table:table-cell>
          <table:table-cell office:value-type="float" office:value="2.48281" calcext:value-type="float">
            <text:p>2.48281</text:p>
          </table:table-cell>
          <table:table-cell table:formula="of:=[.W58]-[.W57]" office:value-type="float" office:value="0.0277700000000003" calcext:value-type="float">
            <text:p>0.02777</text:p>
          </table:table-cell>
          <table:table-cell table:formula="of:=[.X58]-[.X57]" office:value-type="float" office:value="-0.00105999999999939" calcext:value-type="float">
            <text:p>-0.001059999999999</text:p>
          </table:table-cell>
          <table:table-cell office:value-type="float" office:value="0.8428" calcext:value-type="float">
            <text:p>0.8428</text:p>
          </table:table-cell>
          <table:table-cell table:formula="of:=[.Z58]-[.Z57]" office:value-type="float" office:value="0.00304000000000004" calcext:value-type="float">
            <text:p>0.00304</text:p>
          </table:table-cell>
          <table:table-cell table:formula="of:=[.AA58]-[.AA57]" office:value-type="float" office:value="0" calcext:value-type="float">
            <text:p>0</text:p>
          </table:table-cell>
          <table:table-cell office:value-type="float" office:value="0.83103" calcext:value-type="float">
            <text:p>0.83103</text:p>
          </table:table-cell>
          <table:table-cell table:formula="of:=[.AC58]-[.AC57]" office:value-type="float" office:value="0.00119000000000002" calcext:value-type="float">
            <text:p>0.00119</text:p>
          </table:table-cell>
          <table:table-cell table:formula="of:=[.AD58]-[.AD57]" office:value-type="float" office:value="0.00002000000000002" calcext:value-type="float">
            <text:p>2.000000000002E-05</text:p>
          </table:table-cell>
          <table:table-cell office:value-type="float" office:value="0.52086" calcext:value-type="float">
            <text:p>0.52086</text:p>
          </table:table-cell>
          <table:table-cell table:formula="of:=[.AF58]-[.AF57]" office:value-type="float" office:value="0.000669999999999948" calcext:value-type="float">
            <text:p>0.00067</text:p>
          </table:table-cell>
          <table:table-cell table:formula="of:=[.AG58]-[.AG57]" office:value-type="float" office:value="0.000039999999999929" calcext:value-type="float">
            <text:p>3.9999999999929E-05</text:p>
          </table:table-cell>
        </table:table-row>
        <table:table-row table:style-name="ro1">
          <table:table-cell/>
          <table:table-cell office:value-type="float" office:value="1.93337" calcext:value-type="float">
            <text:p>1.93337</text:p>
          </table:table-cell>
          <table:table-cell table:formula="of:=[.B59]-[.B58]" office:value-type="float" office:value="0.0296799999999999" calcext:value-type="float">
            <text:p>0.02968</text:p>
          </table:table-cell>
          <table:table-cell table:formula="of:=[.C59]-[.C58]" office:value-type="float" office:value="0.00022999999999973" calcext:value-type="float">
            <text:p>0.00023</text:p>
          </table:table-cell>
          <table:table-cell office:value-type="float" office:value="2.57748" calcext:value-type="float">
            <text:p>2.57748</text:p>
          </table:table-cell>
          <table:table-cell table:formula="of:=[.E59]-[.E58]" office:value-type="float" office:value="0.02549" calcext:value-type="float">
            <text:p>0.02549</text:p>
          </table:table-cell>
          <table:table-cell table:formula="of:=[.F59]-[.F58]" office:value-type="float" office:value="-0.00321999999999978" calcext:value-type="float">
            <text:p>-0.00322</text:p>
          </table:table-cell>
          <table:table-cell office:value-type="float" office:value="1.66234" calcext:value-type="float">
            <text:p>1.66234</text:p>
          </table:table-cell>
          <table:table-cell table:formula="of:=[.H59]-[.H58]" office:value-type="float" office:value="0.01911" calcext:value-type="float">
            <text:p>0.01911</text:p>
          </table:table-cell>
          <table:table-cell table:formula="of:=[.I59]-[.I58]" office:value-type="float" office:value="-0.0000100000000000655" calcext:value-type="float">
            <text:p>-1.00000000000655E-05</text:p>
          </table:table-cell>
          <table:table-cell office:value-type="float" office:value="4.37007" calcext:value-type="float">
            <text:p>4.37007</text:p>
          </table:table-cell>
          <table:table-cell table:formula="of:=[.K59]-[.K58]" office:value-type="float" office:value="0.0393699999999999" calcext:value-type="float">
            <text:p>0.03937</text:p>
          </table:table-cell>
          <table:table-cell table:formula="of:=[.L59]-[.L58]" office:value-type="float" office:value="-0.0119899999999999" calcext:value-type="float">
            <text:p>-0.01199</text:p>
          </table:table-cell>
          <table:table-cell office:value-type="float" office:value="1.52814" calcext:value-type="float">
            <text:p>1.52814</text:p>
          </table:table-cell>
          <table:table-cell table:formula="of:=[.N59]-[.N58]" office:value-type="float" office:value="0.0162200000000001" calcext:value-type="float">
            <text:p>0.01622</text:p>
          </table:table-cell>
          <table:table-cell table:formula="of:=[.O59]-[.O58]" office:value-type="float" office:value="0.00883000000000012" calcext:value-type="float">
            <text:p>0.00883</text:p>
          </table:table-cell>
          <table:table-cell office:value-type="float" office:value="2.36304" calcext:value-type="float">
            <text:p>2.36304</text:p>
          </table:table-cell>
          <table:table-cell table:formula="of:=[.Q59]-[.Q58]" office:value-type="float" office:value="0.0204299999999997" calcext:value-type="float">
            <text:p>0.02043</text:p>
          </table:table-cell>
          <table:table-cell table:formula="of:=[.R59]-[.R58]" office:value-type="float" office:value="-0.00212000000000057" calcext:value-type="float">
            <text:p>-0.002120000000001</text:p>
          </table:table-cell>
          <table:table-cell office:value-type="float" office:value="1.4658" calcext:value-type="float">
            <text:p>1.4658</text:p>
          </table:table-cell>
          <table:table-cell table:formula="of:=[.T59]-[.T58]" office:value-type="float" office:value="0.01112" calcext:value-type="float">
            <text:p>0.01112</text:p>
          </table:table-cell>
          <table:table-cell table:formula="of:=[.U59]-[.U58]" office:value-type="float" office:value="-0.000629999999999908" calcext:value-type="float">
            <text:p>-0.00063</text:p>
          </table:table-cell>
          <table:table-cell office:value-type="float" office:value="2.51261" calcext:value-type="float">
            <text:p>2.51261</text:p>
          </table:table-cell>
          <table:table-cell table:formula="of:=[.W59]-[.W58]" office:value-type="float" office:value="0.0297999999999998" calcext:value-type="float">
            <text:p>0.0298</text:p>
          </table:table-cell>
          <table:table-cell table:formula="of:=[.X59]-[.X58]" office:value-type="float" office:value="0.00202999999999953" calcext:value-type="float">
            <text:p>0.00203</text:p>
          </table:table-cell>
          <table:table-cell office:value-type="float" office:value="0.84585" calcext:value-type="float">
            <text:p>0.84585</text:p>
          </table:table-cell>
          <table:table-cell table:formula="of:=[.Z59]-[.Z58]" office:value-type="float" office:value="0.00305" calcext:value-type="float">
            <text:p>0.00305</text:p>
          </table:table-cell>
          <table:table-cell table:formula="of:=[.AA59]-[.AA58]" office:value-type="float" office:value="0.00000999999999995449" calcext:value-type="float">
            <text:p>9.99999999995449E-06</text:p>
          </table:table-cell>
          <table:table-cell office:value-type="float" office:value="0.83222" calcext:value-type="float">
            <text:p>0.83222</text:p>
          </table:table-cell>
          <table:table-cell table:formula="of:=[.AC59]-[.AC58]" office:value-type="float" office:value="0.00119000000000002" calcext:value-type="float">
            <text:p>0.00119</text:p>
          </table:table-cell>
          <table:table-cell table:formula="of:=[.AD59]-[.AD58]" office:value-type="float" office:value="0" calcext:value-type="float">
            <text:p>0</text:p>
          </table:table-cell>
          <table:table-cell office:value-type="float" office:value="0.52151" calcext:value-type="float">
            <text:p>0.52151</text:p>
          </table:table-cell>
          <table:table-cell table:formula="of:=[.AF59]-[.AF58]" office:value-type="float" office:value="0.000650000000000039" calcext:value-type="float">
            <text:p>0.00065</text:p>
          </table:table-cell>
          <table:table-cell table:formula="of:=[.AG59]-[.AG58]" office:value-type="float" office:value="-0.000019999999999909" calcext:value-type="float">
            <text:p>-1.9999999999909E-05</text:p>
          </table:table-cell>
        </table:table-row>
        <table:table-row table:style-name="ro1">
          <table:table-cell/>
          <table:table-cell office:value-type="float" office:value="1.96348" calcext:value-type="float">
            <text:p>1.96348</text:p>
          </table:table-cell>
          <table:table-cell table:formula="of:=[.B60]-[.B59]" office:value-type="float" office:value="0.0301100000000001" calcext:value-type="float">
            <text:p>0.03011</text:p>
          </table:table-cell>
          <table:table-cell table:formula="of:=[.C60]-[.C59]" office:value-type="float" office:value="0.000430000000000153" calcext:value-type="float">
            <text:p>0.00043</text:p>
          </table:table-cell>
          <table:table-cell office:value-type="float" office:value="2.60716" calcext:value-type="float">
            <text:p>2.60716</text:p>
          </table:table-cell>
          <table:table-cell table:formula="of:=[.E60]-[.E59]" office:value-type="float" office:value="0.0296799999999999" calcext:value-type="float">
            <text:p>0.02968</text:p>
          </table:table-cell>
          <table:table-cell table:formula="of:=[.F60]-[.F59]" office:value-type="float" office:value="0.00418999999999992" calcext:value-type="float">
            <text:p>0.00419</text:p>
          </table:table-cell>
          <table:table-cell office:value-type="float" office:value="1.68106" calcext:value-type="float">
            <text:p>1.68106</text:p>
          </table:table-cell>
          <table:table-cell table:formula="of:=[.H60]-[.H59]" office:value-type="float" office:value="0.0187200000000001" calcext:value-type="float">
            <text:p>0.01872</text:p>
          </table:table-cell>
          <table:table-cell table:formula="of:=[.I60]-[.I59]" office:value-type="float" office:value="-0.00038999999999989" calcext:value-type="float">
            <text:p>-0.00039</text:p>
          </table:table-cell>
          <table:table-cell office:value-type="float" office:value="4.41758" calcext:value-type="float">
            <text:p>4.41758</text:p>
          </table:table-cell>
          <table:table-cell table:formula="of:=[.K60]-[.K59]" office:value-type="float" office:value="0.0475099999999999" calcext:value-type="float">
            <text:p>0.04751</text:p>
          </table:table-cell>
          <table:table-cell table:formula="of:=[.L60]-[.L59]" office:value-type="float" office:value="0.00814000000000004" calcext:value-type="float">
            <text:p>0.00814</text:p>
          </table:table-cell>
          <table:table-cell office:value-type="float" office:value="1.54165" calcext:value-type="float">
            <text:p>1.54165</text:p>
          </table:table-cell>
          <table:table-cell table:formula="of:=[.N60]-[.N59]" office:value-type="float" office:value="0.0135100000000001" calcext:value-type="float">
            <text:p>0.01351</text:p>
          </table:table-cell>
          <table:table-cell table:formula="of:=[.O60]-[.O59]" office:value-type="float" office:value="-0.00270999999999999" calcext:value-type="float">
            <text:p>-0.00271</text:p>
          </table:table-cell>
          <table:table-cell office:value-type="float" office:value="2.38467" calcext:value-type="float">
            <text:p>2.38467</text:p>
          </table:table-cell>
          <table:table-cell table:formula="of:=[.Q60]-[.Q59]" office:value-type="float" office:value="0.02163" calcext:value-type="float">
            <text:p>0.02163</text:p>
          </table:table-cell>
          <table:table-cell table:formula="of:=[.R60]-[.R59]" office:value-type="float" office:value="0.00120000000000031" calcext:value-type="float">
            <text:p>0.0012</text:p>
          </table:table-cell>
          <table:table-cell office:value-type="float" office:value="1.47611" calcext:value-type="float">
            <text:p>1.47611</text:p>
          </table:table-cell>
          <table:table-cell table:formula="of:=[.T60]-[.T59]" office:value-type="float" office:value="0.01031" calcext:value-type="float">
            <text:p>0.01031</text:p>
          </table:table-cell>
          <table:table-cell table:formula="of:=[.U60]-[.U59]" office:value-type="float" office:value="-0.000809999999999977" calcext:value-type="float">
            <text:p>-0.00081</text:p>
          </table:table-cell>
          <table:table-cell office:value-type="float" office:value="2.54033" calcext:value-type="float">
            <text:p>2.54033</text:p>
          </table:table-cell>
          <table:table-cell table:formula="of:=[.W60]-[.W59]" office:value-type="float" office:value="0.02772" calcext:value-type="float">
            <text:p>0.02772</text:p>
          </table:table-cell>
          <table:table-cell table:formula="of:=[.X60]-[.X59]" office:value-type="float" office:value="-0.00207999999999986" calcext:value-type="float">
            <text:p>-0.00208</text:p>
          </table:table-cell>
          <table:table-cell office:value-type="float" office:value="0.84889" calcext:value-type="float">
            <text:p>0.84889</text:p>
          </table:table-cell>
          <table:table-cell table:formula="of:=[.Z60]-[.Z59]" office:value-type="float" office:value="0.00303999999999993" calcext:value-type="float">
            <text:p>0.00304</text:p>
          </table:table-cell>
          <table:table-cell table:formula="of:=[.AA60]-[.AA59]" office:value-type="float" office:value="-0.0000100000000000655" calcext:value-type="float">
            <text:p>-1.00000000000655E-05</text:p>
          </table:table-cell>
          <table:table-cell office:value-type="float" office:value="0.83341" calcext:value-type="float">
            <text:p>0.83341</text:p>
          </table:table-cell>
          <table:table-cell table:formula="of:=[.AC60]-[.AC59]" office:value-type="float" office:value="0.00119000000000002" calcext:value-type="float">
            <text:p>0.00119</text:p>
          </table:table-cell>
          <table:table-cell table:formula="of:=[.AD60]-[.AD59]" office:value-type="float" office:value="0" calcext:value-type="float">
            <text:p>0</text:p>
          </table:table-cell>
          <table:table-cell office:value-type="float" office:value="0.52201" calcext:value-type="float">
            <text:p>0.52201</text:p>
          </table:table-cell>
          <table:table-cell table:formula="of:=[.AF60]-[.AF59]" office:value-type="float" office:value="0.000500000000000056" calcext:value-type="float">
            <text:p>0.0005</text:p>
          </table:table-cell>
          <table:table-cell table:formula="of:=[.AG60]-[.AG59]" office:value-type="float" office:value="-0.000149999999999983" calcext:value-type="float">
            <text:p>-0.00015</text:p>
          </table:table-cell>
        </table:table-row>
        <table:table-row table:style-name="ro1">
          <table:table-cell/>
          <table:table-cell office:value-type="float" office:value="1.99412" calcext:value-type="float">
            <text:p>1.99412</text:p>
          </table:table-cell>
          <table:table-cell table:formula="of:=[.B61]-[.B60]" office:value-type="float" office:value="0.03064" calcext:value-type="float">
            <text:p>0.03064</text:p>
          </table:table-cell>
          <table:table-cell table:formula="of:=[.C61]-[.C60]" office:value-type="float" office:value="0.000529999999999919" calcext:value-type="float">
            <text:p>0.00053</text:p>
          </table:table-cell>
          <table:table-cell office:value-type="float" office:value="2.63548" calcext:value-type="float">
            <text:p>2.63548</text:p>
          </table:table-cell>
          <table:table-cell table:formula="of:=[.E61]-[.E60]" office:value-type="float" office:value="0.0283200000000003" calcext:value-type="float">
            <text:p>0.02832</text:p>
          </table:table-cell>
          <table:table-cell table:formula="of:=[.F61]-[.F60]" office:value-type="float" office:value="-0.00135999999999958" calcext:value-type="float">
            <text:p>-0.00136</text:p>
          </table:table-cell>
          <table:table-cell office:value-type="float" office:value="1.69956" calcext:value-type="float">
            <text:p>1.69956</text:p>
          </table:table-cell>
          <table:table-cell table:formula="of:=[.H61]-[.H60]" office:value-type="float" office:value="0.0185" calcext:value-type="float">
            <text:p>0.0185</text:p>
          </table:table-cell>
          <table:table-cell table:formula="of:=[.I61]-[.I60]" office:value-type="float" office:value="-0.000220000000000109" calcext:value-type="float">
            <text:p>-0.00022</text:p>
          </table:table-cell>
          <table:table-cell office:value-type="float" office:value="4.46999" calcext:value-type="float">
            <text:p>4.46999</text:p>
          </table:table-cell>
          <table:table-cell table:formula="of:=[.K61]-[.K60]" office:value-type="float" office:value="0.0524100000000001" calcext:value-type="float">
            <text:p>0.05241</text:p>
          </table:table-cell>
          <table:table-cell table:formula="of:=[.L61]-[.L60]" office:value-type="float" office:value="0.00490000000000013" calcext:value-type="float">
            <text:p>0.0049</text:p>
          </table:table-cell>
          <table:table-cell office:value-type="float" office:value="1.55543" calcext:value-type="float">
            <text:p>1.55543</text:p>
          </table:table-cell>
          <table:table-cell table:formula="of:=[.N61]-[.N60]" office:value-type="float" office:value="0.0137799999999999" calcext:value-type="float">
            <text:p>0.01378</text:p>
          </table:table-cell>
          <table:table-cell table:formula="of:=[.O61]-[.O60]" office:value-type="float" office:value="0.00026999999999977" calcext:value-type="float">
            <text:p>0.00027</text:p>
          </table:table-cell>
          <table:table-cell office:value-type="float" office:value="2.40602" calcext:value-type="float">
            <text:p>2.40602</text:p>
          </table:table-cell>
          <table:table-cell table:formula="of:=[.Q61]-[.Q60]" office:value-type="float" office:value="0.02135" calcext:value-type="float">
            <text:p>0.02135</text:p>
          </table:table-cell>
          <table:table-cell table:formula="of:=[.R61]-[.R60]" office:value-type="float" office:value="-0.000280000000000058" calcext:value-type="float">
            <text:p>-0.00028</text:p>
          </table:table-cell>
          <table:table-cell office:value-type="float" office:value="1.48754" calcext:value-type="float">
            <text:p>1.48754</text:p>
          </table:table-cell>
          <table:table-cell table:formula="of:=[.T61]-[.T60]" office:value-type="float" office:value="0.0114300000000001" calcext:value-type="float">
            <text:p>0.01143</text:p>
          </table:table-cell>
          <table:table-cell table:formula="of:=[.U61]-[.U60]" office:value-type="float" office:value="0.00112000000000001" calcext:value-type="float">
            <text:p>0.00112</text:p>
          </table:table-cell>
          <table:table-cell office:value-type="float" office:value="2.5697" calcext:value-type="float">
            <text:p>2.5697</text:p>
          </table:table-cell>
          <table:table-cell table:formula="of:=[.W61]-[.W60]" office:value-type="float" office:value="0.0293700000000001" calcext:value-type="float">
            <text:p>0.02937</text:p>
          </table:table-cell>
          <table:table-cell table:formula="of:=[.X61]-[.X60]" office:value-type="float" office:value="0.00165000000000015" calcext:value-type="float">
            <text:p>0.00165</text:p>
          </table:table-cell>
          <table:table-cell office:value-type="float" office:value="0.85195" calcext:value-type="float">
            <text:p>0.85195</text:p>
          </table:table-cell>
          <table:table-cell table:formula="of:=[.Z61]-[.Z60]" office:value-type="float" office:value="0.00306000000000006" calcext:value-type="float">
            <text:p>0.00306</text:p>
          </table:table-cell>
          <table:table-cell table:formula="of:=[.AA61]-[.AA60]" office:value-type="float" office:value="0.000020000000000131" calcext:value-type="float">
            <text:p>2.0000000000131E-05</text:p>
          </table:table-cell>
          <table:table-cell office:value-type="float" office:value="0.83461" calcext:value-type="float">
            <text:p>0.83461</text:p>
          </table:table-cell>
          <table:table-cell table:formula="of:=[.AC61]-[.AC60]" office:value-type="float" office:value="0.00119999999999998" calcext:value-type="float">
            <text:p>0.0012</text:p>
          </table:table-cell>
          <table:table-cell table:formula="of:=[.AD61]-[.AD60]" office:value-type="float" office:value="0.00000999999999995449" calcext:value-type="float">
            <text:p>9.99999999995449E-06</text:p>
          </table:table-cell>
          <table:table-cell office:value-type="float" office:value="0.52263" calcext:value-type="float">
            <text:p>0.52263</text:p>
          </table:table-cell>
          <table:table-cell table:formula="of:=[.AF61]-[.AF60]" office:value-type="float" office:value="0.000619999999999954" calcext:value-type="float">
            <text:p>0.00062</text:p>
          </table:table-cell>
          <table:table-cell table:formula="of:=[.AG61]-[.AG60]" office:value-type="float" office:value="0.000119999999999898" calcext:value-type="float">
            <text:p>0.00012</text:p>
          </table:table-cell>
        </table:table-row>
        <table:table-row table:style-name="ro1">
          <table:table-cell/>
          <table:table-cell office:value-type="float" office:value="2.0251" calcext:value-type="float">
            <text:p>2.0251</text:p>
          </table:table-cell>
          <table:table-cell table:formula="of:=[.B62]-[.B61]" office:value-type="float" office:value="0.03098" calcext:value-type="float">
            <text:p>0.03098</text:p>
          </table:table-cell>
          <table:table-cell table:formula="of:=[.C62]-[.C61]" office:value-type="float" office:value="0.000340000000000007" calcext:value-type="float">
            <text:p>0.00034</text:p>
          </table:table-cell>
          <table:table-cell office:value-type="float" office:value="2.66367" calcext:value-type="float">
            <text:p>2.66367</text:p>
          </table:table-cell>
          <table:table-cell table:formula="of:=[.E62]-[.E61]" office:value-type="float" office:value="0.0281899999999999" calcext:value-type="float">
            <text:p>0.02819</text:p>
          </table:table-cell>
          <table:table-cell table:formula="of:=[.F62]-[.F61]" office:value-type="float" office:value="-0.000130000000000408" calcext:value-type="float">
            <text:p>-0.00013</text:p>
          </table:table-cell>
          <table:table-cell office:value-type="float" office:value="1.71791" calcext:value-type="float">
            <text:p>1.71791</text:p>
          </table:table-cell>
          <table:table-cell table:formula="of:=[.H62]-[.H61]" office:value-type="float" office:value="0.0183500000000001" calcext:value-type="float">
            <text:p>0.01835</text:p>
          </table:table-cell>
          <table:table-cell table:formula="of:=[.I62]-[.I61]" office:value-type="float" office:value="-0.000149999999999872" calcext:value-type="float">
            <text:p>-0.00015</text:p>
          </table:table-cell>
          <table:table-cell office:value-type="float" office:value="4.52335" calcext:value-type="float">
            <text:p>4.52335</text:p>
          </table:table-cell>
          <table:table-cell table:formula="of:=[.K62]-[.K61]" office:value-type="float" office:value="0.0533599999999996" calcext:value-type="float">
            <text:p>0.05336</text:p>
          </table:table-cell>
          <table:table-cell table:formula="of:=[.L62]-[.L61]" office:value-type="float" office:value="0.000949999999999562" calcext:value-type="float">
            <text:p>0.00095</text:p>
          </table:table-cell>
          <table:table-cell office:value-type="float" office:value="1.56928" calcext:value-type="float">
            <text:p>1.56928</text:p>
          </table:table-cell>
          <table:table-cell table:formula="of:=[.N62]-[.N61]" office:value-type="float" office:value="0.0138499999999999" calcext:value-type="float">
            <text:p>0.01385</text:p>
          </table:table-cell>
          <table:table-cell table:formula="of:=[.O62]-[.O61]" office:value-type="float" office:value="0.0000700000000000145" calcext:value-type="float">
            <text:p>7.00000000000145E-05</text:p>
          </table:table-cell>
          <table:table-cell office:value-type="float" office:value="2.42722" calcext:value-type="float">
            <text:p>2.42722</text:p>
          </table:table-cell>
          <table:table-cell table:formula="of:=[.Q62]-[.Q61]" office:value-type="float" office:value="0.0212000000000003" calcext:value-type="float">
            <text:p>0.0212</text:p>
          </table:table-cell>
          <table:table-cell table:formula="of:=[.R62]-[.R61]" office:value-type="float" office:value="-0.00014999999999965" calcext:value-type="float">
            <text:p>-0.00015</text:p>
          </table:table-cell>
          <table:table-cell office:value-type="float" office:value="1.49868" calcext:value-type="float">
            <text:p>1.49868</text:p>
          </table:table-cell>
          <table:table-cell table:formula="of:=[.T62]-[.T61]" office:value-type="float" office:value="0.0111399999999999" calcext:value-type="float">
            <text:p>0.01114</text:p>
          </table:table-cell>
          <table:table-cell table:formula="of:=[.U62]-[.U61]" office:value-type="float" office:value="-0.000290000000000123" calcext:value-type="float">
            <text:p>-0.00029</text:p>
          </table:table-cell>
          <table:table-cell office:value-type="float" office:value="2.59853" calcext:value-type="float">
            <text:p>2.59853</text:p>
          </table:table-cell>
          <table:table-cell table:formula="of:=[.W62]-[.W61]" office:value-type="float" office:value="0.0288300000000001" calcext:value-type="float">
            <text:p>0.02883</text:p>
          </table:table-cell>
          <table:table-cell table:formula="of:=[.X62]-[.X61]" office:value-type="float" office:value="-0.000539999999999985" calcext:value-type="float">
            <text:p>-0.00054</text:p>
          </table:table-cell>
          <table:table-cell office:value-type="float" office:value="0.855" calcext:value-type="float">
            <text:p>0.855</text:p>
          </table:table-cell>
          <table:table-cell table:formula="of:=[.Z62]-[.Z61]" office:value-type="float" office:value="0.00305" calcext:value-type="float">
            <text:p>0.00305</text:p>
          </table:table-cell>
          <table:table-cell table:formula="of:=[.AA62]-[.AA61]" office:value-type="float" office:value="-0.0000100000000000655" calcext:value-type="float">
            <text:p>-1.00000000000655E-05</text:p>
          </table:table-cell>
          <table:table-cell office:value-type="float" office:value="0.83581" calcext:value-type="float">
            <text:p>0.83581</text:p>
          </table:table-cell>
          <table:table-cell table:formula="of:=[.AC62]-[.AC61]" office:value-type="float" office:value="0.00119999999999998" calcext:value-type="float">
            <text:p>0.0012</text:p>
          </table:table-cell>
          <table:table-cell table:formula="of:=[.AD62]-[.AD61]" office:value-type="float" office:value="0" calcext:value-type="float">
            <text:p>0</text:p>
          </table:table-cell>
          <table:table-cell office:value-type="float" office:value="0.52332" calcext:value-type="float">
            <text:p>0.52332</text:p>
          </table:table-cell>
          <table:table-cell table:formula="of:=[.AF62]-[.AF61]" office:value-type="float" office:value="0.000689999999999968" calcext:value-type="float">
            <text:p>0.00069</text:p>
          </table:table-cell>
          <table:table-cell table:formula="of:=[.AG62]-[.AG61]" office:value-type="float" office:value="0.0000700000000000145" calcext:value-type="float">
            <text:p>7.00000000000145E-05</text:p>
          </table:table-cell>
        </table:table-row>
        <table:table-row table:style-name="ro1">
          <table:table-cell/>
          <table:table-cell office:value-type="float" office:value="2.05657" calcext:value-type="float">
            <text:p>2.05657</text:p>
          </table:table-cell>
          <table:table-cell table:formula="of:=[.B63]-[.B62]" office:value-type="float" office:value="0.0314699999999997" calcext:value-type="float">
            <text:p>0.03147</text:p>
          </table:table-cell>
          <table:table-cell table:formula="of:=[.C63]-[.C62]" office:value-type="float" office:value="0.000489999999999657" calcext:value-type="float">
            <text:p>0.00049</text:p>
          </table:table-cell>
          <table:table-cell office:value-type="float" office:value="2.69237" calcext:value-type="float">
            <text:p>2.69237</text:p>
          </table:table-cell>
          <table:table-cell table:formula="of:=[.E63]-[.E62]" office:value-type="float" office:value="0.0286999999999997" calcext:value-type="float">
            <text:p>0.0287</text:p>
          </table:table-cell>
          <table:table-cell table:formula="of:=[.F63]-[.F62]" office:value-type="float" office:value="0.000509999999999788" calcext:value-type="float">
            <text:p>0.00051</text:p>
          </table:table-cell>
          <table:table-cell office:value-type="float" office:value="1.73657" calcext:value-type="float">
            <text:p>1.73657</text:p>
          </table:table-cell>
          <table:table-cell table:formula="of:=[.H63]-[.H62]" office:value-type="float" office:value="0.0186599999999999" calcext:value-type="float">
            <text:p>0.01866</text:p>
          </table:table-cell>
          <table:table-cell table:formula="of:=[.I63]-[.I62]" office:value-type="float" office:value="0.00030999999999981" calcext:value-type="float">
            <text:p>0.00031</text:p>
          </table:table-cell>
          <table:table-cell office:value-type="float" office:value="4.57672" calcext:value-type="float">
            <text:p>4.57672</text:p>
          </table:table-cell>
          <table:table-cell table:formula="of:=[.K63]-[.K62]" office:value-type="float" office:value="0.0533700000000001" calcext:value-type="float">
            <text:p>0.05337</text:p>
          </table:table-cell>
          <table:table-cell table:formula="of:=[.L63]-[.L62]" office:value-type="float" office:value="0.0000100000000005096" calcext:value-type="float">
            <text:p>1.00000000005096E-05</text:p>
          </table:table-cell>
          <table:table-cell office:value-type="float" office:value="1.58379" calcext:value-type="float">
            <text:p>1.58379</text:p>
          </table:table-cell>
          <table:table-cell table:formula="of:=[.N63]-[.N62]" office:value-type="float" office:value="0.01451" calcext:value-type="float">
            <text:p>0.01451</text:p>
          </table:table-cell>
          <table:table-cell table:formula="of:=[.O63]-[.O62]" office:value-type="float" office:value="0.000660000000000105" calcext:value-type="float">
            <text:p>0.00066</text:p>
          </table:table-cell>
          <table:table-cell office:value-type="float" office:value="2.44888" calcext:value-type="float">
            <text:p>2.44888</text:p>
          </table:table-cell>
          <table:table-cell table:formula="of:=[.Q63]-[.Q62]" office:value-type="float" office:value="0.0216599999999998" calcext:value-type="float">
            <text:p>0.02166</text:p>
          </table:table-cell>
          <table:table-cell table:formula="of:=[.R63]-[.R62]" office:value-type="float" office:value="0.000459999999999461" calcext:value-type="float">
            <text:p>0.000459999999999</text:p>
          </table:table-cell>
          <table:table-cell office:value-type="float" office:value="1.50943" calcext:value-type="float">
            <text:p>1.50943</text:p>
          </table:table-cell>
          <table:table-cell table:formula="of:=[.T63]-[.T62]" office:value-type="float" office:value="0.01075" calcext:value-type="float">
            <text:p>0.01075</text:p>
          </table:table-cell>
          <table:table-cell table:formula="of:=[.U63]-[.U62]" office:value-type="float" office:value="-0.00038999999999989" calcext:value-type="float">
            <text:p>-0.00039</text:p>
          </table:table-cell>
          <table:table-cell office:value-type="float" office:value="2.62723" calcext:value-type="float">
            <text:p>2.62723</text:p>
          </table:table-cell>
          <table:table-cell table:formula="of:=[.W63]-[.W62]" office:value-type="float" office:value="0.0286999999999997" calcext:value-type="float">
            <text:p>0.0287</text:p>
          </table:table-cell>
          <table:table-cell table:formula="of:=[.X63]-[.X62]" office:value-type="float" office:value="-0.000130000000000408" calcext:value-type="float">
            <text:p>-0.00013</text:p>
          </table:table-cell>
          <table:table-cell office:value-type="float" office:value="0.85806" calcext:value-type="float">
            <text:p>0.85806</text:p>
          </table:table-cell>
          <table:table-cell table:formula="of:=[.Z63]-[.Z62]" office:value-type="float" office:value="0.00305999999999995" calcext:value-type="float">
            <text:p>0.00306</text:p>
          </table:table-cell>
          <table:table-cell table:formula="of:=[.AA63]-[.AA62]" office:value-type="float" office:value="0.00000999999999995449" calcext:value-type="float">
            <text:p>9.99999999995449E-06</text:p>
          </table:table-cell>
          <table:table-cell office:value-type="float" office:value="0.83702" calcext:value-type="float">
            <text:p>0.83702</text:p>
          </table:table-cell>
          <table:table-cell table:formula="of:=[.AC63]-[.AC62]" office:value-type="float" office:value="0.00121000000000004" calcext:value-type="float">
            <text:p>0.00121</text:p>
          </table:table-cell>
          <table:table-cell table:formula="of:=[.AD63]-[.AD62]" office:value-type="float" office:value="0.0000100000000000655" calcext:value-type="float">
            <text:p>1.00000000000655E-05</text:p>
          </table:table-cell>
          <table:table-cell office:value-type="float" office:value="0.52391" calcext:value-type="float">
            <text:p>0.52391</text:p>
          </table:table-cell>
          <table:table-cell table:formula="of:=[.AF63]-[.AF62]" office:value-type="float" office:value="0.00059000000000009" calcext:value-type="float">
            <text:p>0.00059</text:p>
          </table:table-cell>
          <table:table-cell table:formula="of:=[.AG63]-[.AG62]" office:value-type="float" office:value="-0.000099999999999878" calcext:value-type="float">
            <text:p>-9.9999999999878E-05</text:p>
          </table:table-cell>
        </table:table-row>
        <table:table-row table:style-name="ro1">
          <table:table-cell/>
          <table:table-cell office:value-type="float" office:value="2.08769" calcext:value-type="float">
            <text:p>2.08769</text:p>
          </table:table-cell>
          <table:table-cell table:formula="of:=[.B64]-[.B63]" office:value-type="float" office:value="0.03112" calcext:value-type="float">
            <text:p>0.03112</text:p>
          </table:table-cell>
          <table:table-cell table:formula="of:=[.C64]-[.C63]" office:value-type="float" office:value="-0.000349999999999628" calcext:value-type="float">
            <text:p>-0.00035</text:p>
          </table:table-cell>
          <table:table-cell office:value-type="float" office:value="2.72103" calcext:value-type="float">
            <text:p>2.72103</text:p>
          </table:table-cell>
          <table:table-cell table:formula="of:=[.E64]-[.E63]" office:value-type="float" office:value="0.0286599999999999" calcext:value-type="float">
            <text:p>0.02866</text:p>
          </table:table-cell>
          <table:table-cell table:formula="of:=[.F64]-[.F63]" office:value-type="float" office:value="-0.000039999999999818" calcext:value-type="float">
            <text:p>-3.9999999999818E-05</text:p>
          </table:table-cell>
          <table:table-cell office:value-type="float" office:value="1.75538" calcext:value-type="float">
            <text:p>1.75538</text:p>
          </table:table-cell>
          <table:table-cell table:formula="of:=[.H64]-[.H63]" office:value-type="float" office:value="0.0188100000000002" calcext:value-type="float">
            <text:p>0.01881</text:p>
          </table:table-cell>
          <table:table-cell table:formula="of:=[.I64]-[.I63]" office:value-type="float" office:value="0.000150000000000317" calcext:value-type="float">
            <text:p>0.00015</text:p>
          </table:table-cell>
          <table:table-cell office:value-type="float" office:value="4.63112" calcext:value-type="float">
            <text:p>4.63112</text:p>
          </table:table-cell>
          <table:table-cell table:formula="of:=[.K64]-[.K63]" office:value-type="float" office:value="0.0544000000000002" calcext:value-type="float">
            <text:p>0.0544</text:p>
          </table:table-cell>
          <table:table-cell table:formula="of:=[.L64]-[.L63]" office:value-type="float" office:value="0.00103000000000009" calcext:value-type="float">
            <text:p>0.00103</text:p>
          </table:table-cell>
          <table:table-cell office:value-type="float" office:value="1.59778" calcext:value-type="float">
            <text:p>1.59778</text:p>
          </table:table-cell>
          <table:table-cell table:formula="of:=[.N64]-[.N63]" office:value-type="float" office:value="0.0139900000000002" calcext:value-type="float">
            <text:p>0.01399</text:p>
          </table:table-cell>
          <table:table-cell table:formula="of:=[.O64]-[.O63]" office:value-type="float" office:value="-0.000519999999999854" calcext:value-type="float">
            <text:p>-0.00052</text:p>
          </table:table-cell>
          <table:table-cell office:value-type="float" office:value="2.47022" calcext:value-type="float">
            <text:p>2.47022</text:p>
          </table:table-cell>
          <table:table-cell table:formula="of:=[.Q64]-[.Q63]" office:value-type="float" office:value="0.0213399999999999" calcext:value-type="float">
            <text:p>0.02134</text:p>
          </table:table-cell>
          <table:table-cell table:formula="of:=[.R64]-[.R63]" office:value-type="float" office:value="-0.000319999999999876" calcext:value-type="float">
            <text:p>-0.00032</text:p>
          </table:table-cell>
          <table:table-cell office:value-type="float" office:value="1.52095" calcext:value-type="float">
            <text:p>1.52095</text:p>
          </table:table-cell>
          <table:table-cell table:formula="of:=[.T64]-[.T63]" office:value-type="float" office:value="0.01152" calcext:value-type="float">
            <text:p>0.01152</text:p>
          </table:table-cell>
          <table:table-cell table:formula="of:=[.U64]-[.U63]" office:value-type="float" office:value="0.000769999999999937" calcext:value-type="float">
            <text:p>0.00077</text:p>
          </table:table-cell>
          <table:table-cell office:value-type="float" office:value="2.65658" calcext:value-type="float">
            <text:p>2.65658</text:p>
          </table:table-cell>
          <table:table-cell table:formula="of:=[.W64]-[.W63]" office:value-type="float" office:value="0.02935" calcext:value-type="float">
            <text:p>0.02935</text:p>
          </table:table-cell>
          <table:table-cell table:formula="of:=[.X64]-[.X63]" office:value-type="float" office:value="0.000650000000000262" calcext:value-type="float">
            <text:p>0.00065</text:p>
          </table:table-cell>
          <table:table-cell office:value-type="float" office:value="0.86112" calcext:value-type="float">
            <text:p>0.86112</text:p>
          </table:table-cell>
          <table:table-cell table:formula="of:=[.Z64]-[.Z63]" office:value-type="float" office:value="0.00306000000000006" calcext:value-type="float">
            <text:p>0.00306</text:p>
          </table:table-cell>
          <table:table-cell table:formula="of:=[.AA64]-[.AA63]" office:value-type="float" office:value="1.11022302462516E-016" calcext:value-type="float">
            <text:p>1.11022302462516E-16</text:p>
          </table:table-cell>
          <table:table-cell office:value-type="float" office:value="0.83823" calcext:value-type="float">
            <text:p>0.83823</text:p>
          </table:table-cell>
          <table:table-cell table:formula="of:=[.AC64]-[.AC63]" office:value-type="float" office:value="0.00120999999999993" calcext:value-type="float">
            <text:p>0.00121</text:p>
          </table:table-cell>
          <table:table-cell table:formula="of:=[.AD64]-[.AD63]" office:value-type="float" office:value="-1.11022302462516E-016" calcext:value-type="float">
            <text:p>-1.11022302462516E-16</text:p>
          </table:table-cell>
          <table:table-cell office:value-type="float" office:value="0.52451" calcext:value-type="float">
            <text:p>0.52451</text:p>
          </table:table-cell>
          <table:table-cell table:formula="of:=[.AF64]-[.AF63]" office:value-type="float" office:value="0.000599999999999934" calcext:value-type="float">
            <text:p>0.0006</text:p>
          </table:table-cell>
          <table:table-cell table:formula="of:=[.AG64]-[.AG63]" office:value-type="float" office:value="0.00000999999999984347" calcext:value-type="float">
            <text:p>9.99999999984347E-06</text:p>
          </table:table-cell>
        </table:table-row>
        <table:table-row table:style-name="ro1">
          <table:table-cell/>
          <table:table-cell office:value-type="float" office:value="2.11876" calcext:value-type="float">
            <text:p>2.11876</text:p>
          </table:table-cell>
          <table:table-cell table:formula="of:=[.B65]-[.B64]" office:value-type="float" office:value="0.0310700000000002" calcext:value-type="float">
            <text:p>0.03107</text:p>
          </table:table-cell>
          <table:table-cell table:formula="of:=[.C65]-[.C64]" office:value-type="float" office:value="-0.0000499999999998835" calcext:value-type="float">
            <text:p>-4.99999999998835E-05</text:p>
          </table:table-cell>
          <table:table-cell office:value-type="float" office:value="2.74968" calcext:value-type="float">
            <text:p>2.74968</text:p>
          </table:table-cell>
          <table:table-cell table:formula="of:=[.E65]-[.E64]" office:value-type="float" office:value="0.0286500000000003" calcext:value-type="float">
            <text:p>0.02865</text:p>
          </table:table-cell>
          <table:table-cell table:formula="of:=[.F65]-[.F64]" office:value-type="float" office:value="-0.00000999999999962142" calcext:value-type="float">
            <text:p>-9.99999999962142E-06</text:p>
          </table:table-cell>
          <table:table-cell office:value-type="float" office:value="1.77428" calcext:value-type="float">
            <text:p>1.77428</text:p>
          </table:table-cell>
          <table:table-cell table:formula="of:=[.H65]-[.H64]" office:value-type="float" office:value="0.0188999999999999" calcext:value-type="float">
            <text:p>0.0189</text:p>
          </table:table-cell>
          <table:table-cell table:formula="of:=[.I65]-[.I64]" office:value-type="float" office:value="0.0000899999999997014" calcext:value-type="float">
            <text:p>8.99999999997014E-05</text:p>
          </table:table-cell>
          <table:table-cell office:value-type="float" office:value="4.68457" calcext:value-type="float">
            <text:p>4.68457</text:p>
          </table:table-cell>
          <table:table-cell table:formula="of:=[.K65]-[.K64]" office:value-type="float" office:value="0.0534499999999998" calcext:value-type="float">
            <text:p>0.05345</text:p>
          </table:table-cell>
          <table:table-cell table:formula="of:=[.L65]-[.L64]" office:value-type="float" office:value="-0.000950000000000451" calcext:value-type="float">
            <text:p>-0.00095</text:p>
          </table:table-cell>
          <table:table-cell office:value-type="float" office:value="1.6121" calcext:value-type="float">
            <text:p>1.6121</text:p>
          </table:table-cell>
          <table:table-cell table:formula="of:=[.N65]-[.N64]" office:value-type="float" office:value="0.0143199999999999" calcext:value-type="float">
            <text:p>0.01432</text:p>
          </table:table-cell>
          <table:table-cell table:formula="of:=[.O65]-[.O64]" office:value-type="float" office:value="0.000329999999999719" calcext:value-type="float">
            <text:p>0.00033</text:p>
          </table:table-cell>
          <table:table-cell office:value-type="float" office:value="2.49201" calcext:value-type="float">
            <text:p>2.49201</text:p>
          </table:table-cell>
          <table:table-cell table:formula="of:=[.Q65]-[.Q64]" office:value-type="float" office:value="0.0217900000000002" calcext:value-type="float">
            <text:p>0.02179</text:p>
          </table:table-cell>
          <table:table-cell table:formula="of:=[.R65]-[.R64]" office:value-type="float" office:value="0.000450000000000284" calcext:value-type="float">
            <text:p>0.00045</text:p>
          </table:table-cell>
          <table:table-cell office:value-type="float" office:value="1.53206" calcext:value-type="float">
            <text:p>1.53206</text:p>
          </table:table-cell>
          <table:table-cell table:formula="of:=[.T65]-[.T64]" office:value-type="float" office:value="0.01111" calcext:value-type="float">
            <text:p>0.01111</text:p>
          </table:table-cell>
          <table:table-cell table:formula="of:=[.U65]-[.U64]" office:value-type="float" office:value="-0.000410000000000021" calcext:value-type="float">
            <text:p>-0.00041</text:p>
          </table:table-cell>
          <table:table-cell office:value-type="float" office:value="2.68539" calcext:value-type="float">
            <text:p>2.68539</text:p>
          </table:table-cell>
          <table:table-cell table:formula="of:=[.W65]-[.W64]" office:value-type="float" office:value="0.02881" calcext:value-type="float">
            <text:p>0.02881</text:p>
          </table:table-cell>
          <table:table-cell table:formula="of:=[.X65]-[.X64]" office:value-type="float" office:value="-0.000539999999999985" calcext:value-type="float">
            <text:p>-0.00054</text:p>
          </table:table-cell>
          <table:table-cell office:value-type="float" office:value="0.864" calcext:value-type="float">
            <text:p>0.864</text:p>
          </table:table-cell>
          <table:table-cell table:formula="of:=[.Z65]-[.Z64]" office:value-type="float" office:value="0.00287999999999999" calcext:value-type="float">
            <text:p>0.00288</text:p>
          </table:table-cell>
          <table:table-cell table:formula="of:=[.AA65]-[.AA64]" office:value-type="float" office:value="-0.000180000000000069" calcext:value-type="float">
            <text:p>-0.00018</text:p>
          </table:table-cell>
          <table:table-cell office:value-type="float" office:value="0.83945" calcext:value-type="float">
            <text:p>0.83945</text:p>
          </table:table-cell>
          <table:table-cell table:formula="of:=[.AC65]-[.AC64]" office:value-type="float" office:value="0.00122" calcext:value-type="float">
            <text:p>0.00122</text:p>
          </table:table-cell>
          <table:table-cell table:formula="of:=[.AD65]-[.AD64]" office:value-type="float" office:value="0.0000100000000000655" calcext:value-type="float">
            <text:p>1.00000000000655E-05</text:p>
          </table:table-cell>
          <table:table-cell office:value-type="float" office:value="0.52516" calcext:value-type="float">
            <text:p>0.52516</text:p>
          </table:table-cell>
          <table:table-cell table:formula="of:=[.AF65]-[.AF64]" office:value-type="float" office:value="0.000650000000000039" calcext:value-type="float">
            <text:p>0.00065</text:p>
          </table:table-cell>
          <table:table-cell table:formula="of:=[.AG65]-[.AG64]" office:value-type="float" office:value="0.0000500000000001055" calcext:value-type="float">
            <text:p>5.00000000001055E-05</text:p>
          </table:table-cell>
        </table:table-row>
        <table:table-row table:style-name="ro1">
          <table:table-cell/>
          <table:table-cell office:value-type="float" office:value="2.151" calcext:value-type="float">
            <text:p>2.151</text:p>
          </table:table-cell>
          <table:table-cell table:formula="of:=[.B66]-[.B65]" office:value-type="float" office:value="0.0322399999999998" calcext:value-type="float">
            <text:p>0.03224</text:p>
          </table:table-cell>
          <table:table-cell table:formula="of:=[.C66]-[.C65]" office:value-type="float" office:value="0.00116999999999967" calcext:value-type="float">
            <text:p>0.00117</text:p>
          </table:table-cell>
          <table:table-cell office:value-type="float" office:value="2.77825" calcext:value-type="float">
            <text:p>2.77825</text:p>
          </table:table-cell>
          <table:table-cell table:formula="of:=[.E66]-[.E65]" office:value-type="float" office:value="0.0285699999999998" calcext:value-type="float">
            <text:p>0.02857</text:p>
          </table:table-cell>
          <table:table-cell table:formula="of:=[.F66]-[.F65]" office:value-type="float" office:value="-0.0000800000000005241" calcext:value-type="float">
            <text:p>-8.00000000005241E-05</text:p>
          </table:table-cell>
          <table:table-cell office:value-type="float" office:value="1.79326" calcext:value-type="float">
            <text:p>1.79326</text:p>
          </table:table-cell>
          <table:table-cell table:formula="of:=[.H66]-[.H65]" office:value-type="float" office:value="0.01898" calcext:value-type="float">
            <text:p>0.01898</text:p>
          </table:table-cell>
          <table:table-cell table:formula="of:=[.I66]-[.I65]" office:value-type="float" office:value="0.00008000000000008" calcext:value-type="float">
            <text:p>8.000000000008E-05</text:p>
          </table:table-cell>
          <table:table-cell office:value-type="float" office:value="4.73889" calcext:value-type="float">
            <text:p>4.73889</text:p>
          </table:table-cell>
          <table:table-cell table:formula="of:=[.K66]-[.K65]" office:value-type="float" office:value="0.0543199999999997" calcext:value-type="float">
            <text:p>0.05432</text:p>
          </table:table-cell>
          <table:table-cell table:formula="of:=[.L66]-[.L65]" office:value-type="float" office:value="0.000869999999999926" calcext:value-type="float">
            <text:p>0.00087</text:p>
          </table:table-cell>
          <table:table-cell office:value-type="float" office:value="1.62626" calcext:value-type="float">
            <text:p>1.62626</text:p>
          </table:table-cell>
          <table:table-cell table:formula="of:=[.N66]-[.N65]" office:value-type="float" office:value="0.01416" calcext:value-type="float">
            <text:p>0.01416</text:p>
          </table:table-cell>
          <table:table-cell table:formula="of:=[.O66]-[.O65]" office:value-type="float" office:value="-0.000159999999999938" calcext:value-type="float">
            <text:p>-0.00016</text:p>
          </table:table-cell>
          <table:table-cell office:value-type="float" office:value="2.51338" calcext:value-type="float">
            <text:p>2.51338</text:p>
          </table:table-cell>
          <table:table-cell table:formula="of:=[.Q66]-[.Q65]" office:value-type="float" office:value="0.0213700000000001" calcext:value-type="float">
            <text:p>0.02137</text:p>
          </table:table-cell>
          <table:table-cell table:formula="of:=[.R66]-[.R65]" office:value-type="float" office:value="-0.000420000000000087" calcext:value-type="float">
            <text:p>-0.00042</text:p>
          </table:table-cell>
          <table:table-cell office:value-type="float" office:value="1.54311" calcext:value-type="float">
            <text:p>1.54311</text:p>
          </table:table-cell>
          <table:table-cell table:formula="of:=[.T66]-[.T65]" office:value-type="float" office:value="0.01105" calcext:value-type="float">
            <text:p>0.01105</text:p>
          </table:table-cell>
          <table:table-cell table:formula="of:=[.U66]-[.U65]" office:value-type="float" office:value="-0.000059999999999949" calcext:value-type="float">
            <text:p>-5.9999999999949E-05</text:p>
          </table:table-cell>
          <table:table-cell office:value-type="float" office:value="2.71488" calcext:value-type="float">
            <text:p>2.71488</text:p>
          </table:table-cell>
          <table:table-cell table:formula="of:=[.W66]-[.W65]" office:value-type="float" office:value="0.02949" calcext:value-type="float">
            <text:p>0.02949</text:p>
          </table:table-cell>
          <table:table-cell table:formula="of:=[.X66]-[.X65]" office:value-type="float" office:value="0.000680000000000014" calcext:value-type="float">
            <text:p>0.00068</text:p>
          </table:table-cell>
          <table:table-cell office:value-type="float" office:value="0.86714" calcext:value-type="float">
            <text:p>0.86714</text:p>
          </table:table-cell>
          <table:table-cell table:formula="of:=[.Z66]-[.Z65]" office:value-type="float" office:value="0.00313999999999992" calcext:value-type="float">
            <text:p>0.00314</text:p>
          </table:table-cell>
          <table:table-cell table:formula="of:=[.AA66]-[.AA65]" office:value-type="float" office:value="0.000259999999999927" calcext:value-type="float">
            <text:p>0.00026</text:p>
          </table:table-cell>
          <table:table-cell office:value-type="float" office:value="0.84067" calcext:value-type="float">
            <text:p>0.84067</text:p>
          </table:table-cell>
          <table:table-cell table:formula="of:=[.AC66]-[.AC65]" office:value-type="float" office:value="0.00122" calcext:value-type="float">
            <text:p>0.00122</text:p>
          </table:table-cell>
          <table:table-cell table:formula="of:=[.AD66]-[.AD65]" office:value-type="float" office:value="0" calcext:value-type="float">
            <text:p>0</text:p>
          </table:table-cell>
          <table:table-cell office:value-type="float" office:value="0.52574" calcext:value-type="float">
            <text:p>0.52574</text:p>
          </table:table-cell>
          <table:table-cell table:formula="of:=[.AF66]-[.AF65]" office:value-type="float" office:value="0.000580000000000025" calcext:value-type="float">
            <text:p>0.00058</text:p>
          </table:table-cell>
          <table:table-cell table:formula="of:=[.AG66]-[.AG65]" office:value-type="float" office:value="-0.0000700000000000145" calcext:value-type="float">
            <text:p>-7.00000000000145E-05</text:p>
          </table:table-cell>
        </table:table-row>
        <table:table-row table:style-name="ro1">
          <table:table-cell/>
          <table:table-cell office:value-type="float" office:value="2.1836" calcext:value-type="float">
            <text:p>2.1836</text:p>
          </table:table-cell>
          <table:table-cell table:formula="of:=[.B67]-[.B66]" office:value-type="float" office:value="0.0326000000000004" calcext:value-type="float">
            <text:p>0.0326</text:p>
          </table:table-cell>
          <table:table-cell table:formula="of:=[.C67]-[.C66]" office:value-type="float" office:value="0.000360000000000582" calcext:value-type="float">
            <text:p>0.000360000000001</text:p>
          </table:table-cell>
          <table:table-cell office:value-type="float" office:value="2.80685" calcext:value-type="float">
            <text:p>2.80685</text:p>
          </table:table-cell>
          <table:table-cell table:formula="of:=[.E67]-[.E66]" office:value-type="float" office:value="0.0286" calcext:value-type="float">
            <text:p>0.0286</text:p>
          </table:table-cell>
          <table:table-cell table:formula="of:=[.F67]-[.F66]" office:value-type="float" office:value="0.0000300000000001965" calcext:value-type="float">
            <text:p>3.00000000001965E-05</text:p>
          </table:table-cell>
          <table:table-cell office:value-type="float" office:value="1.81287" calcext:value-type="float">
            <text:p>1.81287</text:p>
          </table:table-cell>
          <table:table-cell table:formula="of:=[.H67]-[.H66]" office:value-type="float" office:value="0.0196100000000001" calcext:value-type="float">
            <text:p>0.01961</text:p>
          </table:table-cell>
          <table:table-cell table:formula="of:=[.I67]-[.I66]" office:value-type="float" office:value="0.00063000000000013" calcext:value-type="float">
            <text:p>0.00063</text:p>
          </table:table-cell>
          <table:table-cell office:value-type="float" office:value="4.79298" calcext:value-type="float">
            <text:p>4.79298</text:p>
          </table:table-cell>
          <table:table-cell table:formula="of:=[.K67]-[.K66]" office:value-type="float" office:value="0.0540900000000004" calcext:value-type="float">
            <text:p>0.054090000000001</text:p>
          </table:table-cell>
          <table:table-cell table:formula="of:=[.L67]-[.L66]" office:value-type="float" office:value="-0.000229999999999286" calcext:value-type="float">
            <text:p>-0.000229999999999</text:p>
          </table:table-cell>
          <table:table-cell office:value-type="float" office:value="1.64043" calcext:value-type="float">
            <text:p>1.64043</text:p>
          </table:table-cell>
          <table:table-cell table:formula="of:=[.N67]-[.N66]" office:value-type="float" office:value="0.01417" calcext:value-type="float">
            <text:p>0.01417</text:p>
          </table:table-cell>
          <table:table-cell table:formula="of:=[.O67]-[.O66]" office:value-type="float" office:value="0.0000100000000000655" calcext:value-type="float">
            <text:p>1.00000000000655E-05</text:p>
          </table:table-cell>
          <table:table-cell office:value-type="float" office:value="2.53527" calcext:value-type="float">
            <text:p>2.53527</text:p>
          </table:table-cell>
          <table:table-cell table:formula="of:=[.Q67]-[.Q66]" office:value-type="float" office:value="0.02189" calcext:value-type="float">
            <text:p>0.02189</text:p>
          </table:table-cell>
          <table:table-cell table:formula="of:=[.R67]-[.R66]" office:value-type="float" office:value="0.000519999999999854" calcext:value-type="float">
            <text:p>0.00052</text:p>
          </table:table-cell>
          <table:table-cell office:value-type="float" office:value="1.55462" calcext:value-type="float">
            <text:p>1.55462</text:p>
          </table:table-cell>
          <table:table-cell table:formula="of:=[.T67]-[.T66]" office:value-type="float" office:value="0.0115099999999999" calcext:value-type="float">
            <text:p>0.01151</text:p>
          </table:table-cell>
          <table:table-cell table:formula="of:=[.U67]-[.U66]" office:value-type="float" office:value="0.000459999999999905" calcext:value-type="float">
            <text:p>0.00046</text:p>
          </table:table-cell>
          <table:table-cell office:value-type="float" office:value="2.7441" calcext:value-type="float">
            <text:p>2.7441</text:p>
          </table:table-cell>
          <table:table-cell table:formula="of:=[.W67]-[.W66]" office:value-type="float" office:value="0.02922" calcext:value-type="float">
            <text:p>0.02922</text:p>
          </table:table-cell>
          <table:table-cell table:formula="of:=[.X67]-[.X66]" office:value-type="float" office:value="-0.000269999999999992" calcext:value-type="float">
            <text:p>-0.00027</text:p>
          </table:table-cell>
          <table:table-cell office:value-type="float" office:value="0.87013" calcext:value-type="float">
            <text:p>0.87013</text:p>
          </table:table-cell>
          <table:table-cell table:formula="of:=[.Z67]-[.Z66]" office:value-type="float" office:value="0.00299000000000005" calcext:value-type="float">
            <text:p>0.00299</text:p>
          </table:table-cell>
          <table:table-cell table:formula="of:=[.AA67]-[.AA66]" office:value-type="float" office:value="-0.000149999999999872" calcext:value-type="float">
            <text:p>-0.00015</text:p>
          </table:table-cell>
          <table:table-cell office:value-type="float" office:value="0.8419" calcext:value-type="float">
            <text:p>0.8419</text:p>
          </table:table-cell>
          <table:table-cell table:formula="of:=[.AC67]-[.AC66]" office:value-type="float" office:value="0.00123000000000006" calcext:value-type="float">
            <text:p>0.00123</text:p>
          </table:table-cell>
          <table:table-cell table:formula="of:=[.AD67]-[.AD66]" office:value-type="float" office:value="0.0000100000000000655" calcext:value-type="float">
            <text:p>1.00000000000655E-05</text:p>
          </table:table-cell>
          <table:table-cell office:value-type="float" office:value="0.52634" calcext:value-type="float">
            <text:p>0.52634</text:p>
          </table:table-cell>
          <table:table-cell table:formula="of:=[.AF67]-[.AF66]" office:value-type="float" office:value="0.000599999999999934" calcext:value-type="float">
            <text:p>0.0006</text:p>
          </table:table-cell>
          <table:table-cell table:formula="of:=[.AG67]-[.AG66]" office:value-type="float" office:value="0.000019999999999909" calcext:value-type="float">
            <text:p>1.9999999999909E-05</text:p>
          </table:table-cell>
        </table:table-row>
        <table:table-row table:style-name="ro1">
          <table:table-cell/>
          <table:table-cell office:value-type="float" office:value="2.2165" calcext:value-type="float">
            <text:p>2.2165</text:p>
          </table:table-cell>
          <table:table-cell table:formula="of:=[.B68]-[.B67]" office:value-type="float" office:value="0.0328999999999997" calcext:value-type="float">
            <text:p>0.0329</text:p>
          </table:table-cell>
          <table:table-cell table:formula="of:=[.C68]-[.C67]" office:value-type="float" office:value="0.000299999999999301" calcext:value-type="float">
            <text:p>0.000299999999999</text:p>
          </table:table-cell>
          <table:table-cell office:value-type="float" office:value="2.83564" calcext:value-type="float">
            <text:p>2.83564</text:p>
          </table:table-cell>
          <table:table-cell table:formula="of:=[.E68]-[.E67]" office:value-type="float" office:value="0.0287900000000003" calcext:value-type="float">
            <text:p>0.02879</text:p>
          </table:table-cell>
          <table:table-cell table:formula="of:=[.F68]-[.F67]" office:value-type="float" office:value="0.000190000000000357" calcext:value-type="float">
            <text:p>0.00019</text:p>
          </table:table-cell>
          <table:table-cell office:value-type="float" office:value="1.83228" calcext:value-type="float">
            <text:p>1.83228</text:p>
          </table:table-cell>
          <table:table-cell table:formula="of:=[.H68]-[.H67]" office:value-type="float" office:value="0.0194099999999997" calcext:value-type="float">
            <text:p>0.01941</text:p>
          </table:table-cell>
          <table:table-cell table:formula="of:=[.I68]-[.I67]" office:value-type="float" office:value="-0.000200000000000422" calcext:value-type="float">
            <text:p>-0.0002</text:p>
          </table:table-cell>
          <table:table-cell office:value-type="float" office:value="4.84663" calcext:value-type="float">
            <text:p>4.84663</text:p>
          </table:table-cell>
          <table:table-cell table:formula="of:=[.K68]-[.K67]" office:value-type="float" office:value="0.0536500000000002" calcext:value-type="float">
            <text:p>0.05365</text:p>
          </table:table-cell>
          <table:table-cell table:formula="of:=[.L68]-[.L67]" office:value-type="float" office:value="-0.000440000000000218" calcext:value-type="float">
            <text:p>-0.00044</text:p>
          </table:table-cell>
          <table:table-cell office:value-type="float" office:value="1.65468" calcext:value-type="float">
            <text:p>1.65468</text:p>
          </table:table-cell>
          <table:table-cell table:formula="of:=[.N68]-[.N67]" office:value-type="float" office:value="0.0142499999999999" calcext:value-type="float">
            <text:p>0.01425</text:p>
          </table:table-cell>
          <table:table-cell table:formula="of:=[.O68]-[.O67]" office:value-type="float" office:value="0.000079999999999858" calcext:value-type="float">
            <text:p>7.9999999999858E-05</text:p>
          </table:table-cell>
          <table:table-cell office:value-type="float" office:value="2.55729" calcext:value-type="float">
            <text:p>2.55729</text:p>
          </table:table-cell>
          <table:table-cell table:formula="of:=[.Q68]-[.Q67]" office:value-type="float" office:value="0.0220199999999999" calcext:value-type="float">
            <text:p>0.02202</text:p>
          </table:table-cell>
          <table:table-cell table:formula="of:=[.R68]-[.R67]" office:value-type="float" office:value="0.000129999999999963" calcext:value-type="float">
            <text:p>0.00013</text:p>
          </table:table-cell>
          <table:table-cell office:value-type="float" office:value="1.56587" calcext:value-type="float">
            <text:p>1.56587</text:p>
          </table:table-cell>
          <table:table-cell table:formula="of:=[.T68]-[.T67]" office:value-type="float" office:value="0.0112500000000002" calcext:value-type="float">
            <text:p>0.01125</text:p>
          </table:table-cell>
          <table:table-cell table:formula="of:=[.U68]-[.U67]" office:value-type="float" office:value="-0.000259999999999705" calcext:value-type="float">
            <text:p>-0.00026</text:p>
          </table:table-cell>
          <table:table-cell office:value-type="float" office:value="2.77349" calcext:value-type="float">
            <text:p>2.77349</text:p>
          </table:table-cell>
          <table:table-cell table:formula="of:=[.W68]-[.W67]" office:value-type="float" office:value="0.0293899999999998" calcext:value-type="float">
            <text:p>0.02939</text:p>
          </table:table-cell>
          <table:table-cell table:formula="of:=[.X68]-[.X67]" office:value-type="float" office:value="0.000169999999999781" calcext:value-type="float">
            <text:p>0.00017</text:p>
          </table:table-cell>
          <table:table-cell office:value-type="float" office:value="0.87326" calcext:value-type="float">
            <text:p>0.87326</text:p>
          </table:table-cell>
          <table:table-cell table:formula="of:=[.Z68]-[.Z67]" office:value-type="float" office:value="0.00312999999999997" calcext:value-type="float">
            <text:p>0.00313</text:p>
          </table:table-cell>
          <table:table-cell table:formula="of:=[.AA68]-[.AA67]" office:value-type="float" office:value="0.000139999999999918" calcext:value-type="float">
            <text:p>0.00014</text:p>
          </table:table-cell>
          <table:table-cell office:value-type="float" office:value="0.84312" calcext:value-type="float">
            <text:p>0.84312</text:p>
          </table:table-cell>
          <table:table-cell table:formula="of:=[.AC68]-[.AC67]" office:value-type="float" office:value="0.00122" calcext:value-type="float">
            <text:p>0.00122</text:p>
          </table:table-cell>
          <table:table-cell table:formula="of:=[.AD68]-[.AD67]" office:value-type="float" office:value="-0.0000100000000000655" calcext:value-type="float">
            <text:p>-1.00000000000655E-05</text:p>
          </table:table-cell>
          <table:table-cell office:value-type="float" office:value="0.52697" calcext:value-type="float">
            <text:p>0.52697</text:p>
          </table:table-cell>
          <table:table-cell table:formula="of:=[.AF68]-[.AF67]" office:value-type="float" office:value="0.000630000000000019" calcext:value-type="float">
            <text:p>0.00063</text:p>
          </table:table-cell>
          <table:table-cell table:formula="of:=[.AG68]-[.AG67]" office:value-type="float" office:value="0.0000300000000000855" calcext:value-type="float">
            <text:p>3.00000000000855E-05</text:p>
          </table:table-cell>
        </table:table-row>
        <table:table-row table:style-name="ro1">
          <table:table-cell/>
          <table:table-cell office:value-type="float" office:value="2.25025" calcext:value-type="float">
            <text:p>2.25025</text:p>
          </table:table-cell>
          <table:table-cell table:formula="of:=[.B69]-[.B68]" office:value-type="float" office:value="0.0337499999999999" calcext:value-type="float">
            <text:p>0.03375</text:p>
          </table:table-cell>
          <table:table-cell table:formula="of:=[.C69]-[.C68]" office:value-type="float" office:value="0.000850000000000239" calcext:value-type="float">
            <text:p>0.00085</text:p>
          </table:table-cell>
          <table:table-cell office:value-type="float" office:value="2.86464" calcext:value-type="float">
            <text:p>2.86464</text:p>
          </table:table-cell>
          <table:table-cell table:formula="of:=[.E69]-[.E68]" office:value-type="float" office:value="0.0289999999999999" calcext:value-type="float">
            <text:p>0.029</text:p>
          </table:table-cell>
          <table:table-cell table:formula="of:=[.F69]-[.F68]" office:value-type="float" office:value="0.000209999999999599" calcext:value-type="float">
            <text:p>0.00021</text:p>
          </table:table-cell>
          <table:table-cell office:value-type="float" office:value="1.85182" calcext:value-type="float">
            <text:p>1.85182</text:p>
          </table:table-cell>
          <table:table-cell table:formula="of:=[.H69]-[.H68]" office:value-type="float" office:value="0.0195400000000001" calcext:value-type="float">
            <text:p>0.01954</text:p>
          </table:table-cell>
          <table:table-cell table:formula="of:=[.I69]-[.I68]" office:value-type="float" office:value="0.000130000000000408" calcext:value-type="float">
            <text:p>0.00013</text:p>
          </table:table-cell>
          <table:table-cell office:value-type="float" office:value="4.90057" calcext:value-type="float">
            <text:p>4.90057</text:p>
          </table:table-cell>
          <table:table-cell table:formula="of:=[.K69]-[.K68]" office:value-type="float" office:value="0.0539399999999999" calcext:value-type="float">
            <text:p>0.05394</text:p>
          </table:table-cell>
          <table:table-cell table:formula="of:=[.L69]-[.L68]" office:value-type="float" office:value="0.000289999999999679" calcext:value-type="float">
            <text:p>0.00029</text:p>
          </table:table-cell>
          <table:table-cell office:value-type="float" office:value="1.6689" calcext:value-type="float">
            <text:p>1.6689</text:p>
          </table:table-cell>
          <table:table-cell table:formula="of:=[.N69]-[.N68]" office:value-type="float" office:value="0.0142200000000001" calcext:value-type="float">
            <text:p>0.01422</text:p>
          </table:table-cell>
          <table:table-cell table:formula="of:=[.O69]-[.O68]" office:value-type="float" office:value="-0.0000299999999997524" calcext:value-type="float">
            <text:p>-2.99999999997524E-05</text:p>
          </table:table-cell>
          <table:table-cell office:value-type="float" office:value="2.57947" calcext:value-type="float">
            <text:p>2.57947</text:p>
          </table:table-cell>
          <table:table-cell table:formula="of:=[.Q69]-[.Q68]" office:value-type="float" office:value="0.0221800000000001" calcext:value-type="float">
            <text:p>0.02218</text:p>
          </table:table-cell>
          <table:table-cell table:formula="of:=[.R69]-[.R68]" office:value-type="float" office:value="0.00016000000000016" calcext:value-type="float">
            <text:p>0.00016</text:p>
          </table:table-cell>
          <table:table-cell office:value-type="float" office:value="1.57726" calcext:value-type="float">
            <text:p>1.57726</text:p>
          </table:table-cell>
          <table:table-cell table:formula="of:=[.T69]-[.T68]" office:value-type="float" office:value="0.0113899999999998" calcext:value-type="float">
            <text:p>0.01139</text:p>
          </table:table-cell>
          <table:table-cell table:formula="of:=[.U69]-[.U68]" office:value-type="float" office:value="0.000139999999999585" calcext:value-type="float">
            <text:p>0.00014</text:p>
          </table:table-cell>
          <table:table-cell office:value-type="float" office:value="2.803" calcext:value-type="float">
            <text:p>2.803</text:p>
          </table:table-cell>
          <table:table-cell table:formula="of:=[.W69]-[.W68]" office:value-type="float" office:value="0.0295100000000001" calcext:value-type="float">
            <text:p>0.02951</text:p>
          </table:table-cell>
          <table:table-cell table:formula="of:=[.X69]-[.X68]" office:value-type="float" office:value="0.000120000000000342" calcext:value-type="float">
            <text:p>0.00012</text:p>
          </table:table-cell>
          <table:table-cell office:value-type="float" office:value="0.87627" calcext:value-type="float">
            <text:p>0.87627</text:p>
          </table:table-cell>
          <table:table-cell table:formula="of:=[.Z69]-[.Z68]" office:value-type="float" office:value="0.00301000000000007" calcext:value-type="float">
            <text:p>0.00301</text:p>
          </table:table-cell>
          <table:table-cell table:formula="of:=[.AA69]-[.AA68]" office:value-type="float" office:value="-0.000119999999999898" calcext:value-type="float">
            <text:p>-0.00012</text:p>
          </table:table-cell>
          <table:table-cell office:value-type="float" office:value="0.84436" calcext:value-type="float">
            <text:p>0.84436</text:p>
          </table:table-cell>
          <table:table-cell table:formula="of:=[.AC69]-[.AC68]" office:value-type="float" office:value="0.00124000000000002" calcext:value-type="float">
            <text:p>0.00124</text:p>
          </table:table-cell>
          <table:table-cell table:formula="of:=[.AD69]-[.AD68]" office:value-type="float" office:value="0.00002000000000002" calcext:value-type="float">
            <text:p>2.000000000002E-05</text:p>
          </table:table-cell>
          <table:table-cell office:value-type="float" office:value="0.52752" calcext:value-type="float">
            <text:p>0.52752</text:p>
          </table:table-cell>
          <table:table-cell table:formula="of:=[.AF69]-[.AF68]" office:value-type="float" office:value="0.000549999999999939" calcext:value-type="float">
            <text:p>0.00055</text:p>
          </table:table-cell>
          <table:table-cell table:formula="of:=[.AG69]-[.AG68]" office:value-type="float" office:value="-0.00008000000000008" calcext:value-type="float">
            <text:p>-8.000000000008E-05</text:p>
          </table:table-cell>
        </table:table-row>
        <table:table-row table:style-name="ro1">
          <table:table-cell/>
          <table:table-cell office:value-type="float" office:value="2.28449" calcext:value-type="float">
            <text:p>2.28449</text:p>
          </table:table-cell>
          <table:table-cell table:formula="of:=[.B70]-[.B69]" office:value-type="float" office:value="0.03424" calcext:value-type="float">
            <text:p>0.03424</text:p>
          </table:table-cell>
          <table:table-cell table:formula="of:=[.C70]-[.C69]" office:value-type="float" office:value="0.000490000000000101" calcext:value-type="float">
            <text:p>0.00049</text:p>
          </table:table-cell>
          <table:table-cell office:value-type="float" office:value="2.89439" calcext:value-type="float">
            <text:p>2.89439</text:p>
          </table:table-cell>
          <table:table-cell table:formula="of:=[.E70]-[.E69]" office:value-type="float" office:value="0.0297499999999999" calcext:value-type="float">
            <text:p>0.02975</text:p>
          </table:table-cell>
          <table:table-cell table:formula="of:=[.F70]-[.F69]" office:value-type="float" office:value="0.000750000000000028" calcext:value-type="float">
            <text:p>0.00075</text:p>
          </table:table-cell>
          <table:table-cell office:value-type="float" office:value="1.87149" calcext:value-type="float">
            <text:p>1.87149</text:p>
          </table:table-cell>
          <table:table-cell table:formula="of:=[.H70]-[.H69]" office:value-type="float" office:value="0.0196700000000001" calcext:value-type="float">
            <text:p>0.01967</text:p>
          </table:table-cell>
          <table:table-cell table:formula="of:=[.I70]-[.I69]" office:value-type="float" office:value="0.000129999999999963" calcext:value-type="float">
            <text:p>0.00013</text:p>
          </table:table-cell>
          <table:table-cell office:value-type="float" office:value="4.9546" calcext:value-type="float">
            <text:p>4.9546</text:p>
          </table:table-cell>
          <table:table-cell table:formula="of:=[.K70]-[.K69]" office:value-type="float" office:value="0.05403" calcext:value-type="float">
            <text:p>0.05403</text:p>
          </table:table-cell>
          <table:table-cell table:formula="of:=[.L70]-[.L69]" office:value-type="float" office:value="0.0000900000000001455" calcext:value-type="float">
            <text:p>9.00000000001455E-05</text:p>
          </table:table-cell>
          <table:table-cell office:value-type="float" office:value="1.68317" calcext:value-type="float">
            <text:p>1.68317</text:p>
          </table:table-cell>
          <table:table-cell table:formula="of:=[.N70]-[.N69]" office:value-type="float" office:value="0.01427" calcext:value-type="float">
            <text:p>0.01427</text:p>
          </table:table-cell>
          <table:table-cell table:formula="of:=[.O70]-[.O69]" office:value-type="float" office:value="0.0000499999999998835" calcext:value-type="float">
            <text:p>4.99999999998835E-05</text:p>
          </table:table-cell>
          <table:table-cell office:value-type="float" office:value="2.60502" calcext:value-type="float">
            <text:p>2.60502</text:p>
          </table:table-cell>
          <table:table-cell table:formula="of:=[.Q70]-[.Q69]" office:value-type="float" office:value="0.02555" calcext:value-type="float">
            <text:p>0.02555</text:p>
          </table:table-cell>
          <table:table-cell table:formula="of:=[.R70]-[.R69]" office:value-type="float" office:value="0.00336999999999987" calcext:value-type="float">
            <text:p>0.00337</text:p>
          </table:table-cell>
          <table:table-cell office:value-type="float" office:value="1.58881" calcext:value-type="float">
            <text:p>1.58881</text:p>
          </table:table-cell>
          <table:table-cell table:formula="of:=[.T70]-[.T69]" office:value-type="float" office:value="0.0115500000000002" calcext:value-type="float">
            <text:p>0.01155</text:p>
          </table:table-cell>
          <table:table-cell table:formula="of:=[.U70]-[.U69]" office:value-type="float" office:value="0.000160000000000382" calcext:value-type="float">
            <text:p>0.00016</text:p>
          </table:table-cell>
          <table:table-cell office:value-type="float" office:value="2.83254" calcext:value-type="float">
            <text:p>2.83254</text:p>
          </table:table-cell>
          <table:table-cell table:formula="of:=[.W70]-[.W69]" office:value-type="float" office:value="0.0295399999999999" calcext:value-type="float">
            <text:p>0.02954</text:p>
          </table:table-cell>
          <table:table-cell table:formula="of:=[.X70]-[.X69]" office:value-type="float" office:value="0.0000299999999997524" calcext:value-type="float">
            <text:p>2.99999999997524E-05</text:p>
          </table:table-cell>
          <table:table-cell office:value-type="float" office:value="0.87941" calcext:value-type="float">
            <text:p>0.87941</text:p>
          </table:table-cell>
          <table:table-cell table:formula="of:=[.Z70]-[.Z69]" office:value-type="float" office:value="0.00313999999999992" calcext:value-type="float">
            <text:p>0.00314</text:p>
          </table:table-cell>
          <table:table-cell table:formula="of:=[.AA70]-[.AA69]" office:value-type="float" office:value="0.000129999999999852" calcext:value-type="float">
            <text:p>0.00013</text:p>
          </table:table-cell>
          <table:table-cell office:value-type="float" office:value="0.8456" calcext:value-type="float">
            <text:p>0.8456</text:p>
          </table:table-cell>
          <table:table-cell table:formula="of:=[.AC70]-[.AC69]" office:value-type="float" office:value="0.00123999999999991" calcext:value-type="float">
            <text:p>0.00124</text:p>
          </table:table-cell>
          <table:table-cell table:formula="of:=[.AD70]-[.AD69]" office:value-type="float" office:value="-1.11022302462516E-016" calcext:value-type="float">
            <text:p>-1.11022302462516E-16</text:p>
          </table:table-cell>
          <table:table-cell office:value-type="float" office:value="0.52825" calcext:value-type="float">
            <text:p>0.52825</text:p>
          </table:table-cell>
          <table:table-cell table:formula="of:=[.AF70]-[.AF69]" office:value-type="float" office:value="0.000730000000000008" calcext:value-type="float">
            <text:p>0.00073</text:p>
          </table:table-cell>
          <table:table-cell table:formula="of:=[.AG70]-[.AG69]" office:value-type="float" office:value="0.000180000000000069" calcext:value-type="float">
            <text:p>0.00018</text:p>
          </table:table-cell>
        </table:table-row>
        <table:table-row table:style-name="ro1">
          <table:table-cell/>
          <table:table-cell office:value-type="float" office:value="2.31923" calcext:value-type="float">
            <text:p>2.31923</text:p>
          </table:table-cell>
          <table:table-cell table:formula="of:=[.B71]-[.B70]" office:value-type="float" office:value="0.0347400000000002" calcext:value-type="float">
            <text:p>0.03474</text:p>
          </table:table-cell>
          <table:table-cell table:formula="of:=[.C71]-[.C70]" office:value-type="float" office:value="0.000500000000000167" calcext:value-type="float">
            <text:p>0.0005</text:p>
          </table:table-cell>
          <table:table-cell office:value-type="float" office:value="2.92502" calcext:value-type="float">
            <text:p>2.92502</text:p>
          </table:table-cell>
          <table:table-cell table:formula="of:=[.E71]-[.E70]" office:value-type="float" office:value="0.0306299999999999" calcext:value-type="float">
            <text:p>0.03063</text:p>
          </table:table-cell>
          <table:table-cell table:formula="of:=[.F71]-[.F70]" office:value-type="float" office:value="0.000879999999999992" calcext:value-type="float">
            <text:p>0.00088</text:p>
          </table:table-cell>
          <table:table-cell office:value-type="float" office:value="1.89105" calcext:value-type="float">
            <text:p>1.89105</text:p>
          </table:table-cell>
          <table:table-cell table:formula="of:=[.H71]-[.H70]" office:value-type="float" office:value="0.01956" calcext:value-type="float">
            <text:p>0.01956</text:p>
          </table:table-cell>
          <table:table-cell table:formula="of:=[.I71]-[.I70]" office:value-type="float" office:value="-0.000110000000000055" calcext:value-type="float">
            <text:p>-0.00011</text:p>
          </table:table-cell>
          <table:table-cell office:value-type="float" office:value="5.00876" calcext:value-type="float">
            <text:p>5.00876</text:p>
          </table:table-cell>
          <table:table-cell table:formula="of:=[.K71]-[.K70]" office:value-type="float" office:value="0.0541599999999995" calcext:value-type="float">
            <text:p>0.05416</text:p>
          </table:table-cell>
          <table:table-cell table:formula="of:=[.L71]-[.L70]" office:value-type="float" office:value="0.000129999999999519" calcext:value-type="float">
            <text:p>0.00013</text:p>
          </table:table-cell>
          <table:table-cell office:value-type="float" office:value="1.69747" calcext:value-type="float">
            <text:p>1.69747</text:p>
          </table:table-cell>
          <table:table-cell table:formula="of:=[.N71]-[.N70]" office:value-type="float" office:value="0.0143" calcext:value-type="float">
            <text:p>0.0143</text:p>
          </table:table-cell>
          <table:table-cell table:formula="of:=[.O71]-[.O70]" office:value-type="float" office:value="0.0000299999999999745" calcext:value-type="float">
            <text:p>2.99999999999745E-05</text:p>
          </table:table-cell>
          <table:table-cell office:value-type="float" office:value="2.63019" calcext:value-type="float">
            <text:p>2.63019</text:p>
          </table:table-cell>
          <table:table-cell table:formula="of:=[.Q71]-[.Q70]" office:value-type="float" office:value="0.0251699999999997" calcext:value-type="float">
            <text:p>0.02517</text:p>
          </table:table-cell>
          <table:table-cell table:formula="of:=[.R71]-[.R70]" office:value-type="float" office:value="-0.000380000000000269" calcext:value-type="float">
            <text:p>-0.00038</text:p>
          </table:table-cell>
          <table:table-cell office:value-type="float" office:value="1.60026" calcext:value-type="float">
            <text:p>1.60026</text:p>
          </table:table-cell>
          <table:table-cell table:formula="of:=[.T71]-[.T70]" office:value-type="float" office:value="0.01145" calcext:value-type="float">
            <text:p>0.01145</text:p>
          </table:table-cell>
          <table:table-cell table:formula="of:=[.U71]-[.U70]" office:value-type="float" office:value="-0.000100000000000211" calcext:value-type="float">
            <text:p>-0.0001</text:p>
          </table:table-cell>
          <table:table-cell office:value-type="float" office:value="2.86223" calcext:value-type="float">
            <text:p>2.86223</text:p>
          </table:table-cell>
          <table:table-cell table:formula="of:=[.W71]-[.W70]" office:value-type="float" office:value="0.0296900000000004" calcext:value-type="float">
            <text:p>0.029690000000001</text:p>
          </table:table-cell>
          <table:table-cell table:formula="of:=[.X71]-[.X70]" office:value-type="float" office:value="0.000150000000000539" calcext:value-type="float">
            <text:p>0.000150000000001</text:p>
          </table:table-cell>
          <table:table-cell office:value-type="float" office:value="0.88244" calcext:value-type="float">
            <text:p>0.88244</text:p>
          </table:table-cell>
          <table:table-cell table:formula="of:=[.Z71]-[.Z70]" office:value-type="float" office:value="0.00303000000000009" calcext:value-type="float">
            <text:p>0.00303</text:p>
          </table:table-cell>
          <table:table-cell table:formula="of:=[.AA71]-[.AA70]" office:value-type="float" office:value="-0.000109999999999832" calcext:value-type="float">
            <text:p>-0.00011</text:p>
          </table:table-cell>
          <table:table-cell office:value-type="float" office:value="0.84685" calcext:value-type="float">
            <text:p>0.84685</text:p>
          </table:table-cell>
          <table:table-cell table:formula="of:=[.AC71]-[.AC70]" office:value-type="float" office:value="0.00125000000000008" calcext:value-type="float">
            <text:p>0.00125</text:p>
          </table:table-cell>
          <table:table-cell table:formula="of:=[.AD71]-[.AD70]" office:value-type="float" office:value="0.0000100000000001765" calcext:value-type="float">
            <text:p>1.00000000001765E-05</text:p>
          </table:table-cell>
          <table:table-cell office:value-type="float" office:value="0.52882" calcext:value-type="float">
            <text:p>0.52882</text:p>
          </table:table-cell>
          <table:table-cell table:formula="of:=[.AF71]-[.AF70]" office:value-type="float" office:value="0.00057000000000007" calcext:value-type="float">
            <text:p>0.00057</text:p>
          </table:table-cell>
          <table:table-cell table:formula="of:=[.AG71]-[.AG70]" office:value-type="float" office:value="-0.000159999999999938" calcext:value-type="float">
            <text:p>-0.00016</text:p>
          </table:table-cell>
        </table:table-row>
        <table:table-row table:style-name="ro1">
          <table:table-cell/>
          <table:table-cell table:style-name="ce3" table:formula="of:=[.B71]-[.B11]" office:value-type="float" office:value="1.31804" calcext:value-type="float">
            <text:p>1.31804</text:p>
          </table:table-cell>
          <table:table-cell table:style-name="ce4" table:formula="of:=AVERAGE([.C12:.C71])" office:value-type="float" office:value="0.0219673333333333" calcext:value-type="float">
            <text:p>0.02197</text:p>
          </table:table-cell>
          <table:table-cell table:style-name="ce4" table:formula="of:=AVERAGE([.D13:.D71])" office:value-type="float" office:value="0.000410508474576273" calcext:value-type="float">
            <text:p>0.00041</text:p>
          </table:table-cell>
          <table:table-cell table:style-name="ce3" table:formula="of:=[.E71]-[.E11]" office:value-type="float" office:value="1.5619" calcext:value-type="float">
            <text:p>1.5619</text:p>
          </table:table-cell>
          <table:table-cell table:style-name="ce4" table:formula="of:=AVERAGE([.F12:.F71])" office:value-type="float" office:value="0.0260316666666667" calcext:value-type="float">
            <text:p>0.02603</text:p>
          </table:table-cell>
          <table:table-cell table:style-name="ce4" table:formula="of:=AVERAGE([.G13:.G71])" office:value-type="float" office:value="0.000132881355932205" calcext:value-type="float">
            <text:p>0.00013</text:p>
          </table:table-cell>
          <table:table-cell table:style-name="ce3" table:formula="of:=[.H71]-[.H11]" office:value-type="float" office:value="1.09325" calcext:value-type="float">
            <text:p>1.09325</text:p>
          </table:table-cell>
          <table:table-cell table:style-name="ce4" table:formula="of:=AVERAGE([.I12:.I71])" office:value-type="float" office:value="0.0182208333333333" calcext:value-type="float">
            <text:p>0.01822</text:p>
          </table:table-cell>
          <table:table-cell table:style-name="ce4" table:formula="of:=AVERAGE([.J13:.J71])" office:value-type="float" office:value="0.000055762711864407" calcext:value-type="float">
            <text:p>0.00006</text:p>
          </table:table-cell>
          <table:table-cell table:style-name="ce3" table:formula="of:=[.K71]-[.K11]" office:value-type="float" office:value="2.92943" calcext:value-type="float">
            <text:p>2.92943</text:p>
          </table:table-cell>
          <table:table-cell table:style-name="ce4" table:formula="of:=AVERAGE([.L12:.L71])" office:value-type="float" office:value="0.0488238333333333" calcext:value-type="float">
            <text:p>0.04882</text:p>
          </table:table-cell>
          <table:table-cell table:style-name="ce4" table:formula="of:=AVERAGE([.M13:.M71])" office:value-type="float" office:value="0.000140508474576266" calcext:value-type="float">
            <text:p>0.00014</text:p>
          </table:table-cell>
          <table:table-cell table:style-name="ce3" table:formula="of:=[.N71]-[.N11]" office:value-type="float" office:value="0.81246" calcext:value-type="float">
            <text:p>0.81246</text:p>
          </table:table-cell>
          <table:table-cell table:style-name="ce4" table:formula="of:=AVERAGE([.O12:.O71])" office:value-type="float" office:value="0.013541" calcext:value-type="float">
            <text:p>0.01354</text:p>
          </table:table-cell>
          <table:table-cell table:style-name="ce4" table:formula="of:=AVERAGE([.P13:.P71])" office:value-type="float" office:value="0.0000442372881355932" calcext:value-type="float">
            <text:p>0.00004</text:p>
          </table:table-cell>
          <table:table-cell table:style-name="ce3" table:formula="of:=[.Q71]-[.Q11]" office:value-type="float" office:value="1.23343" calcext:value-type="float">
            <text:p>1.23343</text:p>
          </table:table-cell>
          <table:table-cell table:style-name="ce4" table:formula="of:=AVERAGE([.R12:.R71])" office:value-type="float" office:value="0.0205571666666667" calcext:value-type="float">
            <text:p>0.02056</text:p>
          </table:table-cell>
          <table:table-cell table:style-name="ce4" table:formula="of:=AVERAGE([.S13:.S71])" office:value-type="float" office:value="0.000142203389830503" calcext:value-type="float">
            <text:p>0.00014</text:p>
          </table:table-cell>
          <table:table-cell table:style-name="ce3" table:formula="of:=[.T71]-[.T11]" office:value-type="float" office:value="0.556" calcext:value-type="float">
            <text:p>0.556</text:p>
          </table:table-cell>
          <table:table-cell table:style-name="ce4" table:formula="of:=AVERAGE([.U12:.U71])" office:value-type="float" office:value="0.00926666666666667" calcext:value-type="float">
            <text:p>0.00927</text:p>
          </table:table-cell>
          <table:table-cell table:style-name="ce4" table:formula="of:=AVERAGE([.V13:.V71])" office:value-type="float" office:value="0.000141864406779661" calcext:value-type="float">
            <text:p>0.00014</text:p>
          </table:table-cell>
          <table:table-cell table:style-name="ce3" table:formula="of:=[.W71]-[.W11]" office:value-type="float" office:value="1.61648" calcext:value-type="float">
            <text:p>1.61648</text:p>
          </table:table-cell>
          <table:table-cell table:style-name="ce4" table:formula="of:=AVERAGE([.X12:.X71])" office:value-type="float" office:value="0.0269413333333333" calcext:value-type="float">
            <text:p>0.02694</text:p>
          </table:table-cell>
          <table:table-cell table:style-name="ce4" table:formula="of:=AVERAGE([.Y13:.Y71])" office:value-type="float" office:value="0.0000674576271186532" calcext:value-type="float">
            <text:p>0.00007</text:p>
          </table:table-cell>
          <table:table-cell table:style-name="ce3" table:formula="of:=[.Z71]-[.Z11]" office:value-type="float" office:value="0.17953" calcext:value-type="float">
            <text:p>0.17953</text:p>
          </table:table-cell>
          <table:table-cell table:style-name="ce4" table:formula="of:=AVERAGE([.AA12:.AA71])" office:value-type="float" office:value="0.00299216666666667" calcext:value-type="float">
            <text:p>0.00299</text:p>
          </table:table-cell>
          <table:table-cell table:style-name="ce4" table:formula="of:=AVERAGE([.AB13:.AB71])" office:value-type="float" office:value="-0.0000364406779661014" calcext:value-type="float">
            <text:p>-0.00004</text:p>
          </table:table-cell>
          <table:table-cell table:style-name="ce3" table:formula="of:=[.AC71]-[.AC11]" office:value-type="float" office:value="0.06737" calcext:value-type="float">
            <text:p>0.06737</text:p>
          </table:table-cell>
          <table:table-cell table:style-name="ce4" table:formula="of:=AVERAGE([.AD12:.AD71])" office:value-type="float" office:value="0.00112283333333333" calcext:value-type="float">
            <text:p>0.00112</text:p>
          </table:table-cell>
          <table:table-cell table:style-name="ce4" table:formula="of:=AVERAGE([.AE13:.AE71])" office:value-type="float" office:value="-0.000000508474576268872" calcext:value-type="float">
            <text:p>0.00000</text:p>
          </table:table-cell>
          <table:table-cell table:style-name="ce3" table:formula="of:=[.AF71]-[.AF11]" office:value-type="float" office:value="0.03483" calcext:value-type="float">
            <text:p>0.03483</text:p>
          </table:table-cell>
          <table:table-cell table:style-name="ce4" table:formula="of:=AVERAGE([.AG12:.AG71])" office:value-type="float" office:value="0.00112021388888889" calcext:value-type="float">
            <text:p>0.00112</text:p>
          </table:table-cell>
          <table:table-cell table:style-name="ce4" table:formula="of:=AVERAGE([.AH13:.AH71])" office:value-type="float" office:value="-0.0000396696351623098" calcext:value-type="float">
            <text:p>-0.00004</text:p>
          </table:table-cell>
        </table:table-row>
        <table:table-row table:style-name="ro1" table:number-rows-repeated="32">
          <table:table-cell table:number-columns-repeated="34"/>
        </table:table-row>
        <table:table-row table:style-name="ro1" table:number-rows-repeated="59">
          <table:table-cell table:number-columns-repeated="34"/>
        </table:table-row>
        <table:table-row table:style-name="ro1">
          <table:table-cell table:number-columns-repeated="23"/>
          <table:table-cell table:style-name="ce6"/>
          <table:table-cell/>
          <table:table-cell table:style-name="ce6"/>
          <table:table-cell table:number-columns-repeated="8"/>
        </table:table-row>
        <table:table-row table:style-name="ro1" table:number-rows-repeated="467">
          <table:table-cell table:number-columns-repeated="34"/>
        </table:table-row>
        <table:table-row table:style-name="ro1">
          <table:table-cell table:number-columns-repeated="21"/>
          <table:table-cell table:style-name="ce6"/>
          <table:table-cell table:number-columns-repeated="12"/>
        </table:table-row>
        <table:table-row table:style-name="ro1" table:number-rows-repeated="92">
          <table:table-cell table:number-columns-repeated="34"/>
        </table:table-row>
        <table:table-row table:style-name="ro1">
          <table:table-cell table:number-columns-repeated="27"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32:13.036814749</meta:creation-date>
    <meta:generator>LibreOffice/6.0.7.3$Linux_X86_64 LibreOffice_project/00m0$Build-3</meta:generator>
    <dc:date>2020-02-11T18:05:21.752512439</dc:date>
    <meta:editing-duration>PT19M35S</meta:editing-duration>
    <meta:editing-cycles>1</meta:editing-cycles>
    <meta:document-statistic meta:table-count="1" meta:cell-count="2095" meta:object-count="0"/>
  </office:meta>
</office:document-meta>
</file>